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5*COS([.A1])" office:value-type="float" office:value="5" calcext:value-type="float">
            <text:p>5</text:p>
          </table:table-cell>
          <table:table-cell table:formula="of:=5*SIN([.A1])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office:value-type="float" office:value="0" calcext:value-type="float">
            <text:p>0</text:p>
          </table:table-cell>
          <table:table-cell table:formula="of:=5*COS([.A2])" office:value-type="float" office:value="4.97260947684137" calcext:value-type="float">
            <text:p>4,97260947684137</text:p>
          </table:table-cell>
          <table:table-cell table:formula="of:=5*SIN([.A2])" office:value-type="float" office:value="0.522642316338267" calcext:value-type="float">
            <text:p>0,522642316338267</text:p>
          </table:table-cell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table:formula="of:=-2 + 1.5*COS([.A1])" office:value-type="float" office:value="-0.5" calcext:value-type="float">
            <text:p>-0,5</text:p>
          </table:table-cell>
          <table:table-cell table:formula="of:=2 + 1.5*SIN([.A1])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office:value-type="float" office:value="0" calcext:value-type="float">
            <text:p>0</text:p>
          </table:table-cell>
          <table:table-cell table:formula="of:=-2 + 1.5*COS([.A2])" office:value-type="float" office:value="-0.50821715694759" calcext:value-type="float">
            <text:p>-0,50821715694759</text:p>
          </table:table-cell>
          <table:table-cell table:formula="of:=2 + 1.5*SIN([.A2])" office:value-type="float" office:value="2.15679269490148" calcext:value-type="float">
            <text:p>2,15679269490148</text:p>
          </table:table-cell>
          <table:table-cell office:value-type="string" calcext:value-type="string">
            <text:p>|</text:p>
          </table:table-cell>
          <table:table-cell office:value-type="float" office:value="0" calcext:value-type="float">
            <text:p>0</text:p>
          </table:table-cell>
          <table:table-cell table:formula="of:=2 + 1.5*COS([.A1])" office:value-type="float" office:value="3.5" calcext:value-type="float">
            <text:p>3,5</text:p>
          </table:table-cell>
          <table:table-cell table:formula="of:=2 + 1.5*SIN([.A1])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office:value-type="float" office:value="0" calcext:value-type="float">
            <text:p>0</text:p>
          </table:table-cell>
          <table:table-cell table:formula="of:=2 + 1.5*COS([.A2])" office:value-type="float" office:value="3.49178284305241" calcext:value-type="float">
            <text:p>3,49178284305241</text:p>
          </table:table-cell>
          <table:table-cell table:formula="of:=2 + 1.5*SIN([.A2])" office:value-type="float" office:value="2.15679269490148" calcext:value-type="float">
            <text:p>2,15679269490148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1] + PI() / 30" office:value-type="float" office:value="0.10471975511966" calcext:value-type="float">
            <text:p>0,10471975511966</text:p>
          </table:table-cell>
          <table:table-cell table:formula="of:=[.B1] + 0" office:value-type="float" office:value="0" calcext:value-type="float">
            <text:p>0</text:p>
          </table:table-cell>
          <table:table-cell table:formula="of:=5*COS([.A2])" office:value-type="float" office:value="4.97260947684137" calcext:value-type="float">
            <text:p>4,97260947684137</text:p>
          </table:table-cell>
          <table:table-cell table:formula="of:=5*SIN([.A2])" office:value-type="float" office:value="0.522642316338267" calcext:value-type="float">
            <text:p>0,522642316338267</text:p>
          </table:table-cell>
          <table:table-cell office:value-type="string" calcext:value-type="string">
            <text:p>;</text:p>
          </table:table-cell>
          <table:table-cell table:formula="of:=[.F1] + 0" office:value-type="float" office:value="0" calcext:value-type="float">
            <text:p>0</text:p>
          </table:table-cell>
          <table:table-cell table:formula="of:=5*COS([.A3])" office:value-type="float" office:value="4.89073800366903" calcext:value-type="float">
            <text:p>4,89073800366903</text:p>
          </table:table-cell>
          <table:table-cell table:formula="of:=5*SIN([.A3])" office:value-type="float" office:value="1.0395584540888" calcext:value-type="float">
            <text:p>1,0395584540888</text:p>
          </table:table-cell>
          <table:table-cell office:value-type="string" calcext:value-type="string">
            <text:p>|</text:p>
          </table:table-cell>
          <table:table-cell table:formula="of:=[.J1] + 0" office:value-type="float" office:value="0" calcext:value-type="float">
            <text:p>0</text:p>
          </table:table-cell>
          <table:table-cell table:formula="of:=-2 + 1.5*COS([.A2])" office:value-type="float" office:value="-0.50821715694759" calcext:value-type="float">
            <text:p>-0,50821715694759</text:p>
          </table:table-cell>
          <table:table-cell table:formula="of:=2 + 1.5*SIN([.A2])" office:value-type="float" office:value="2.15679269490148" calcext:value-type="float">
            <text:p>2,15679269490148</text:p>
          </table:table-cell>
          <table:table-cell office:value-type="string" calcext:value-type="string">
            <text:p>;</text:p>
          </table:table-cell>
          <table:table-cell table:formula="of:=[.N1] + 0" office:value-type="float" office:value="0" calcext:value-type="float">
            <text:p>0</text:p>
          </table:table-cell>
          <table:table-cell table:formula="of:=-2 + 1.5*COS([.A3])" office:value-type="float" office:value="-0.532778598899292" calcext:value-type="float">
            <text:p>-0,532778598899292</text:p>
          </table:table-cell>
          <table:table-cell table:formula="of:=2 + 1.5*SIN([.A3])" office:value-type="float" office:value="2.31186753622664" calcext:value-type="float">
            <text:p>2,31186753622664</text:p>
          </table:table-cell>
          <table:table-cell office:value-type="string" calcext:value-type="string">
            <text:p>|</text:p>
          </table:table-cell>
          <table:table-cell table:formula="of:=[.R1] + 0" office:value-type="float" office:value="0" calcext:value-type="float">
            <text:p>0</text:p>
          </table:table-cell>
          <table:table-cell table:formula="of:=2 + 1.5*COS([.A2])" office:value-type="float" office:value="3.49178284305241" calcext:value-type="float">
            <text:p>3,49178284305241</text:p>
          </table:table-cell>
          <table:table-cell table:formula="of:=2 + 1.5*SIN([.A2])" office:value-type="float" office:value="2.15679269490148" calcext:value-type="float">
            <text:p>2,15679269490148</text:p>
          </table:table-cell>
          <table:table-cell office:value-type="string" calcext:value-type="string">
            <text:p>;</text:p>
          </table:table-cell>
          <table:table-cell table:formula="of:=[.V1] + 0" office:value-type="float" office:value="0" calcext:value-type="float">
            <text:p>0</text:p>
          </table:table-cell>
          <table:table-cell table:formula="of:=2 + 1.5*COS([.A3])" office:value-type="float" office:value="3.46722140110071" calcext:value-type="float">
            <text:p>3,46722140110071</text:p>
          </table:table-cell>
          <table:table-cell table:formula="of:=2 + 1.5*SIN([.A3])" office:value-type="float" office:value="2.31186753622664" calcext:value-type="float">
            <text:p>2,31186753622664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2] + PI() / 30" office:value-type="float" office:value="0.20943951023932" calcext:value-type="float">
            <text:p>0,20943951023932</text:p>
          </table:table-cell>
          <table:table-cell table:formula="of:=[.B2] + 0" office:value-type="float" office:value="0" calcext:value-type="float">
            <text:p>0</text:p>
          </table:table-cell>
          <table:table-cell table:formula="of:=5*COS([.A3])" office:value-type="float" office:value="4.89073800366903" calcext:value-type="float">
            <text:p>4,89073800366903</text:p>
          </table:table-cell>
          <table:table-cell table:formula="of:=5*SIN([.A3])" office:value-type="float" office:value="1.0395584540888" calcext:value-type="float">
            <text:p>1,0395584540888</text:p>
          </table:table-cell>
          <table:table-cell office:value-type="string" calcext:value-type="string">
            <text:p>;</text:p>
          </table:table-cell>
          <table:table-cell table:formula="of:=[.F2] + 0" office:value-type="float" office:value="0" calcext:value-type="float">
            <text:p>0</text:p>
          </table:table-cell>
          <table:table-cell table:formula="of:=5*COS([.A4])" office:value-type="float" office:value="4.75528258147577" calcext:value-type="float">
            <text:p>4,75528258147577</text:p>
          </table:table-cell>
          <table:table-cell table:formula="of:=5*SIN([.A4])" office:value-type="float" office:value="1.54508497187474" calcext:value-type="float">
            <text:p>1,54508497187474</text:p>
          </table:table-cell>
          <table:table-cell office:value-type="string" calcext:value-type="string">
            <text:p>|</text:p>
          </table:table-cell>
          <table:table-cell table:formula="of:=[.J2] + 0" office:value-type="float" office:value="0" calcext:value-type="float">
            <text:p>0</text:p>
          </table:table-cell>
          <table:table-cell table:formula="of:=-2 + 1.5*COS([.A3])" office:value-type="float" office:value="-0.532778598899292" calcext:value-type="float">
            <text:p>-0,532778598899292</text:p>
          </table:table-cell>
          <table:table-cell table:formula="of:=2 + 1.5*SIN([.A3])" office:value-type="float" office:value="2.31186753622664" calcext:value-type="float">
            <text:p>2,31186753622664</text:p>
          </table:table-cell>
          <table:table-cell office:value-type="string" calcext:value-type="string">
            <text:p>;</text:p>
          </table:table-cell>
          <table:table-cell table:formula="of:=[.N2] + 0" office:value-type="float" office:value="0" calcext:value-type="float">
            <text:p>0</text:p>
          </table:table-cell>
          <table:table-cell table:formula="of:=-2 + 1.5*COS([.A4])" office:value-type="float" office:value="-0.57341522555727" calcext:value-type="float">
            <text:p>-0,57341522555727</text:p>
          </table:table-cell>
          <table:table-cell table:formula="of:=2 + 1.5*SIN([.A4])" office:value-type="float" office:value="2.46352549156242" calcext:value-type="float">
            <text:p>2,46352549156242</text:p>
          </table:table-cell>
          <table:table-cell office:value-type="string" calcext:value-type="string">
            <text:p>|</text:p>
          </table:table-cell>
          <table:table-cell table:formula="of:=[.R2] + 0" office:value-type="float" office:value="0" calcext:value-type="float">
            <text:p>0</text:p>
          </table:table-cell>
          <table:table-cell table:formula="of:=2 + 1.5*COS([.A3])" office:value-type="float" office:value="3.46722140110071" calcext:value-type="float">
            <text:p>3,46722140110071</text:p>
          </table:table-cell>
          <table:table-cell table:formula="of:=2 + 1.5*SIN([.A3])" office:value-type="float" office:value="2.31186753622664" calcext:value-type="float">
            <text:p>2,31186753622664</text:p>
          </table:table-cell>
          <table:table-cell office:value-type="string" calcext:value-type="string">
            <text:p>;</text:p>
          </table:table-cell>
          <table:table-cell table:formula="of:=[.V2] + 0" office:value-type="float" office:value="0" calcext:value-type="float">
            <text:p>0</text:p>
          </table:table-cell>
          <table:table-cell table:formula="of:=2 + 1.5*COS([.A4])" office:value-type="float" office:value="3.42658477444273" calcext:value-type="float">
            <text:p>3,42658477444273</text:p>
          </table:table-cell>
          <table:table-cell table:formula="of:=2 + 1.5*SIN([.A4])" office:value-type="float" office:value="2.46352549156242" calcext:value-type="float">
            <text:p>2,46352549156242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3] + PI() / 30" office:value-type="float" office:value="0.314159265358979" calcext:value-type="float">
            <text:p>0,314159265358979</text:p>
          </table:table-cell>
          <table:table-cell table:formula="of:=[.B3] + 0" office:value-type="float" office:value="0" calcext:value-type="float">
            <text:p>0</text:p>
          </table:table-cell>
          <table:table-cell table:formula="of:=5*COS([.A4])" office:value-type="float" office:value="4.75528258147577" calcext:value-type="float">
            <text:p>4,75528258147577</text:p>
          </table:table-cell>
          <table:table-cell table:formula="of:=5*SIN([.A4])" office:value-type="float" office:value="1.54508497187474" calcext:value-type="float">
            <text:p>1,54508497187474</text:p>
          </table:table-cell>
          <table:table-cell office:value-type="string" calcext:value-type="string">
            <text:p>;</text:p>
          </table:table-cell>
          <table:table-cell table:formula="of:=[.F3] + 0" office:value-type="float" office:value="0" calcext:value-type="float">
            <text:p>0</text:p>
          </table:table-cell>
          <table:table-cell table:formula="of:=5*COS([.A5])" office:value-type="float" office:value="4.567727288213" calcext:value-type="float">
            <text:p>4,567727288213</text:p>
          </table:table-cell>
          <table:table-cell table:formula="of:=5*SIN([.A5])" office:value-type="float" office:value="2.033683215379" calcext:value-type="float">
            <text:p>2,033683215379</text:p>
          </table:table-cell>
          <table:table-cell office:value-type="string" calcext:value-type="string">
            <text:p>|</text:p>
          </table:table-cell>
          <table:table-cell table:formula="of:=[.J3] + 0" office:value-type="float" office:value="0" calcext:value-type="float">
            <text:p>0</text:p>
          </table:table-cell>
          <table:table-cell table:formula="of:=-2 + 1.5*COS([.A4])" office:value-type="float" office:value="-0.57341522555727" calcext:value-type="float">
            <text:p>-0,57341522555727</text:p>
          </table:table-cell>
          <table:table-cell table:formula="of:=2 + 1.5*SIN([.A4])" office:value-type="float" office:value="2.46352549156242" calcext:value-type="float">
            <text:p>2,46352549156242</text:p>
          </table:table-cell>
          <table:table-cell office:value-type="string" calcext:value-type="string">
            <text:p>;</text:p>
          </table:table-cell>
          <table:table-cell table:formula="of:=[.N3] + 0" office:value-type="float" office:value="0" calcext:value-type="float">
            <text:p>0</text:p>
          </table:table-cell>
          <table:table-cell table:formula="of:=-2 + 1.5*COS([.A5])" office:value-type="float" office:value="-0.629681813536099" calcext:value-type="float">
            <text:p>-0,629681813536099</text:p>
          </table:table-cell>
          <table:table-cell table:formula="of:=2 + 1.5*SIN([.A5])" office:value-type="float" office:value="2.6101049646137" calcext:value-type="float">
            <text:p>2,6101049646137</text:p>
          </table:table-cell>
          <table:table-cell office:value-type="string" calcext:value-type="string">
            <text:p>|</text:p>
          </table:table-cell>
          <table:table-cell table:formula="of:=[.R3] + 0" office:value-type="float" office:value="0" calcext:value-type="float">
            <text:p>0</text:p>
          </table:table-cell>
          <table:table-cell table:formula="of:=2 + 1.5*COS([.A4])" office:value-type="float" office:value="3.42658477444273" calcext:value-type="float">
            <text:p>3,42658477444273</text:p>
          </table:table-cell>
          <table:table-cell table:formula="of:=2 + 1.5*SIN([.A4])" office:value-type="float" office:value="2.46352549156242" calcext:value-type="float">
            <text:p>2,46352549156242</text:p>
          </table:table-cell>
          <table:table-cell office:value-type="string" calcext:value-type="string">
            <text:p>;</text:p>
          </table:table-cell>
          <table:table-cell table:formula="of:=[.V3] + 0" office:value-type="float" office:value="0" calcext:value-type="float">
            <text:p>0</text:p>
          </table:table-cell>
          <table:table-cell table:formula="of:=2 + 1.5*COS([.A5])" office:value-type="float" office:value="3.3703181864639" calcext:value-type="float">
            <text:p>3,3703181864639</text:p>
          </table:table-cell>
          <table:table-cell table:formula="of:=2 + 1.5*SIN([.A5])" office:value-type="float" office:value="2.6101049646137" calcext:value-type="float">
            <text:p>2,6101049646137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4] + PI() / 30" office:value-type="float" office:value="0.418879020478639" calcext:value-type="float">
            <text:p>0,418879020478639</text:p>
          </table:table-cell>
          <table:table-cell table:formula="of:=[.B4] + 0" office:value-type="float" office:value="0" calcext:value-type="float">
            <text:p>0</text:p>
          </table:table-cell>
          <table:table-cell table:formula="of:=5*COS([.A5])" office:value-type="float" office:value="4.567727288213" calcext:value-type="float">
            <text:p>4,567727288213</text:p>
          </table:table-cell>
          <table:table-cell table:formula="of:=5*SIN([.A5])" office:value-type="float" office:value="2.033683215379" calcext:value-type="float">
            <text:p>2,033683215379</text:p>
          </table:table-cell>
          <table:table-cell office:value-type="string" calcext:value-type="string">
            <text:p>;</text:p>
          </table:table-cell>
          <table:table-cell table:formula="of:=[.F4] + 0" office:value-type="float" office:value="0" calcext:value-type="float">
            <text:p>0</text:p>
          </table:table-cell>
          <table:table-cell table:formula="of:=5*COS([.A6])" office:value-type="float" office:value="4.33012701892219" calcext:value-type="float">
            <text:p>4,33012701892219</text:p>
          </table:table-cell>
          <table:table-cell table:formula="of:=5*SIN([.A6])" office:value-type="float" office:value="2.5" calcext:value-type="float">
            <text:p>2,5</text:p>
          </table:table-cell>
          <table:table-cell office:value-type="string" calcext:value-type="string">
            <text:p>|</text:p>
          </table:table-cell>
          <table:table-cell table:formula="of:=[.J4] + 0" office:value-type="float" office:value="0" calcext:value-type="float">
            <text:p>0</text:p>
          </table:table-cell>
          <table:table-cell table:formula="of:=-2 + 1.5*COS([.A5])" office:value-type="float" office:value="-0.629681813536099" calcext:value-type="float">
            <text:p>-0,629681813536099</text:p>
          </table:table-cell>
          <table:table-cell table:formula="of:=2 + 1.5*SIN([.A5])" office:value-type="float" office:value="2.6101049646137" calcext:value-type="float">
            <text:p>2,6101049646137</text:p>
          </table:table-cell>
          <table:table-cell office:value-type="string" calcext:value-type="string">
            <text:p>;</text:p>
          </table:table-cell>
          <table:table-cell table:formula="of:=[.N4] + 0" office:value-type="float" office:value="0" calcext:value-type="float">
            <text:p>0</text:p>
          </table:table-cell>
          <table:table-cell table:formula="of:=-2 + 1.5*COS([.A6])" office:value-type="float" office:value="-0.700961894323342" calcext:value-type="float">
            <text:p>-0,700961894323342</text:p>
          </table:table-cell>
          <table:table-cell table:formula="of:=2 + 1.5*SIN([.A6])" office:value-type="float" office:value="2.75" calcext:value-type="float">
            <text:p>2,75</text:p>
          </table:table-cell>
          <table:table-cell office:value-type="string" calcext:value-type="string">
            <text:p>|</text:p>
          </table:table-cell>
          <table:table-cell table:formula="of:=[.R4] + 0" office:value-type="float" office:value="0" calcext:value-type="float">
            <text:p>0</text:p>
          </table:table-cell>
          <table:table-cell table:formula="of:=2 + 1.5*COS([.A5])" office:value-type="float" office:value="3.3703181864639" calcext:value-type="float">
            <text:p>3,3703181864639</text:p>
          </table:table-cell>
          <table:table-cell table:formula="of:=2 + 1.5*SIN([.A5])" office:value-type="float" office:value="2.6101049646137" calcext:value-type="float">
            <text:p>2,6101049646137</text:p>
          </table:table-cell>
          <table:table-cell office:value-type="string" calcext:value-type="string">
            <text:p>;</text:p>
          </table:table-cell>
          <table:table-cell table:formula="of:=[.V4] + 0" office:value-type="float" office:value="0" calcext:value-type="float">
            <text:p>0</text:p>
          </table:table-cell>
          <table:table-cell table:formula="of:=2 + 1.5*COS([.A6])" office:value-type="float" office:value="3.29903810567666" calcext:value-type="float">
            <text:p>3,29903810567666</text:p>
          </table:table-cell>
          <table:table-cell table:formula="of:=2 + 1.5*SIN([.A6])" office:value-type="float" office:value="2.75" calcext:value-type="float">
            <text:p>2,75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5] + PI() / 30" office:value-type="float" office:value="0.523598775598299" calcext:value-type="float">
            <text:p>0,523598775598299</text:p>
          </table:table-cell>
          <table:table-cell table:formula="of:=[.B5] + 0" office:value-type="float" office:value="0" calcext:value-type="float">
            <text:p>0</text:p>
          </table:table-cell>
          <table:table-cell table:formula="of:=5*COS([.A6])" office:value-type="float" office:value="4.33012701892219" calcext:value-type="float">
            <text:p>4,33012701892219</text:p>
          </table:table-cell>
          <table:table-cell table:formula="of:=5*SIN([.A6])" office:value-type="float" office:value="2.5" calcext:value-type="float">
            <text:p>2,5</text:p>
          </table:table-cell>
          <table:table-cell office:value-type="string" calcext:value-type="string">
            <text:p>;</text:p>
          </table:table-cell>
          <table:table-cell table:formula="of:=[.F5] + 0" office:value-type="float" office:value="0" calcext:value-type="float">
            <text:p>0</text:p>
          </table:table-cell>
          <table:table-cell table:formula="of:=5*COS([.A7])" office:value-type="float" office:value="4.04508497187474" calcext:value-type="float">
            <text:p>4,04508497187474</text:p>
          </table:table-cell>
          <table:table-cell table:formula="of:=5*SIN([.A7])" office:value-type="float" office:value="2.93892626146237" calcext:value-type="float">
            <text:p>2,93892626146237</text:p>
          </table:table-cell>
          <table:table-cell office:value-type="string" calcext:value-type="string">
            <text:p>|</text:p>
          </table:table-cell>
          <table:table-cell table:formula="of:=[.J5] + 0" office:value-type="float" office:value="0" calcext:value-type="float">
            <text:p>0</text:p>
          </table:table-cell>
          <table:table-cell table:formula="of:=-2 + 1.5*COS([.A6])" office:value-type="float" office:value="-0.700961894323342" calcext:value-type="float">
            <text:p>-0,700961894323342</text:p>
          </table:table-cell>
          <table:table-cell table:formula="of:=2 + 1.5*SIN([.A6])" office:value-type="float" office:value="2.75" calcext:value-type="float">
            <text:p>2,75</text:p>
          </table:table-cell>
          <table:table-cell office:value-type="string" calcext:value-type="string">
            <text:p>;</text:p>
          </table:table-cell>
          <table:table-cell table:formula="of:=[.N5] + 0" office:value-type="float" office:value="0" calcext:value-type="float">
            <text:p>0</text:p>
          </table:table-cell>
          <table:table-cell table:formula="of:=-2 + 1.5*COS([.A7])" office:value-type="float" office:value="-0.786474508437579" calcext:value-type="float">
            <text:p>-0,786474508437579</text:p>
          </table:table-cell>
          <table:table-cell table:formula="of:=2 + 1.5*SIN([.A7])" office:value-type="float" office:value="2.88167787843871" calcext:value-type="float">
            <text:p>2,88167787843871</text:p>
          </table:table-cell>
          <table:table-cell office:value-type="string" calcext:value-type="string">
            <text:p>|</text:p>
          </table:table-cell>
          <table:table-cell table:formula="of:=[.R5] + 0" office:value-type="float" office:value="0" calcext:value-type="float">
            <text:p>0</text:p>
          </table:table-cell>
          <table:table-cell table:formula="of:=2 + 1.5*COS([.A6])" office:value-type="float" office:value="3.29903810567666" calcext:value-type="float">
            <text:p>3,29903810567666</text:p>
          </table:table-cell>
          <table:table-cell table:formula="of:=2 + 1.5*SIN([.A6])" office:value-type="float" office:value="2.75" calcext:value-type="float">
            <text:p>2,75</text:p>
          </table:table-cell>
          <table:table-cell office:value-type="string" calcext:value-type="string">
            <text:p>;</text:p>
          </table:table-cell>
          <table:table-cell table:formula="of:=[.V5] + 0" office:value-type="float" office:value="0" calcext:value-type="float">
            <text:p>0</text:p>
          </table:table-cell>
          <table:table-cell table:formula="of:=2 + 1.5*COS([.A7])" office:value-type="float" office:value="3.21352549156242" calcext:value-type="float">
            <text:p>3,21352549156242</text:p>
          </table:table-cell>
          <table:table-cell table:formula="of:=2 + 1.5*SIN([.A7])" office:value-type="float" office:value="2.88167787843871" calcext:value-type="float">
            <text:p>2,88167787843871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6] + PI() / 30" office:value-type="float" office:value="0.628318530717959" calcext:value-type="float">
            <text:p>0,628318530717959</text:p>
          </table:table-cell>
          <table:table-cell table:formula="of:=[.B6] + 0" office:value-type="float" office:value="0" calcext:value-type="float">
            <text:p>0</text:p>
          </table:table-cell>
          <table:table-cell table:formula="of:=5*COS([.A7])" office:value-type="float" office:value="4.04508497187474" calcext:value-type="float">
            <text:p>4,04508497187474</text:p>
          </table:table-cell>
          <table:table-cell table:formula="of:=5*SIN([.A7])" office:value-type="float" office:value="2.93892626146237" calcext:value-type="float">
            <text:p>2,93892626146237</text:p>
          </table:table-cell>
          <table:table-cell office:value-type="string" calcext:value-type="string">
            <text:p>;</text:p>
          </table:table-cell>
          <table:table-cell table:formula="of:=[.F6] + 0" office:value-type="float" office:value="0" calcext:value-type="float">
            <text:p>0</text:p>
          </table:table-cell>
          <table:table-cell table:formula="of:=5*COS([.A8])" office:value-type="float" office:value="3.71572412738697" calcext:value-type="float">
            <text:p>3,71572412738697</text:p>
          </table:table-cell>
          <table:table-cell table:formula="of:=5*SIN([.A8])" office:value-type="float" office:value="3.34565303179429" calcext:value-type="float">
            <text:p>3,34565303179429</text:p>
          </table:table-cell>
          <table:table-cell office:value-type="string" calcext:value-type="string">
            <text:p>|</text:p>
          </table:table-cell>
          <table:table-cell table:formula="of:=[.J6] + 0" office:value-type="float" office:value="0" calcext:value-type="float">
            <text:p>0</text:p>
          </table:table-cell>
          <table:table-cell table:formula="of:=-2 + 1.5*COS([.A7])" office:value-type="float" office:value="-0.786474508437579" calcext:value-type="float">
            <text:p>-0,786474508437579</text:p>
          </table:table-cell>
          <table:table-cell table:formula="of:=2 + 1.5*SIN([.A7])" office:value-type="float" office:value="2.88167787843871" calcext:value-type="float">
            <text:p>2,88167787843871</text:p>
          </table:table-cell>
          <table:table-cell office:value-type="string" calcext:value-type="string">
            <text:p>;</text:p>
          </table:table-cell>
          <table:table-cell table:formula="of:=[.N6] + 0" office:value-type="float" office:value="0" calcext:value-type="float">
            <text:p>0</text:p>
          </table:table-cell>
          <table:table-cell table:formula="of:=-2 + 1.5*COS([.A8])" office:value-type="float" office:value="-0.885282761783909" calcext:value-type="float">
            <text:p>-0,885282761783909</text:p>
          </table:table-cell>
          <table:table-cell table:formula="of:=2 + 1.5*SIN([.A8])" office:value-type="float" office:value="3.00369590953829" calcext:value-type="float">
            <text:p>3,00369590953829</text:p>
          </table:table-cell>
          <table:table-cell office:value-type="string" calcext:value-type="string">
            <text:p>|</text:p>
          </table:table-cell>
          <table:table-cell table:formula="of:=[.R6] + 0" office:value-type="float" office:value="0" calcext:value-type="float">
            <text:p>0</text:p>
          </table:table-cell>
          <table:table-cell table:formula="of:=2 + 1.5*COS([.A7])" office:value-type="float" office:value="3.21352549156242" calcext:value-type="float">
            <text:p>3,21352549156242</text:p>
          </table:table-cell>
          <table:table-cell table:formula="of:=2 + 1.5*SIN([.A7])" office:value-type="float" office:value="2.88167787843871" calcext:value-type="float">
            <text:p>2,88167787843871</text:p>
          </table:table-cell>
          <table:table-cell office:value-type="string" calcext:value-type="string">
            <text:p>;</text:p>
          </table:table-cell>
          <table:table-cell table:formula="of:=[.V6] + 0" office:value-type="float" office:value="0" calcext:value-type="float">
            <text:p>0</text:p>
          </table:table-cell>
          <table:table-cell table:formula="of:=2 + 1.5*COS([.A8])" office:value-type="float" office:value="3.11471723821609" calcext:value-type="float">
            <text:p>3,11471723821609</text:p>
          </table:table-cell>
          <table:table-cell table:formula="of:=2 + 1.5*SIN([.A8])" office:value-type="float" office:value="3.00369590953829" calcext:value-type="float">
            <text:p>3,00369590953829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7] + PI() / 30" office:value-type="float" office:value="0.733038285837618" calcext:value-type="float">
            <text:p>0,733038285837618</text:p>
          </table:table-cell>
          <table:table-cell table:formula="of:=[.B7] + 0" office:value-type="float" office:value="0" calcext:value-type="float">
            <text:p>0</text:p>
          </table:table-cell>
          <table:table-cell table:formula="of:=5*COS([.A8])" office:value-type="float" office:value="3.71572412738697" calcext:value-type="float">
            <text:p>3,71572412738697</text:p>
          </table:table-cell>
          <table:table-cell table:formula="of:=5*SIN([.A8])" office:value-type="float" office:value="3.34565303179429" calcext:value-type="float">
            <text:p>3,34565303179429</text:p>
          </table:table-cell>
          <table:table-cell office:value-type="string" calcext:value-type="string">
            <text:p>;</text:p>
          </table:table-cell>
          <table:table-cell table:formula="of:=[.F7] + 0" office:value-type="float" office:value="0" calcext:value-type="float">
            <text:p>0</text:p>
          </table:table-cell>
          <table:table-cell table:formula="of:=5*COS([.A9])" office:value-type="float" office:value="3.34565303179429" calcext:value-type="float">
            <text:p>3,34565303179429</text:p>
          </table:table-cell>
          <table:table-cell table:formula="of:=5*SIN([.A9])" office:value-type="float" office:value="3.71572412738697" calcext:value-type="float">
            <text:p>3,71572412738697</text:p>
          </table:table-cell>
          <table:table-cell office:value-type="string" calcext:value-type="string">
            <text:p>|</text:p>
          </table:table-cell>
          <table:table-cell table:formula="of:=[.J7] + 0" office:value-type="float" office:value="0" calcext:value-type="float">
            <text:p>0</text:p>
          </table:table-cell>
          <table:table-cell table:formula="of:=-2 + 1.5*COS([.A8])" office:value-type="float" office:value="-0.885282761783909" calcext:value-type="float">
            <text:p>-0,885282761783909</text:p>
          </table:table-cell>
          <table:table-cell table:formula="of:=2 + 1.5*SIN([.A8])" office:value-type="float" office:value="3.00369590953829" calcext:value-type="float">
            <text:p>3,00369590953829</text:p>
          </table:table-cell>
          <table:table-cell office:value-type="string" calcext:value-type="string">
            <text:p>;</text:p>
          </table:table-cell>
          <table:table-cell table:formula="of:=[.N7] + 0" office:value-type="float" office:value="0" calcext:value-type="float">
            <text:p>0</text:p>
          </table:table-cell>
          <table:table-cell table:formula="of:=-2 + 1.5*COS([.A9])" office:value-type="float" office:value="-0.996304090461713" calcext:value-type="float">
            <text:p>-0,996304090461713</text:p>
          </table:table-cell>
          <table:table-cell table:formula="of:=2 + 1.5*SIN([.A9])" office:value-type="float" office:value="3.11471723821609" calcext:value-type="float">
            <text:p>3,11471723821609</text:p>
          </table:table-cell>
          <table:table-cell office:value-type="string" calcext:value-type="string">
            <text:p>|</text:p>
          </table:table-cell>
          <table:table-cell table:formula="of:=[.R7] + 0" office:value-type="float" office:value="0" calcext:value-type="float">
            <text:p>0</text:p>
          </table:table-cell>
          <table:table-cell table:formula="of:=2 + 1.5*COS([.A8])" office:value-type="float" office:value="3.11471723821609" calcext:value-type="float">
            <text:p>3,11471723821609</text:p>
          </table:table-cell>
          <table:table-cell table:formula="of:=2 + 1.5*SIN([.A8])" office:value-type="float" office:value="3.00369590953829" calcext:value-type="float">
            <text:p>3,00369590953829</text:p>
          </table:table-cell>
          <table:table-cell office:value-type="string" calcext:value-type="string">
            <text:p>;</text:p>
          </table:table-cell>
          <table:table-cell table:formula="of:=[.V7] + 0" office:value-type="float" office:value="0" calcext:value-type="float">
            <text:p>0</text:p>
          </table:table-cell>
          <table:table-cell table:formula="of:=2 + 1.5*COS([.A9])" office:value-type="float" office:value="3.00369590953829" calcext:value-type="float">
            <text:p>3,00369590953829</text:p>
          </table:table-cell>
          <table:table-cell table:formula="of:=2 + 1.5*SIN([.A9])" office:value-type="float" office:value="3.11471723821609" calcext:value-type="float">
            <text:p>3,11471723821609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8] + PI() / 30" office:value-type="float" office:value="0.837758040957278" calcext:value-type="float">
            <text:p>0,837758040957278</text:p>
          </table:table-cell>
          <table:table-cell table:formula="of:=[.B8] + 0" office:value-type="float" office:value="0" calcext:value-type="float">
            <text:p>0</text:p>
          </table:table-cell>
          <table:table-cell table:formula="of:=5*COS([.A9])" office:value-type="float" office:value="3.34565303179429" calcext:value-type="float">
            <text:p>3,34565303179429</text:p>
          </table:table-cell>
          <table:table-cell table:formula="of:=5*SIN([.A9])" office:value-type="float" office:value="3.71572412738697" calcext:value-type="float">
            <text:p>3,71572412738697</text:p>
          </table:table-cell>
          <table:table-cell office:value-type="string" calcext:value-type="string">
            <text:p>;</text:p>
          </table:table-cell>
          <table:table-cell table:formula="of:=[.F8] + 0" office:value-type="float" office:value="0" calcext:value-type="float">
            <text:p>0</text:p>
          </table:table-cell>
          <table:table-cell table:formula="of:=5*COS([.A10])" office:value-type="float" office:value="2.93892626146237" calcext:value-type="float">
            <text:p>2,93892626146237</text:p>
          </table:table-cell>
          <table:table-cell table:formula="of:=5*SIN([.A10])" office:value-type="float" office:value="4.04508497187474" calcext:value-type="float">
            <text:p>4,04508497187474</text:p>
          </table:table-cell>
          <table:table-cell office:value-type="string" calcext:value-type="string">
            <text:p>|</text:p>
          </table:table-cell>
          <table:table-cell table:formula="of:=[.J8] + 0" office:value-type="float" office:value="0" calcext:value-type="float">
            <text:p>0</text:p>
          </table:table-cell>
          <table:table-cell table:formula="of:=-2 + 1.5*COS([.A9])" office:value-type="float" office:value="-0.996304090461713" calcext:value-type="float">
            <text:p>-0,996304090461713</text:p>
          </table:table-cell>
          <table:table-cell table:formula="of:=2 + 1.5*SIN([.A9])" office:value-type="float" office:value="3.11471723821609" calcext:value-type="float">
            <text:p>3,11471723821609</text:p>
          </table:table-cell>
          <table:table-cell office:value-type="string" calcext:value-type="string">
            <text:p>;</text:p>
          </table:table-cell>
          <table:table-cell table:formula="of:=[.N8] + 0" office:value-type="float" office:value="0" calcext:value-type="float">
            <text:p>0</text:p>
          </table:table-cell>
          <table:table-cell table:formula="of:=-2 + 1.5*COS([.A10])" office:value-type="float" office:value="-1.11832212156129" calcext:value-type="float">
            <text:p>-1,11832212156129</text:p>
          </table:table-cell>
          <table:table-cell table:formula="of:=2 + 1.5*SIN([.A10])" office:value-type="float" office:value="3.21352549156242" calcext:value-type="float">
            <text:p>3,21352549156242</text:p>
          </table:table-cell>
          <table:table-cell office:value-type="string" calcext:value-type="string">
            <text:p>|</text:p>
          </table:table-cell>
          <table:table-cell table:formula="of:=[.R8] + 0" office:value-type="float" office:value="0" calcext:value-type="float">
            <text:p>0</text:p>
          </table:table-cell>
          <table:table-cell table:formula="of:=2 + 1.5*COS([.A9])" office:value-type="float" office:value="3.00369590953829" calcext:value-type="float">
            <text:p>3,00369590953829</text:p>
          </table:table-cell>
          <table:table-cell table:formula="of:=2 + 1.5*SIN([.A9])" office:value-type="float" office:value="3.11471723821609" calcext:value-type="float">
            <text:p>3,11471723821609</text:p>
          </table:table-cell>
          <table:table-cell office:value-type="string" calcext:value-type="string">
            <text:p>;</text:p>
          </table:table-cell>
          <table:table-cell table:formula="of:=[.V8] + 0" office:value-type="float" office:value="0" calcext:value-type="float">
            <text:p>0</text:p>
          </table:table-cell>
          <table:table-cell table:formula="of:=2 + 1.5*COS([.A10])" office:value-type="float" office:value="2.88167787843871" calcext:value-type="float">
            <text:p>2,88167787843871</text:p>
          </table:table-cell>
          <table:table-cell table:formula="of:=2 + 1.5*SIN([.A10])" office:value-type="float" office:value="3.21352549156242" calcext:value-type="float">
            <text:p>3,21352549156242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9] + PI() / 30" office:value-type="float" office:value="0.942477796076938" calcext:value-type="float">
            <text:p>0,942477796076938</text:p>
          </table:table-cell>
          <table:table-cell table:formula="of:=[.B9] + 0" office:value-type="float" office:value="0" calcext:value-type="float">
            <text:p>0</text:p>
          </table:table-cell>
          <table:table-cell table:formula="of:=5*COS([.A10])" office:value-type="float" office:value="2.93892626146237" calcext:value-type="float">
            <text:p>2,93892626146237</text:p>
          </table:table-cell>
          <table:table-cell table:formula="of:=5*SIN([.A10])" office:value-type="float" office:value="4.04508497187474" calcext:value-type="float">
            <text:p>4,04508497187474</text:p>
          </table:table-cell>
          <table:table-cell office:value-type="string" calcext:value-type="string">
            <text:p>;</text:p>
          </table:table-cell>
          <table:table-cell table:formula="of:=[.F9] + 0" office:value-type="float" office:value="0" calcext:value-type="float">
            <text:p>0</text:p>
          </table:table-cell>
          <table:table-cell table:formula="of:=5*COS([.A11])" office:value-type="float" office:value="2.5" calcext:value-type="float">
            <text:p>2,5</text:p>
          </table:table-cell>
          <table:table-cell table:formula="of:=5*SIN([.A11])" office:value-type="float" office:value="4.33012701892219" calcext:value-type="float">
            <text:p>4,33012701892219</text:p>
          </table:table-cell>
          <table:table-cell office:value-type="string" calcext:value-type="string">
            <text:p>|</text:p>
          </table:table-cell>
          <table:table-cell table:formula="of:=[.J9] + 0" office:value-type="float" office:value="0" calcext:value-type="float">
            <text:p>0</text:p>
          </table:table-cell>
          <table:table-cell table:formula="of:=-2 + 1.5*COS([.A10])" office:value-type="float" office:value="-1.11832212156129" calcext:value-type="float">
            <text:p>-1,11832212156129</text:p>
          </table:table-cell>
          <table:table-cell table:formula="of:=2 + 1.5*SIN([.A10])" office:value-type="float" office:value="3.21352549156242" calcext:value-type="float">
            <text:p>3,21352549156242</text:p>
          </table:table-cell>
          <table:table-cell office:value-type="string" calcext:value-type="string">
            <text:p>;</text:p>
          </table:table-cell>
          <table:table-cell table:formula="of:=[.N9] + 0" office:value-type="float" office:value="0" calcext:value-type="float">
            <text:p>0</text:p>
          </table:table-cell>
          <table:table-cell table:formula="of:=-2 + 1.5*COS([.A11])" office:value-type="float" office:value="-1.25" calcext:value-type="float">
            <text:p>-1,25</text:p>
          </table:table-cell>
          <table:table-cell table:formula="of:=2 + 1.5*SIN([.A11])" office:value-type="float" office:value="3.29903810567666" calcext:value-type="float">
            <text:p>3,29903810567666</text:p>
          </table:table-cell>
          <table:table-cell office:value-type="string" calcext:value-type="string">
            <text:p>|</text:p>
          </table:table-cell>
          <table:table-cell table:formula="of:=[.R9] + 0" office:value-type="float" office:value="0" calcext:value-type="float">
            <text:p>0</text:p>
          </table:table-cell>
          <table:table-cell table:formula="of:=2 + 1.5*COS([.A10])" office:value-type="float" office:value="2.88167787843871" calcext:value-type="float">
            <text:p>2,88167787843871</text:p>
          </table:table-cell>
          <table:table-cell table:formula="of:=2 + 1.5*SIN([.A10])" office:value-type="float" office:value="3.21352549156242" calcext:value-type="float">
            <text:p>3,21352549156242</text:p>
          </table:table-cell>
          <table:table-cell office:value-type="string" calcext:value-type="string">
            <text:p>;</text:p>
          </table:table-cell>
          <table:table-cell table:formula="of:=[.V9] + 0" office:value-type="float" office:value="0" calcext:value-type="float">
            <text:p>0</text:p>
          </table:table-cell>
          <table:table-cell table:formula="of:=2 + 1.5*COS([.A11])" office:value-type="float" office:value="2.75" calcext:value-type="float">
            <text:p>2,75</text:p>
          </table:table-cell>
          <table:table-cell table:formula="of:=2 + 1.5*SIN([.A11])" office:value-type="float" office:value="3.29903810567666" calcext:value-type="float">
            <text:p>3,29903810567666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10] + PI() / 30" office:value-type="float" office:value="1.0471975511966" calcext:value-type="float">
            <text:p>1,0471975511966</text:p>
          </table:table-cell>
          <table:table-cell table:formula="of:=[.B10] + 0" office:value-type="float" office:value="0" calcext:value-type="float">
            <text:p>0</text:p>
          </table:table-cell>
          <table:table-cell table:formula="of:=5*COS([.A11])" office:value-type="float" office:value="2.5" calcext:value-type="float">
            <text:p>2,5</text:p>
          </table:table-cell>
          <table:table-cell table:formula="of:=5*SIN([.A11])" office:value-type="float" office:value="4.33012701892219" calcext:value-type="float">
            <text:p>4,33012701892219</text:p>
          </table:table-cell>
          <table:table-cell office:value-type="string" calcext:value-type="string">
            <text:p>;</text:p>
          </table:table-cell>
          <table:table-cell table:formula="of:=[.F10] + 0" office:value-type="float" office:value="0" calcext:value-type="float">
            <text:p>0</text:p>
          </table:table-cell>
          <table:table-cell table:formula="of:=5*COS([.A12])" office:value-type="float" office:value="2.033683215379" calcext:value-type="float">
            <text:p>2,033683215379</text:p>
          </table:table-cell>
          <table:table-cell table:formula="of:=5*SIN([.A12])" office:value-type="float" office:value="4.567727288213" calcext:value-type="float">
            <text:p>4,567727288213</text:p>
          </table:table-cell>
          <table:table-cell office:value-type="string" calcext:value-type="string">
            <text:p>|</text:p>
          </table:table-cell>
          <table:table-cell table:formula="of:=[.J10] + 0" office:value-type="float" office:value="0" calcext:value-type="float">
            <text:p>0</text:p>
          </table:table-cell>
          <table:table-cell table:formula="of:=-2 + 1.5*COS([.A11])" office:value-type="float" office:value="-1.25" calcext:value-type="float">
            <text:p>-1,25</text:p>
          </table:table-cell>
          <table:table-cell table:formula="of:=2 + 1.5*SIN([.A11])" office:value-type="float" office:value="3.29903810567666" calcext:value-type="float">
            <text:p>3,29903810567666</text:p>
          </table:table-cell>
          <table:table-cell office:value-type="string" calcext:value-type="string">
            <text:p>;</text:p>
          </table:table-cell>
          <table:table-cell table:formula="of:=[.N10] + 0" office:value-type="float" office:value="0" calcext:value-type="float">
            <text:p>0</text:p>
          </table:table-cell>
          <table:table-cell table:formula="of:=-2 + 1.5*COS([.A12])" office:value-type="float" office:value="-1.3898950353863" calcext:value-type="float">
            <text:p>-1,3898950353863</text:p>
          </table:table-cell>
          <table:table-cell table:formula="of:=2 + 1.5*SIN([.A12])" office:value-type="float" office:value="3.3703181864639" calcext:value-type="float">
            <text:p>3,3703181864639</text:p>
          </table:table-cell>
          <table:table-cell office:value-type="string" calcext:value-type="string">
            <text:p>|</text:p>
          </table:table-cell>
          <table:table-cell table:formula="of:=[.R10] + 0" office:value-type="float" office:value="0" calcext:value-type="float">
            <text:p>0</text:p>
          </table:table-cell>
          <table:table-cell table:formula="of:=2 + 1.5*COS([.A11])" office:value-type="float" office:value="2.75" calcext:value-type="float">
            <text:p>2,75</text:p>
          </table:table-cell>
          <table:table-cell table:formula="of:=2 + 1.5*SIN([.A11])" office:value-type="float" office:value="3.29903810567666" calcext:value-type="float">
            <text:p>3,29903810567666</text:p>
          </table:table-cell>
          <table:table-cell office:value-type="string" calcext:value-type="string">
            <text:p>;</text:p>
          </table:table-cell>
          <table:table-cell table:formula="of:=[.V10] + 0" office:value-type="float" office:value="0" calcext:value-type="float">
            <text:p>0</text:p>
          </table:table-cell>
          <table:table-cell table:formula="of:=2 + 1.5*COS([.A12])" office:value-type="float" office:value="2.6101049646137" calcext:value-type="float">
            <text:p>2,6101049646137</text:p>
          </table:table-cell>
          <table:table-cell table:formula="of:=2 + 1.5*SIN([.A12])" office:value-type="float" office:value="3.3703181864639" calcext:value-type="float">
            <text:p>3,3703181864639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11] + PI() / 30" office:value-type="float" office:value="1.15191730631626" calcext:value-type="float">
            <text:p>1,15191730631626</text:p>
          </table:table-cell>
          <table:table-cell table:formula="of:=[.B11] + 0" office:value-type="float" office:value="0" calcext:value-type="float">
            <text:p>0</text:p>
          </table:table-cell>
          <table:table-cell table:formula="of:=5*COS([.A12])" office:value-type="float" office:value="2.033683215379" calcext:value-type="float">
            <text:p>2,033683215379</text:p>
          </table:table-cell>
          <table:table-cell table:formula="of:=5*SIN([.A12])" office:value-type="float" office:value="4.567727288213" calcext:value-type="float">
            <text:p>4,567727288213</text:p>
          </table:table-cell>
          <table:table-cell office:value-type="string" calcext:value-type="string">
            <text:p>;</text:p>
          </table:table-cell>
          <table:table-cell table:formula="of:=[.F11] + 0" office:value-type="float" office:value="0" calcext:value-type="float">
            <text:p>0</text:p>
          </table:table-cell>
          <table:table-cell table:formula="of:=5*COS([.A13])" office:value-type="float" office:value="1.54508497187474" calcext:value-type="float">
            <text:p>1,54508497187474</text:p>
          </table:table-cell>
          <table:table-cell table:formula="of:=5*SIN([.A13])" office:value-type="float" office:value="4.75528258147577" calcext:value-type="float">
            <text:p>4,75528258147577</text:p>
          </table:table-cell>
          <table:table-cell office:value-type="string" calcext:value-type="string">
            <text:p>|</text:p>
          </table:table-cell>
          <table:table-cell table:formula="of:=[.J11] + 0" office:value-type="float" office:value="0" calcext:value-type="float">
            <text:p>0</text:p>
          </table:table-cell>
          <table:table-cell table:formula="of:=-2 + 1.5*COS([.A12])" office:value-type="float" office:value="-1.3898950353863" calcext:value-type="float">
            <text:p>-1,3898950353863</text:p>
          </table:table-cell>
          <table:table-cell table:formula="of:=2 + 1.5*SIN([.A12])" office:value-type="float" office:value="3.3703181864639" calcext:value-type="float">
            <text:p>3,3703181864639</text:p>
          </table:table-cell>
          <table:table-cell office:value-type="string" calcext:value-type="string">
            <text:p>;</text:p>
          </table:table-cell>
          <table:table-cell table:formula="of:=[.N11] + 0" office:value-type="float" office:value="0" calcext:value-type="float">
            <text:p>0</text:p>
          </table:table-cell>
          <table:table-cell table:formula="of:=-2 + 1.5*COS([.A13])" office:value-type="float" office:value="-1.53647450843758" calcext:value-type="float">
            <text:p>-1,53647450843758</text:p>
          </table:table-cell>
          <table:table-cell table:formula="of:=2 + 1.5*SIN([.A13])" office:value-type="float" office:value="3.42658477444273" calcext:value-type="float">
            <text:p>3,42658477444273</text:p>
          </table:table-cell>
          <table:table-cell office:value-type="string" calcext:value-type="string">
            <text:p>|</text:p>
          </table:table-cell>
          <table:table-cell table:formula="of:=[.R11] + 0" office:value-type="float" office:value="0" calcext:value-type="float">
            <text:p>0</text:p>
          </table:table-cell>
          <table:table-cell table:formula="of:=2 + 1.5*COS([.A12])" office:value-type="float" office:value="2.6101049646137" calcext:value-type="float">
            <text:p>2,6101049646137</text:p>
          </table:table-cell>
          <table:table-cell table:formula="of:=2 + 1.5*SIN([.A12])" office:value-type="float" office:value="3.3703181864639" calcext:value-type="float">
            <text:p>3,3703181864639</text:p>
          </table:table-cell>
          <table:table-cell office:value-type="string" calcext:value-type="string">
            <text:p>;</text:p>
          </table:table-cell>
          <table:table-cell table:formula="of:=[.V11] + 0" office:value-type="float" office:value="0" calcext:value-type="float">
            <text:p>0</text:p>
          </table:table-cell>
          <table:table-cell table:formula="of:=2 + 1.5*COS([.A13])" office:value-type="float" office:value="2.46352549156242" calcext:value-type="float">
            <text:p>2,46352549156242</text:p>
          </table:table-cell>
          <table:table-cell table:formula="of:=2 + 1.5*SIN([.A13])" office:value-type="float" office:value="3.42658477444273" calcext:value-type="float">
            <text:p>3,42658477444273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12] + PI() / 30" office:value-type="float" office:value="1.25663706143592" calcext:value-type="float">
            <text:p>1,25663706143592</text:p>
          </table:table-cell>
          <table:table-cell table:formula="of:=[.B12] + 0" office:value-type="float" office:value="0" calcext:value-type="float">
            <text:p>0</text:p>
          </table:table-cell>
          <table:table-cell table:formula="of:=5*COS([.A13])" office:value-type="float" office:value="1.54508497187474" calcext:value-type="float">
            <text:p>1,54508497187474</text:p>
          </table:table-cell>
          <table:table-cell table:formula="of:=5*SIN([.A13])" office:value-type="float" office:value="4.75528258147577" calcext:value-type="float">
            <text:p>4,75528258147577</text:p>
          </table:table-cell>
          <table:table-cell office:value-type="string" calcext:value-type="string">
            <text:p>;</text:p>
          </table:table-cell>
          <table:table-cell table:formula="of:=[.F12] + 0" office:value-type="float" office:value="0" calcext:value-type="float">
            <text:p>0</text:p>
          </table:table-cell>
          <table:table-cell table:formula="of:=5*COS([.A14])" office:value-type="float" office:value="1.0395584540888" calcext:value-type="float">
            <text:p>1,0395584540888</text:p>
          </table:table-cell>
          <table:table-cell table:formula="of:=5*SIN([.A14])" office:value-type="float" office:value="4.89073800366903" calcext:value-type="float">
            <text:p>4,89073800366903</text:p>
          </table:table-cell>
          <table:table-cell office:value-type="string" calcext:value-type="string">
            <text:p>|</text:p>
          </table:table-cell>
          <table:table-cell table:formula="of:=[.J12] + 0" office:value-type="float" office:value="0" calcext:value-type="float">
            <text:p>0</text:p>
          </table:table-cell>
          <table:table-cell table:formula="of:=-2 + 1.5*COS([.A13])" office:value-type="float" office:value="-1.53647450843758" calcext:value-type="float">
            <text:p>-1,53647450843758</text:p>
          </table:table-cell>
          <table:table-cell table:formula="of:=2 + 1.5*SIN([.A13])" office:value-type="float" office:value="3.42658477444273" calcext:value-type="float">
            <text:p>3,42658477444273</text:p>
          </table:table-cell>
          <table:table-cell office:value-type="string" calcext:value-type="string">
            <text:p>;</text:p>
          </table:table-cell>
          <table:table-cell table:formula="of:=[.N12] + 0" office:value-type="float" office:value="0" calcext:value-type="float">
            <text:p>0</text:p>
          </table:table-cell>
          <table:table-cell table:formula="of:=-2 + 1.5*COS([.A14])" office:value-type="float" office:value="-1.68813246377336" calcext:value-type="float">
            <text:p>-1,68813246377336</text:p>
          </table:table-cell>
          <table:table-cell table:formula="of:=2 + 1.5*SIN([.A14])" office:value-type="float" office:value="3.46722140110071" calcext:value-type="float">
            <text:p>3,46722140110071</text:p>
          </table:table-cell>
          <table:table-cell office:value-type="string" calcext:value-type="string">
            <text:p>|</text:p>
          </table:table-cell>
          <table:table-cell table:formula="of:=[.R12] + 0" office:value-type="float" office:value="0" calcext:value-type="float">
            <text:p>0</text:p>
          </table:table-cell>
          <table:table-cell table:formula="of:=2 + 1.5*COS([.A13])" office:value-type="float" office:value="2.46352549156242" calcext:value-type="float">
            <text:p>2,46352549156242</text:p>
          </table:table-cell>
          <table:table-cell table:formula="of:=2 + 1.5*SIN([.A13])" office:value-type="float" office:value="3.42658477444273" calcext:value-type="float">
            <text:p>3,42658477444273</text:p>
          </table:table-cell>
          <table:table-cell office:value-type="string" calcext:value-type="string">
            <text:p>;</text:p>
          </table:table-cell>
          <table:table-cell table:formula="of:=[.V12] + 0" office:value-type="float" office:value="0" calcext:value-type="float">
            <text:p>0</text:p>
          </table:table-cell>
          <table:table-cell table:formula="of:=2 + 1.5*COS([.A14])" office:value-type="float" office:value="2.31186753622664" calcext:value-type="float">
            <text:p>2,31186753622664</text:p>
          </table:table-cell>
          <table:table-cell table:formula="of:=2 + 1.5*SIN([.A14])" office:value-type="float" office:value="3.46722140110071" calcext:value-type="float">
            <text:p>3,46722140110071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13] + PI() / 30" office:value-type="float" office:value="1.36135681655558" calcext:value-type="float">
            <text:p>1,36135681655558</text:p>
          </table:table-cell>
          <table:table-cell table:formula="of:=[.B13] + 0" office:value-type="float" office:value="0" calcext:value-type="float">
            <text:p>0</text:p>
          </table:table-cell>
          <table:table-cell table:formula="of:=5*COS([.A14])" office:value-type="float" office:value="1.0395584540888" calcext:value-type="float">
            <text:p>1,0395584540888</text:p>
          </table:table-cell>
          <table:table-cell table:formula="of:=5*SIN([.A14])" office:value-type="float" office:value="4.89073800366903" calcext:value-type="float">
            <text:p>4,89073800366903</text:p>
          </table:table-cell>
          <table:table-cell office:value-type="string" calcext:value-type="string">
            <text:p>;</text:p>
          </table:table-cell>
          <table:table-cell table:formula="of:=[.F13] + 0" office:value-type="float" office:value="0" calcext:value-type="float">
            <text:p>0</text:p>
          </table:table-cell>
          <table:table-cell table:formula="of:=5*COS([.A15])" office:value-type="float" office:value="0.522642316338268" calcext:value-type="float">
            <text:p>0,522642316338268</text:p>
          </table:table-cell>
          <table:table-cell table:formula="of:=5*SIN([.A15])" office:value-type="float" office:value="4.97260947684137" calcext:value-type="float">
            <text:p>4,97260947684137</text:p>
          </table:table-cell>
          <table:table-cell office:value-type="string" calcext:value-type="string">
            <text:p>|</text:p>
          </table:table-cell>
          <table:table-cell table:formula="of:=[.J13] + 0" office:value-type="float" office:value="0" calcext:value-type="float">
            <text:p>0</text:p>
          </table:table-cell>
          <table:table-cell table:formula="of:=-2 + 1.5*COS([.A14])" office:value-type="float" office:value="-1.68813246377336" calcext:value-type="float">
            <text:p>-1,68813246377336</text:p>
          </table:table-cell>
          <table:table-cell table:formula="of:=2 + 1.5*SIN([.A14])" office:value-type="float" office:value="3.46722140110071" calcext:value-type="float">
            <text:p>3,46722140110071</text:p>
          </table:table-cell>
          <table:table-cell office:value-type="string" calcext:value-type="string">
            <text:p>;</text:p>
          </table:table-cell>
          <table:table-cell table:formula="of:=[.N13] + 0" office:value-type="float" office:value="0" calcext:value-type="float">
            <text:p>0</text:p>
          </table:table-cell>
          <table:table-cell table:formula="of:=-2 + 1.5*COS([.A15])" office:value-type="float" office:value="-1.84320730509852" calcext:value-type="float">
            <text:p>-1,84320730509852</text:p>
          </table:table-cell>
          <table:table-cell table:formula="of:=2 + 1.5*SIN([.A15])" office:value-type="float" office:value="3.49178284305241" calcext:value-type="float">
            <text:p>3,49178284305241</text:p>
          </table:table-cell>
          <table:table-cell office:value-type="string" calcext:value-type="string">
            <text:p>|</text:p>
          </table:table-cell>
          <table:table-cell table:formula="of:=[.R13] + 0" office:value-type="float" office:value="0" calcext:value-type="float">
            <text:p>0</text:p>
          </table:table-cell>
          <table:table-cell table:formula="of:=2 + 1.5*COS([.A14])" office:value-type="float" office:value="2.31186753622664" calcext:value-type="float">
            <text:p>2,31186753622664</text:p>
          </table:table-cell>
          <table:table-cell table:formula="of:=2 + 1.5*SIN([.A14])" office:value-type="float" office:value="3.46722140110071" calcext:value-type="float">
            <text:p>3,46722140110071</text:p>
          </table:table-cell>
          <table:table-cell office:value-type="string" calcext:value-type="string">
            <text:p>;</text:p>
          </table:table-cell>
          <table:table-cell table:formula="of:=[.V13] + 0" office:value-type="float" office:value="0" calcext:value-type="float">
            <text:p>0</text:p>
          </table:table-cell>
          <table:table-cell table:formula="of:=2 + 1.5*COS([.A15])" office:value-type="float" office:value="2.15679269490148" calcext:value-type="float">
            <text:p>2,15679269490148</text:p>
          </table:table-cell>
          <table:table-cell table:formula="of:=2 + 1.5*SIN([.A15])" office:value-type="float" office:value="3.49178284305241" calcext:value-type="float">
            <text:p>3,49178284305241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14] + PI() / 30" office:value-type="float" office:value="1.46607657167524" calcext:value-type="float">
            <text:p>1,46607657167524</text:p>
          </table:table-cell>
          <table:table-cell table:formula="of:=[.B14] + 0" office:value-type="float" office:value="0" calcext:value-type="float">
            <text:p>0</text:p>
          </table:table-cell>
          <table:table-cell table:formula="of:=5*COS([.A15])" office:value-type="float" office:value="0.522642316338268" calcext:value-type="float">
            <text:p>0,522642316338268</text:p>
          </table:table-cell>
          <table:table-cell table:formula="of:=5*SIN([.A15])" office:value-type="float" office:value="4.97260947684137" calcext:value-type="float">
            <text:p>4,97260947684137</text:p>
          </table:table-cell>
          <table:table-cell office:value-type="string" calcext:value-type="string">
            <text:p>;</text:p>
          </table:table-cell>
          <table:table-cell table:formula="of:=[.F14] + 0" office:value-type="float" office:value="0" calcext:value-type="float">
            <text:p>0</text:p>
          </table:table-cell>
          <table:table-cell table:formula="of:=5*COS([.A16])" office:value-type="float" office:value="1.41638472441199E-015" calcext:value-type="float">
            <text:p>1,41638472441199E-15</text:p>
          </table:table-cell>
          <table:table-cell table:formula="of:=5*SIN([.A16])" office:value-type="float" office:value="5" calcext:value-type="float">
            <text:p>5</text:p>
          </table:table-cell>
          <table:table-cell office:value-type="string" calcext:value-type="string">
            <text:p>|</text:p>
          </table:table-cell>
          <table:table-cell table:formula="of:=[.J14] + 0" office:value-type="float" office:value="0" calcext:value-type="float">
            <text:p>0</text:p>
          </table:table-cell>
          <table:table-cell table:formula="of:=-2 + 1.5*COS([.A15])" office:value-type="float" office:value="-1.84320730509852" calcext:value-type="float">
            <text:p>-1,84320730509852</text:p>
          </table:table-cell>
          <table:table-cell table:formula="of:=2 + 1.5*SIN([.A15])" office:value-type="float" office:value="3.49178284305241" calcext:value-type="float">
            <text:p>3,49178284305241</text:p>
          </table:table-cell>
          <table:table-cell office:value-type="string" calcext:value-type="string">
            <text:p>;</text:p>
          </table:table-cell>
          <table:table-cell table:formula="of:=[.N14] + 0" office:value-type="float" office:value="0" calcext:value-type="float">
            <text:p>0</text:p>
          </table:table-cell>
          <table:table-cell table:formula="of:=-2 + 1.5*COS([.A16])" office:value-type="float" office:value="-2" calcext:value-type="float">
            <text:p>-2</text:p>
          </table:table-cell>
          <table:table-cell table:formula="of:=2 + 1.5*SIN([.A16])" office:value-type="float" office:value="3.5" calcext:value-type="float">
            <text:p>3,5</text:p>
          </table:table-cell>
          <table:table-cell office:value-type="string" calcext:value-type="string">
            <text:p>|</text:p>
          </table:table-cell>
          <table:table-cell table:formula="of:=[.R14] + 0" office:value-type="float" office:value="0" calcext:value-type="float">
            <text:p>0</text:p>
          </table:table-cell>
          <table:table-cell table:formula="of:=2 + 1.5*COS([.A15])" office:value-type="float" office:value="2.15679269490148" calcext:value-type="float">
            <text:p>2,15679269490148</text:p>
          </table:table-cell>
          <table:table-cell table:formula="of:=2 + 1.5*SIN([.A15])" office:value-type="float" office:value="3.49178284305241" calcext:value-type="float">
            <text:p>3,49178284305241</text:p>
          </table:table-cell>
          <table:table-cell office:value-type="string" calcext:value-type="string">
            <text:p>;</text:p>
          </table:table-cell>
          <table:table-cell table:formula="of:=[.V14] + 0" office:value-type="float" office:value="0" calcext:value-type="float">
            <text:p>0</text:p>
          </table:table-cell>
          <table:table-cell table:formula="of:=2 + 1.5*COS([.A16])" office:value-type="float" office:value="2" calcext:value-type="float">
            <text:p>2</text:p>
          </table:table-cell>
          <table:table-cell table:formula="of:=2 + 1.5*SIN([.A16])" office:value-type="float" office:value="3.5" calcext:value-type="float">
            <text:p>3,5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15] + PI() / 30" office:value-type="float" office:value="1.5707963267949" calcext:value-type="float">
            <text:p>1,5707963267949</text:p>
          </table:table-cell>
          <table:table-cell table:formula="of:=[.B15] + 0" office:value-type="float" office:value="0" calcext:value-type="float">
            <text:p>0</text:p>
          </table:table-cell>
          <table:table-cell table:formula="of:=5*COS([.A16])" office:value-type="float" office:value="1.41638472441199E-015" calcext:value-type="float">
            <text:p>1,41638472441199E-15</text:p>
          </table:table-cell>
          <table:table-cell table:formula="of:=5*SIN([.A16])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formula="of:=[.F15] + 0" office:value-type="float" office:value="0" calcext:value-type="float">
            <text:p>0</text:p>
          </table:table-cell>
          <table:table-cell table:formula="of:=5*COS([.A17])" office:value-type="float" office:value="-0.522642316338266" calcext:value-type="float">
            <text:p>-0,522642316338266</text:p>
          </table:table-cell>
          <table:table-cell table:formula="of:=5*SIN([.A17])" office:value-type="float" office:value="4.97260947684137" calcext:value-type="float">
            <text:p>4,97260947684137</text:p>
          </table:table-cell>
          <table:table-cell office:value-type="string" calcext:value-type="string">
            <text:p>|</text:p>
          </table:table-cell>
          <table:table-cell table:formula="of:=[.J15] + 0" office:value-type="float" office:value="0" calcext:value-type="float">
            <text:p>0</text:p>
          </table:table-cell>
          <table:table-cell table:formula="of:=-2 + 1.5*COS([.A16])" office:value-type="float" office:value="-2" calcext:value-type="float">
            <text:p>-2</text:p>
          </table:table-cell>
          <table:table-cell table:formula="of:=2 + 1.5*SIN([.A16])" office:value-type="float" office:value="3.5" calcext:value-type="float">
            <text:p>3,5</text:p>
          </table:table-cell>
          <table:table-cell office:value-type="string" calcext:value-type="string">
            <text:p>;</text:p>
          </table:table-cell>
          <table:table-cell table:formula="of:=[.N15] + 0" office:value-type="float" office:value="0" calcext:value-type="float">
            <text:p>0</text:p>
          </table:table-cell>
          <table:table-cell table:formula="of:=-2 + 1.5*COS([.A17])" office:value-type="float" office:value="-2.15679269490148" calcext:value-type="float">
            <text:p>-2,15679269490148</text:p>
          </table:table-cell>
          <table:table-cell table:formula="of:=2 + 1.5*SIN([.A17])" office:value-type="float" office:value="3.49178284305241" calcext:value-type="float">
            <text:p>3,49178284305241</text:p>
          </table:table-cell>
          <table:table-cell office:value-type="string" calcext:value-type="string">
            <text:p>|</text:p>
          </table:table-cell>
          <table:table-cell table:formula="of:=[.R15] + 0" office:value-type="float" office:value="0" calcext:value-type="float">
            <text:p>0</text:p>
          </table:table-cell>
          <table:table-cell table:formula="of:=2 + 1.5*COS([.A16])" office:value-type="float" office:value="2" calcext:value-type="float">
            <text:p>2</text:p>
          </table:table-cell>
          <table:table-cell table:formula="of:=2 + 1.5*SIN([.A16])" office:value-type="float" office:value="3.5" calcext:value-type="float">
            <text:p>3,5</text:p>
          </table:table-cell>
          <table:table-cell office:value-type="string" calcext:value-type="string">
            <text:p>;</text:p>
          </table:table-cell>
          <table:table-cell table:formula="of:=[.V15] + 0" office:value-type="float" office:value="0" calcext:value-type="float">
            <text:p>0</text:p>
          </table:table-cell>
          <table:table-cell table:formula="of:=2 + 1.5*COS([.A17])" office:value-type="float" office:value="1.84320730509852" calcext:value-type="float">
            <text:p>1,84320730509852</text:p>
          </table:table-cell>
          <table:table-cell table:formula="of:=2 + 1.5*SIN([.A17])" office:value-type="float" office:value="3.49178284305241" calcext:value-type="float">
            <text:p>3,49178284305241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16] + PI() / 30" office:value-type="float" office:value="1.67551608191456" calcext:value-type="float">
            <text:p>1,67551608191456</text:p>
          </table:table-cell>
          <table:table-cell table:formula="of:=[.B16] + 0" office:value-type="float" office:value="0" calcext:value-type="float">
            <text:p>0</text:p>
          </table:table-cell>
          <table:table-cell table:formula="of:=5*COS([.A17])" office:value-type="float" office:value="-0.522642316338266" calcext:value-type="float">
            <text:p>-0,522642316338266</text:p>
          </table:table-cell>
          <table:table-cell table:formula="of:=5*SIN([.A17])" office:value-type="float" office:value="4.97260947684137" calcext:value-type="float">
            <text:p>4,97260947684137</text:p>
          </table:table-cell>
          <table:table-cell office:value-type="string" calcext:value-type="string">
            <text:p>;</text:p>
          </table:table-cell>
          <table:table-cell table:formula="of:=[.F16] + 0" office:value-type="float" office:value="0" calcext:value-type="float">
            <text:p>0</text:p>
          </table:table-cell>
          <table:table-cell table:formula="of:=5*COS([.A18])" office:value-type="float" office:value="-1.03955845408879" calcext:value-type="float">
            <text:p>-1,03955845408879</text:p>
          </table:table-cell>
          <table:table-cell table:formula="of:=5*SIN([.A18])" office:value-type="float" office:value="4.89073800366903" calcext:value-type="float">
            <text:p>4,89073800366903</text:p>
          </table:table-cell>
          <table:table-cell office:value-type="string" calcext:value-type="string">
            <text:p>|</text:p>
          </table:table-cell>
          <table:table-cell table:formula="of:=[.J16] + 0" office:value-type="float" office:value="0" calcext:value-type="float">
            <text:p>0</text:p>
          </table:table-cell>
          <table:table-cell table:formula="of:=-2 + 1.5*COS([.A17])" office:value-type="float" office:value="-2.15679269490148" calcext:value-type="float">
            <text:p>-2,15679269490148</text:p>
          </table:table-cell>
          <table:table-cell table:formula="of:=2 + 1.5*SIN([.A17])" office:value-type="float" office:value="3.49178284305241" calcext:value-type="float">
            <text:p>3,49178284305241</text:p>
          </table:table-cell>
          <table:table-cell office:value-type="string" calcext:value-type="string">
            <text:p>;</text:p>
          </table:table-cell>
          <table:table-cell table:formula="of:=[.N16] + 0" office:value-type="float" office:value="0" calcext:value-type="float">
            <text:p>0</text:p>
          </table:table-cell>
          <table:table-cell table:formula="of:=-2 + 1.5*COS([.A18])" office:value-type="float" office:value="-2.31186753622664" calcext:value-type="float">
            <text:p>-2,31186753622664</text:p>
          </table:table-cell>
          <table:table-cell table:formula="of:=2 + 1.5*SIN([.A18])" office:value-type="float" office:value="3.46722140110071" calcext:value-type="float">
            <text:p>3,46722140110071</text:p>
          </table:table-cell>
          <table:table-cell office:value-type="string" calcext:value-type="string">
            <text:p>|</text:p>
          </table:table-cell>
          <table:table-cell table:formula="of:=[.R16] + 0" office:value-type="float" office:value="0" calcext:value-type="float">
            <text:p>0</text:p>
          </table:table-cell>
          <table:table-cell table:formula="of:=2 + 1.5*COS([.A17])" office:value-type="float" office:value="1.84320730509852" calcext:value-type="float">
            <text:p>1,84320730509852</text:p>
          </table:table-cell>
          <table:table-cell table:formula="of:=2 + 1.5*SIN([.A17])" office:value-type="float" office:value="3.49178284305241" calcext:value-type="float">
            <text:p>3,49178284305241</text:p>
          </table:table-cell>
          <table:table-cell office:value-type="string" calcext:value-type="string">
            <text:p>;</text:p>
          </table:table-cell>
          <table:table-cell table:formula="of:=[.V16] + 0" office:value-type="float" office:value="0" calcext:value-type="float">
            <text:p>0</text:p>
          </table:table-cell>
          <table:table-cell table:formula="of:=2 + 1.5*COS([.A18])" office:value-type="float" office:value="1.68813246377336" calcext:value-type="float">
            <text:p>1,68813246377336</text:p>
          </table:table-cell>
          <table:table-cell table:formula="of:=2 + 1.5*SIN([.A18])" office:value-type="float" office:value="3.46722140110071" calcext:value-type="float">
            <text:p>3,46722140110071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17] + PI() / 30" office:value-type="float" office:value="1.78023583703422" calcext:value-type="float">
            <text:p>1,78023583703422</text:p>
          </table:table-cell>
          <table:table-cell table:formula="of:=[.B17] + 0" office:value-type="float" office:value="0" calcext:value-type="float">
            <text:p>0</text:p>
          </table:table-cell>
          <table:table-cell table:formula="of:=5*COS([.A18])" office:value-type="float" office:value="-1.03955845408879" calcext:value-type="float">
            <text:p>-1,03955845408879</text:p>
          </table:table-cell>
          <table:table-cell table:formula="of:=5*SIN([.A18])" office:value-type="float" office:value="4.89073800366903" calcext:value-type="float">
            <text:p>4,89073800366903</text:p>
          </table:table-cell>
          <table:table-cell office:value-type="string" calcext:value-type="string">
            <text:p>;</text:p>
          </table:table-cell>
          <table:table-cell table:formula="of:=[.F17] + 0" office:value-type="float" office:value="0" calcext:value-type="float">
            <text:p>0</text:p>
          </table:table-cell>
          <table:table-cell table:formula="of:=5*COS([.A19])" office:value-type="float" office:value="-1.54508497187473" calcext:value-type="float">
            <text:p>-1,54508497187473</text:p>
          </table:table-cell>
          <table:table-cell table:formula="of:=5*SIN([.A19])" office:value-type="float" office:value="4.75528258147577" calcext:value-type="float">
            <text:p>4,75528258147577</text:p>
          </table:table-cell>
          <table:table-cell office:value-type="string" calcext:value-type="string">
            <text:p>|</text:p>
          </table:table-cell>
          <table:table-cell table:formula="of:=[.J17] + 0" office:value-type="float" office:value="0" calcext:value-type="float">
            <text:p>0</text:p>
          </table:table-cell>
          <table:table-cell table:formula="of:=-2 + 1.5*COS([.A18])" office:value-type="float" office:value="-2.31186753622664" calcext:value-type="float">
            <text:p>-2,31186753622664</text:p>
          </table:table-cell>
          <table:table-cell table:formula="of:=2 + 1.5*SIN([.A18])" office:value-type="float" office:value="3.46722140110071" calcext:value-type="float">
            <text:p>3,46722140110071</text:p>
          </table:table-cell>
          <table:table-cell office:value-type="string" calcext:value-type="string">
            <text:p>;</text:p>
          </table:table-cell>
          <table:table-cell table:formula="of:=[.N17] + 0" office:value-type="float" office:value="0" calcext:value-type="float">
            <text:p>0</text:p>
          </table:table-cell>
          <table:table-cell table:formula="of:=-2 + 1.5*COS([.A19])" office:value-type="float" office:value="-2.46352549156242" calcext:value-type="float">
            <text:p>-2,46352549156242</text:p>
          </table:table-cell>
          <table:table-cell table:formula="of:=2 + 1.5*SIN([.A19])" office:value-type="float" office:value="3.42658477444273" calcext:value-type="float">
            <text:p>3,42658477444273</text:p>
          </table:table-cell>
          <table:table-cell office:value-type="string" calcext:value-type="string">
            <text:p>|</text:p>
          </table:table-cell>
          <table:table-cell table:formula="of:=[.R17] + 0" office:value-type="float" office:value="0" calcext:value-type="float">
            <text:p>0</text:p>
          </table:table-cell>
          <table:table-cell table:formula="of:=2 + 1.5*COS([.A18])" office:value-type="float" office:value="1.68813246377336" calcext:value-type="float">
            <text:p>1,68813246377336</text:p>
          </table:table-cell>
          <table:table-cell table:formula="of:=2 + 1.5*SIN([.A18])" office:value-type="float" office:value="3.46722140110071" calcext:value-type="float">
            <text:p>3,46722140110071</text:p>
          </table:table-cell>
          <table:table-cell office:value-type="string" calcext:value-type="string">
            <text:p>;</text:p>
          </table:table-cell>
          <table:table-cell table:formula="of:=[.V17] + 0" office:value-type="float" office:value="0" calcext:value-type="float">
            <text:p>0</text:p>
          </table:table-cell>
          <table:table-cell table:formula="of:=2 + 1.5*COS([.A19])" office:value-type="float" office:value="1.53647450843758" calcext:value-type="float">
            <text:p>1,53647450843758</text:p>
          </table:table-cell>
          <table:table-cell table:formula="of:=2 + 1.5*SIN([.A19])" office:value-type="float" office:value="3.42658477444273" calcext:value-type="float">
            <text:p>3,42658477444273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18] + PI() / 30" office:value-type="float" office:value="1.88495559215388" calcext:value-type="float">
            <text:p>1,88495559215388</text:p>
          </table:table-cell>
          <table:table-cell table:formula="of:=[.B18] + 0" office:value-type="float" office:value="0" calcext:value-type="float">
            <text:p>0</text:p>
          </table:table-cell>
          <table:table-cell table:formula="of:=5*COS([.A19])" office:value-type="float" office:value="-1.54508497187473" calcext:value-type="float">
            <text:p>-1,54508497187473</text:p>
          </table:table-cell>
          <table:table-cell table:formula="of:=5*SIN([.A19])" office:value-type="float" office:value="4.75528258147577" calcext:value-type="float">
            <text:p>4,75528258147577</text:p>
          </table:table-cell>
          <table:table-cell office:value-type="string" calcext:value-type="string">
            <text:p>;</text:p>
          </table:table-cell>
          <table:table-cell table:formula="of:=[.F18] + 0" office:value-type="float" office:value="0" calcext:value-type="float">
            <text:p>0</text:p>
          </table:table-cell>
          <table:table-cell table:formula="of:=5*COS([.A20])" office:value-type="float" office:value="-2.033683215379" calcext:value-type="float">
            <text:p>-2,033683215379</text:p>
          </table:table-cell>
          <table:table-cell table:formula="of:=5*SIN([.A20])" office:value-type="float" office:value="4.56772728821301" calcext:value-type="float">
            <text:p>4,56772728821301</text:p>
          </table:table-cell>
          <table:table-cell office:value-type="string" calcext:value-type="string">
            <text:p>|</text:p>
          </table:table-cell>
          <table:table-cell table:formula="of:=[.J18] + 0" office:value-type="float" office:value="0" calcext:value-type="float">
            <text:p>0</text:p>
          </table:table-cell>
          <table:table-cell table:formula="of:=-2 + 1.5*COS([.A19])" office:value-type="float" office:value="-2.46352549156242" calcext:value-type="float">
            <text:p>-2,46352549156242</text:p>
          </table:table-cell>
          <table:table-cell table:formula="of:=2 + 1.5*SIN([.A19])" office:value-type="float" office:value="3.42658477444273" calcext:value-type="float">
            <text:p>3,42658477444273</text:p>
          </table:table-cell>
          <table:table-cell office:value-type="string" calcext:value-type="string">
            <text:p>;</text:p>
          </table:table-cell>
          <table:table-cell table:formula="of:=[.N18] + 0" office:value-type="float" office:value="0" calcext:value-type="float">
            <text:p>0</text:p>
          </table:table-cell>
          <table:table-cell table:formula="of:=-2 + 1.5*COS([.A20])" office:value-type="float" office:value="-2.6101049646137" calcext:value-type="float">
            <text:p>-2,6101049646137</text:p>
          </table:table-cell>
          <table:table-cell table:formula="of:=2 + 1.5*SIN([.A20])" office:value-type="float" office:value="3.3703181864639" calcext:value-type="float">
            <text:p>3,3703181864639</text:p>
          </table:table-cell>
          <table:table-cell office:value-type="string" calcext:value-type="string">
            <text:p>|</text:p>
          </table:table-cell>
          <table:table-cell table:formula="of:=[.R18] + 0" office:value-type="float" office:value="0" calcext:value-type="float">
            <text:p>0</text:p>
          </table:table-cell>
          <table:table-cell table:formula="of:=2 + 1.5*COS([.A19])" office:value-type="float" office:value="1.53647450843758" calcext:value-type="float">
            <text:p>1,53647450843758</text:p>
          </table:table-cell>
          <table:table-cell table:formula="of:=2 + 1.5*SIN([.A19])" office:value-type="float" office:value="3.42658477444273" calcext:value-type="float">
            <text:p>3,42658477444273</text:p>
          </table:table-cell>
          <table:table-cell office:value-type="string" calcext:value-type="string">
            <text:p>;</text:p>
          </table:table-cell>
          <table:table-cell table:formula="of:=[.V18] + 0" office:value-type="float" office:value="0" calcext:value-type="float">
            <text:p>0</text:p>
          </table:table-cell>
          <table:table-cell table:formula="of:=2 + 1.5*COS([.A20])" office:value-type="float" office:value="1.3898950353863" calcext:value-type="float">
            <text:p>1,3898950353863</text:p>
          </table:table-cell>
          <table:table-cell table:formula="of:=2 + 1.5*SIN([.A20])" office:value-type="float" office:value="3.3703181864639" calcext:value-type="float">
            <text:p>3,3703181864639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19] + PI() / 30" office:value-type="float" office:value="1.98967534727354" calcext:value-type="float">
            <text:p>1,98967534727354</text:p>
          </table:table-cell>
          <table:table-cell table:formula="of:=[.B19] + 0" office:value-type="float" office:value="0" calcext:value-type="float">
            <text:p>0</text:p>
          </table:table-cell>
          <table:table-cell table:formula="of:=5*COS([.A20])" office:value-type="float" office:value="-2.033683215379" calcext:value-type="float">
            <text:p>-2,033683215379</text:p>
          </table:table-cell>
          <table:table-cell table:formula="of:=5*SIN([.A20])" office:value-type="float" office:value="4.56772728821301" calcext:value-type="float">
            <text:p>4,56772728821301</text:p>
          </table:table-cell>
          <table:table-cell office:value-type="string" calcext:value-type="string">
            <text:p>;</text:p>
          </table:table-cell>
          <table:table-cell table:formula="of:=[.F19] + 0" office:value-type="float" office:value="0" calcext:value-type="float">
            <text:p>0</text:p>
          </table:table-cell>
          <table:table-cell table:formula="of:=5*COS([.A21])" office:value-type="float" office:value="-2.5" calcext:value-type="float">
            <text:p>-2,5</text:p>
          </table:table-cell>
          <table:table-cell table:formula="of:=5*SIN([.A21])" office:value-type="float" office:value="4.3301270189222" calcext:value-type="float">
            <text:p>4,3301270189222</text:p>
          </table:table-cell>
          <table:table-cell office:value-type="string" calcext:value-type="string">
            <text:p>|</text:p>
          </table:table-cell>
          <table:table-cell table:formula="of:=[.J19] + 0" office:value-type="float" office:value="0" calcext:value-type="float">
            <text:p>0</text:p>
          </table:table-cell>
          <table:table-cell table:formula="of:=-2 + 1.5*COS([.A20])" office:value-type="float" office:value="-2.6101049646137" calcext:value-type="float">
            <text:p>-2,6101049646137</text:p>
          </table:table-cell>
          <table:table-cell table:formula="of:=2 + 1.5*SIN([.A20])" office:value-type="float" office:value="3.3703181864639" calcext:value-type="float">
            <text:p>3,3703181864639</text:p>
          </table:table-cell>
          <table:table-cell office:value-type="string" calcext:value-type="string">
            <text:p>;</text:p>
          </table:table-cell>
          <table:table-cell table:formula="of:=[.N19] + 0" office:value-type="float" office:value="0" calcext:value-type="float">
            <text:p>0</text:p>
          </table:table-cell>
          <table:table-cell table:formula="of:=-2 + 1.5*COS([.A21])" office:value-type="float" office:value="-2.75" calcext:value-type="float">
            <text:p>-2,75</text:p>
          </table:table-cell>
          <table:table-cell table:formula="of:=2 + 1.5*SIN([.A21])" office:value-type="float" office:value="3.29903810567666" calcext:value-type="float">
            <text:p>3,29903810567666</text:p>
          </table:table-cell>
          <table:table-cell office:value-type="string" calcext:value-type="string">
            <text:p>|</text:p>
          </table:table-cell>
          <table:table-cell table:formula="of:=[.R19] + 0" office:value-type="float" office:value="0" calcext:value-type="float">
            <text:p>0</text:p>
          </table:table-cell>
          <table:table-cell table:formula="of:=2 + 1.5*COS([.A20])" office:value-type="float" office:value="1.3898950353863" calcext:value-type="float">
            <text:p>1,3898950353863</text:p>
          </table:table-cell>
          <table:table-cell table:formula="of:=2 + 1.5*SIN([.A20])" office:value-type="float" office:value="3.3703181864639" calcext:value-type="float">
            <text:p>3,3703181864639</text:p>
          </table:table-cell>
          <table:table-cell office:value-type="string" calcext:value-type="string">
            <text:p>;</text:p>
          </table:table-cell>
          <table:table-cell table:formula="of:=[.V19] + 0" office:value-type="float" office:value="0" calcext:value-type="float">
            <text:p>0</text:p>
          </table:table-cell>
          <table:table-cell table:formula="of:=2 + 1.5*COS([.A21])" office:value-type="float" office:value="1.25" calcext:value-type="float">
            <text:p>1,25</text:p>
          </table:table-cell>
          <table:table-cell table:formula="of:=2 + 1.5*SIN([.A21])" office:value-type="float" office:value="3.29903810567666" calcext:value-type="float">
            <text:p>3,29903810567666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20] + PI() / 30" office:value-type="float" office:value="2.0943951023932" calcext:value-type="float">
            <text:p>2,0943951023932</text:p>
          </table:table-cell>
          <table:table-cell table:formula="of:=[.B20] + 0" office:value-type="float" office:value="0" calcext:value-type="float">
            <text:p>0</text:p>
          </table:table-cell>
          <table:table-cell table:formula="of:=5*COS([.A21])" office:value-type="float" office:value="-2.5" calcext:value-type="float">
            <text:p>-2,5</text:p>
          </table:table-cell>
          <table:table-cell table:formula="of:=5*SIN([.A21])" office:value-type="float" office:value="4.3301270189222" calcext:value-type="float">
            <text:p>4,3301270189222</text:p>
          </table:table-cell>
          <table:table-cell office:value-type="string" calcext:value-type="string">
            <text:p>;</text:p>
          </table:table-cell>
          <table:table-cell table:formula="of:=[.F20] + 0" office:value-type="float" office:value="0" calcext:value-type="float">
            <text:p>0</text:p>
          </table:table-cell>
          <table:table-cell table:formula="of:=5*COS([.A22])" office:value-type="float" office:value="-2.93892626146236" calcext:value-type="float">
            <text:p>-2,93892626146236</text:p>
          </table:table-cell>
          <table:table-cell table:formula="of:=5*SIN([.A22])" office:value-type="float" office:value="4.04508497187474" calcext:value-type="float">
            <text:p>4,04508497187474</text:p>
          </table:table-cell>
          <table:table-cell office:value-type="string" calcext:value-type="string">
            <text:p>|</text:p>
          </table:table-cell>
          <table:table-cell table:formula="of:=[.J20] + 0" office:value-type="float" office:value="0" calcext:value-type="float">
            <text:p>0</text:p>
          </table:table-cell>
          <table:table-cell table:formula="of:=-2 + 1.5*COS([.A21])" office:value-type="float" office:value="-2.75" calcext:value-type="float">
            <text:p>-2,75</text:p>
          </table:table-cell>
          <table:table-cell table:formula="of:=2 + 1.5*SIN([.A21])" office:value-type="float" office:value="3.29903810567666" calcext:value-type="float">
            <text:p>3,29903810567666</text:p>
          </table:table-cell>
          <table:table-cell office:value-type="string" calcext:value-type="string">
            <text:p>;</text:p>
          </table:table-cell>
          <table:table-cell table:formula="of:=[.N20] + 0" office:value-type="float" office:value="0" calcext:value-type="float">
            <text:p>0</text:p>
          </table:table-cell>
          <table:table-cell table:formula="of:=-2 + 1.5*COS([.A22])" office:value-type="float" office:value="-2.88167787843871" calcext:value-type="float">
            <text:p>-2,88167787843871</text:p>
          </table:table-cell>
          <table:table-cell table:formula="of:=2 + 1.5*SIN([.A22])" office:value-type="float" office:value="3.21352549156242" calcext:value-type="float">
            <text:p>3,21352549156242</text:p>
          </table:table-cell>
          <table:table-cell office:value-type="string" calcext:value-type="string">
            <text:p>|</text:p>
          </table:table-cell>
          <table:table-cell table:formula="of:=[.R20] + 0" office:value-type="float" office:value="0" calcext:value-type="float">
            <text:p>0</text:p>
          </table:table-cell>
          <table:table-cell table:formula="of:=2 + 1.5*COS([.A21])" office:value-type="float" office:value="1.25" calcext:value-type="float">
            <text:p>1,25</text:p>
          </table:table-cell>
          <table:table-cell table:formula="of:=2 + 1.5*SIN([.A21])" office:value-type="float" office:value="3.29903810567666" calcext:value-type="float">
            <text:p>3,29903810567666</text:p>
          </table:table-cell>
          <table:table-cell office:value-type="string" calcext:value-type="string">
            <text:p>;</text:p>
          </table:table-cell>
          <table:table-cell table:formula="of:=[.V20] + 0" office:value-type="float" office:value="0" calcext:value-type="float">
            <text:p>0</text:p>
          </table:table-cell>
          <table:table-cell table:formula="of:=2 + 1.5*COS([.A22])" office:value-type="float" office:value="1.11832212156129" calcext:value-type="float">
            <text:p>1,11832212156129</text:p>
          </table:table-cell>
          <table:table-cell table:formula="of:=2 + 1.5*SIN([.A22])" office:value-type="float" office:value="3.21352549156242" calcext:value-type="float">
            <text:p>3,21352549156242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21] + PI() / 30" office:value-type="float" office:value="2.19911485751285" calcext:value-type="float">
            <text:p>2,19911485751285</text:p>
          </table:table-cell>
          <table:table-cell table:formula="of:=[.B21] + 0" office:value-type="float" office:value="0" calcext:value-type="float">
            <text:p>0</text:p>
          </table:table-cell>
          <table:table-cell table:formula="of:=5*COS([.A22])" office:value-type="float" office:value="-2.93892626146236" calcext:value-type="float">
            <text:p>-2,93892626146236</text:p>
          </table:table-cell>
          <table:table-cell table:formula="of:=5*SIN([.A22])" office:value-type="float" office:value="4.04508497187474" calcext:value-type="float">
            <text:p>4,04508497187474</text:p>
          </table:table-cell>
          <table:table-cell office:value-type="string" calcext:value-type="string">
            <text:p>;</text:p>
          </table:table-cell>
          <table:table-cell table:formula="of:=[.F21] + 0" office:value-type="float" office:value="0" calcext:value-type="float">
            <text:p>0</text:p>
          </table:table-cell>
          <table:table-cell table:formula="of:=5*COS([.A23])" office:value-type="float" office:value="-3.34565303179429" calcext:value-type="float">
            <text:p>-3,34565303179429</text:p>
          </table:table-cell>
          <table:table-cell table:formula="of:=5*SIN([.A23])" office:value-type="float" office:value="3.71572412738697" calcext:value-type="float">
            <text:p>3,71572412738697</text:p>
          </table:table-cell>
          <table:table-cell office:value-type="string" calcext:value-type="string">
            <text:p>|</text:p>
          </table:table-cell>
          <table:table-cell table:formula="of:=[.J21] + 0" office:value-type="float" office:value="0" calcext:value-type="float">
            <text:p>0</text:p>
          </table:table-cell>
          <table:table-cell table:formula="of:=-2 + 1.5*COS([.A22])" office:value-type="float" office:value="-2.88167787843871" calcext:value-type="float">
            <text:p>-2,88167787843871</text:p>
          </table:table-cell>
          <table:table-cell table:formula="of:=2 + 1.5*SIN([.A22])" office:value-type="float" office:value="3.21352549156242" calcext:value-type="float">
            <text:p>3,21352549156242</text:p>
          </table:table-cell>
          <table:table-cell office:value-type="string" calcext:value-type="string">
            <text:p>;</text:p>
          </table:table-cell>
          <table:table-cell table:formula="of:=[.N21] + 0" office:value-type="float" office:value="0" calcext:value-type="float">
            <text:p>0</text:p>
          </table:table-cell>
          <table:table-cell table:formula="of:=-2 + 1.5*COS([.A23])" office:value-type="float" office:value="-3.00369590953829" calcext:value-type="float">
            <text:p>-3,00369590953829</text:p>
          </table:table-cell>
          <table:table-cell table:formula="of:=2 + 1.5*SIN([.A23])" office:value-type="float" office:value="3.11471723821609" calcext:value-type="float">
            <text:p>3,11471723821609</text:p>
          </table:table-cell>
          <table:table-cell office:value-type="string" calcext:value-type="string">
            <text:p>|</text:p>
          </table:table-cell>
          <table:table-cell table:formula="of:=[.R21] + 0" office:value-type="float" office:value="0" calcext:value-type="float">
            <text:p>0</text:p>
          </table:table-cell>
          <table:table-cell table:formula="of:=2 + 1.5*COS([.A22])" office:value-type="float" office:value="1.11832212156129" calcext:value-type="float">
            <text:p>1,11832212156129</text:p>
          </table:table-cell>
          <table:table-cell table:formula="of:=2 + 1.5*SIN([.A22])" office:value-type="float" office:value="3.21352549156242" calcext:value-type="float">
            <text:p>3,21352549156242</text:p>
          </table:table-cell>
          <table:table-cell office:value-type="string" calcext:value-type="string">
            <text:p>;</text:p>
          </table:table-cell>
          <table:table-cell table:formula="of:=[.V21] + 0" office:value-type="float" office:value="0" calcext:value-type="float">
            <text:p>0</text:p>
          </table:table-cell>
          <table:table-cell table:formula="of:=2 + 1.5*COS([.A23])" office:value-type="float" office:value="0.996304090461713" calcext:value-type="float">
            <text:p>0,996304090461713</text:p>
          </table:table-cell>
          <table:table-cell table:formula="of:=2 + 1.5*SIN([.A23])" office:value-type="float" office:value="3.11471723821609" calcext:value-type="float">
            <text:p>3,11471723821609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22] + PI() / 30" office:value-type="float" office:value="2.30383461263251" calcext:value-type="float">
            <text:p>2,30383461263251</text:p>
          </table:table-cell>
          <table:table-cell table:formula="of:=[.B22] + 0" office:value-type="float" office:value="0" calcext:value-type="float">
            <text:p>0</text:p>
          </table:table-cell>
          <table:table-cell table:formula="of:=5*COS([.A23])" office:value-type="float" office:value="-3.34565303179429" calcext:value-type="float">
            <text:p>-3,34565303179429</text:p>
          </table:table-cell>
          <table:table-cell table:formula="of:=5*SIN([.A23])" office:value-type="float" office:value="3.71572412738697" calcext:value-type="float">
            <text:p>3,71572412738697</text:p>
          </table:table-cell>
          <table:table-cell office:value-type="string" calcext:value-type="string">
            <text:p>;</text:p>
          </table:table-cell>
          <table:table-cell table:formula="of:=[.F22] + 0" office:value-type="float" office:value="0" calcext:value-type="float">
            <text:p>0</text:p>
          </table:table-cell>
          <table:table-cell table:formula="of:=5*COS([.A24])" office:value-type="float" office:value="-3.71572412738697" calcext:value-type="float">
            <text:p>-3,71572412738697</text:p>
          </table:table-cell>
          <table:table-cell table:formula="of:=5*SIN([.A24])" office:value-type="float" office:value="3.34565303179429" calcext:value-type="float">
            <text:p>3,34565303179429</text:p>
          </table:table-cell>
          <table:table-cell office:value-type="string" calcext:value-type="string">
            <text:p>|</text:p>
          </table:table-cell>
          <table:table-cell table:formula="of:=[.J22] + 0" office:value-type="float" office:value="0" calcext:value-type="float">
            <text:p>0</text:p>
          </table:table-cell>
          <table:table-cell table:formula="of:=-2 + 1.5*COS([.A23])" office:value-type="float" office:value="-3.00369590953829" calcext:value-type="float">
            <text:p>-3,00369590953829</text:p>
          </table:table-cell>
          <table:table-cell table:formula="of:=2 + 1.5*SIN([.A23])" office:value-type="float" office:value="3.11471723821609" calcext:value-type="float">
            <text:p>3,11471723821609</text:p>
          </table:table-cell>
          <table:table-cell office:value-type="string" calcext:value-type="string">
            <text:p>;</text:p>
          </table:table-cell>
          <table:table-cell table:formula="of:=[.N22] + 0" office:value-type="float" office:value="0" calcext:value-type="float">
            <text:p>0</text:p>
          </table:table-cell>
          <table:table-cell table:formula="of:=-2 + 1.5*COS([.A24])" office:value-type="float" office:value="-3.11471723821609" calcext:value-type="float">
            <text:p>-3,11471723821609</text:p>
          </table:table-cell>
          <table:table-cell table:formula="of:=2 + 1.5*SIN([.A24])" office:value-type="float" office:value="3.00369590953829" calcext:value-type="float">
            <text:p>3,00369590953829</text:p>
          </table:table-cell>
          <table:table-cell office:value-type="string" calcext:value-type="string">
            <text:p>|</text:p>
          </table:table-cell>
          <table:table-cell table:formula="of:=[.R22] + 0" office:value-type="float" office:value="0" calcext:value-type="float">
            <text:p>0</text:p>
          </table:table-cell>
          <table:table-cell table:formula="of:=2 + 1.5*COS([.A23])" office:value-type="float" office:value="0.996304090461713" calcext:value-type="float">
            <text:p>0,996304090461713</text:p>
          </table:table-cell>
          <table:table-cell table:formula="of:=2 + 1.5*SIN([.A23])" office:value-type="float" office:value="3.11471723821609" calcext:value-type="float">
            <text:p>3,11471723821609</text:p>
          </table:table-cell>
          <table:table-cell office:value-type="string" calcext:value-type="string">
            <text:p>;</text:p>
          </table:table-cell>
          <table:table-cell table:formula="of:=[.V22] + 0" office:value-type="float" office:value="0" calcext:value-type="float">
            <text:p>0</text:p>
          </table:table-cell>
          <table:table-cell table:formula="of:=2 + 1.5*COS([.A24])" office:value-type="float" office:value="0.885282761783909" calcext:value-type="float">
            <text:p>0,885282761783909</text:p>
          </table:table-cell>
          <table:table-cell table:formula="of:=2 + 1.5*SIN([.A24])" office:value-type="float" office:value="3.00369590953829" calcext:value-type="float">
            <text:p>3,00369590953829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23] + PI() / 30" office:value-type="float" office:value="2.40855436775217" calcext:value-type="float">
            <text:p>2,40855436775217</text:p>
          </table:table-cell>
          <table:table-cell table:formula="of:=[.B23] + 0" office:value-type="float" office:value="0" calcext:value-type="float">
            <text:p>0</text:p>
          </table:table-cell>
          <table:table-cell table:formula="of:=5*COS([.A24])" office:value-type="float" office:value="-3.71572412738697" calcext:value-type="float">
            <text:p>-3,71572412738697</text:p>
          </table:table-cell>
          <table:table-cell table:formula="of:=5*SIN([.A24])" office:value-type="float" office:value="3.34565303179429" calcext:value-type="float">
            <text:p>3,34565303179429</text:p>
          </table:table-cell>
          <table:table-cell office:value-type="string" calcext:value-type="string">
            <text:p>;</text:p>
          </table:table-cell>
          <table:table-cell table:formula="of:=[.F23] + 0" office:value-type="float" office:value="0" calcext:value-type="float">
            <text:p>0</text:p>
          </table:table-cell>
          <table:table-cell table:formula="of:=5*COS([.A25])" office:value-type="float" office:value="-4.04508497187474" calcext:value-type="float">
            <text:p>-4,04508497187474</text:p>
          </table:table-cell>
          <table:table-cell table:formula="of:=5*SIN([.A25])" office:value-type="float" office:value="2.93892626146237" calcext:value-type="float">
            <text:p>2,93892626146237</text:p>
          </table:table-cell>
          <table:table-cell office:value-type="string" calcext:value-type="string">
            <text:p>|</text:p>
          </table:table-cell>
          <table:table-cell table:formula="of:=[.J23] + 0" office:value-type="float" office:value="0" calcext:value-type="float">
            <text:p>0</text:p>
          </table:table-cell>
          <table:table-cell table:formula="of:=-2 + 1.5*COS([.A24])" office:value-type="float" office:value="-3.11471723821609" calcext:value-type="float">
            <text:p>-3,11471723821609</text:p>
          </table:table-cell>
          <table:table-cell table:formula="of:=2 + 1.5*SIN([.A24])" office:value-type="float" office:value="3.00369590953829" calcext:value-type="float">
            <text:p>3,00369590953829</text:p>
          </table:table-cell>
          <table:table-cell office:value-type="string" calcext:value-type="string">
            <text:p>;</text:p>
          </table:table-cell>
          <table:table-cell table:formula="of:=[.N23] + 0" office:value-type="float" office:value="0" calcext:value-type="float">
            <text:p>0</text:p>
          </table:table-cell>
          <table:table-cell table:formula="of:=-2 + 1.5*COS([.A25])" office:value-type="float" office:value="-3.21352549156242" calcext:value-type="float">
            <text:p>-3,21352549156242</text:p>
          </table:table-cell>
          <table:table-cell table:formula="of:=2 + 1.5*SIN([.A25])" office:value-type="float" office:value="2.88167787843871" calcext:value-type="float">
            <text:p>2,88167787843871</text:p>
          </table:table-cell>
          <table:table-cell office:value-type="string" calcext:value-type="string">
            <text:p>|</text:p>
          </table:table-cell>
          <table:table-cell table:formula="of:=[.R23] + 0" office:value-type="float" office:value="0" calcext:value-type="float">
            <text:p>0</text:p>
          </table:table-cell>
          <table:table-cell table:formula="of:=2 + 1.5*COS([.A24])" office:value-type="float" office:value="0.885282761783909" calcext:value-type="float">
            <text:p>0,885282761783909</text:p>
          </table:table-cell>
          <table:table-cell table:formula="of:=2 + 1.5*SIN([.A24])" office:value-type="float" office:value="3.00369590953829" calcext:value-type="float">
            <text:p>3,00369590953829</text:p>
          </table:table-cell>
          <table:table-cell office:value-type="string" calcext:value-type="string">
            <text:p>;</text:p>
          </table:table-cell>
          <table:table-cell table:formula="of:=[.V23] + 0" office:value-type="float" office:value="0" calcext:value-type="float">
            <text:p>0</text:p>
          </table:table-cell>
          <table:table-cell table:formula="of:=2 + 1.5*COS([.A25])" office:value-type="float" office:value="0.786474508437579" calcext:value-type="float">
            <text:p>0,786474508437579</text:p>
          </table:table-cell>
          <table:table-cell table:formula="of:=2 + 1.5*SIN([.A25])" office:value-type="float" office:value="2.88167787843871" calcext:value-type="float">
            <text:p>2,88167787843871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24] + PI() / 30" office:value-type="float" office:value="2.51327412287183" calcext:value-type="float">
            <text:p>2,51327412287183</text:p>
          </table:table-cell>
          <table:table-cell table:formula="of:=[.B24] + 0" office:value-type="float" office:value="0" calcext:value-type="float">
            <text:p>0</text:p>
          </table:table-cell>
          <table:table-cell table:formula="of:=5*COS([.A25])" office:value-type="float" office:value="-4.04508497187474" calcext:value-type="float">
            <text:p>-4,04508497187474</text:p>
          </table:table-cell>
          <table:table-cell table:formula="of:=5*SIN([.A25])" office:value-type="float" office:value="2.93892626146237" calcext:value-type="float">
            <text:p>2,93892626146237</text:p>
          </table:table-cell>
          <table:table-cell office:value-type="string" calcext:value-type="string">
            <text:p>;</text:p>
          </table:table-cell>
          <table:table-cell table:formula="of:=[.F24] + 0" office:value-type="float" office:value="0" calcext:value-type="float">
            <text:p>0</text:p>
          </table:table-cell>
          <table:table-cell table:formula="of:=5*COS([.A26])" office:value-type="float" office:value="-4.33012701892219" calcext:value-type="float">
            <text:p>-4,33012701892219</text:p>
          </table:table-cell>
          <table:table-cell table:formula="of:=5*SIN([.A26])" office:value-type="float" office:value="2.5" calcext:value-type="float">
            <text:p>2,5</text:p>
          </table:table-cell>
          <table:table-cell office:value-type="string" calcext:value-type="string">
            <text:p>|</text:p>
          </table:table-cell>
          <table:table-cell table:formula="of:=[.J24] + 0" office:value-type="float" office:value="0" calcext:value-type="float">
            <text:p>0</text:p>
          </table:table-cell>
          <table:table-cell table:formula="of:=-2 + 1.5*COS([.A25])" office:value-type="float" office:value="-3.21352549156242" calcext:value-type="float">
            <text:p>-3,21352549156242</text:p>
          </table:table-cell>
          <table:table-cell table:formula="of:=2 + 1.5*SIN([.A25])" office:value-type="float" office:value="2.88167787843871" calcext:value-type="float">
            <text:p>2,88167787843871</text:p>
          </table:table-cell>
          <table:table-cell office:value-type="string" calcext:value-type="string">
            <text:p>;</text:p>
          </table:table-cell>
          <table:table-cell table:formula="of:=[.N24] + 0" office:value-type="float" office:value="0" calcext:value-type="float">
            <text:p>0</text:p>
          </table:table-cell>
          <table:table-cell table:formula="of:=-2 + 1.5*COS([.A26])" office:value-type="float" office:value="-3.29903810567666" calcext:value-type="float">
            <text:p>-3,29903810567666</text:p>
          </table:table-cell>
          <table:table-cell table:formula="of:=2 + 1.5*SIN([.A26])" office:value-type="float" office:value="2.75" calcext:value-type="float">
            <text:p>2,75</text:p>
          </table:table-cell>
          <table:table-cell office:value-type="string" calcext:value-type="string">
            <text:p>|</text:p>
          </table:table-cell>
          <table:table-cell table:formula="of:=[.R24] + 0" office:value-type="float" office:value="0" calcext:value-type="float">
            <text:p>0</text:p>
          </table:table-cell>
          <table:table-cell table:formula="of:=2 + 1.5*COS([.A25])" office:value-type="float" office:value="0.786474508437579" calcext:value-type="float">
            <text:p>0,786474508437579</text:p>
          </table:table-cell>
          <table:table-cell table:formula="of:=2 + 1.5*SIN([.A25])" office:value-type="float" office:value="2.88167787843871" calcext:value-type="float">
            <text:p>2,88167787843871</text:p>
          </table:table-cell>
          <table:table-cell office:value-type="string" calcext:value-type="string">
            <text:p>;</text:p>
          </table:table-cell>
          <table:table-cell table:formula="of:=[.V24] + 0" office:value-type="float" office:value="0" calcext:value-type="float">
            <text:p>0</text:p>
          </table:table-cell>
          <table:table-cell table:formula="of:=2 + 1.5*COS([.A26])" office:value-type="float" office:value="0.700961894323342" calcext:value-type="float">
            <text:p>0,700961894323342</text:p>
          </table:table-cell>
          <table:table-cell table:formula="of:=2 + 1.5*SIN([.A26])" office:value-type="float" office:value="2.75" calcext:value-type="float">
            <text:p>2,75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25] + PI() / 30" office:value-type="float" office:value="2.61799387799149" calcext:value-type="float">
            <text:p>2,61799387799149</text:p>
          </table:table-cell>
          <table:table-cell table:formula="of:=[.B25] + 0" office:value-type="float" office:value="0" calcext:value-type="float">
            <text:p>0</text:p>
          </table:table-cell>
          <table:table-cell table:formula="of:=5*COS([.A26])" office:value-type="float" office:value="-4.33012701892219" calcext:value-type="float">
            <text:p>-4,33012701892219</text:p>
          </table:table-cell>
          <table:table-cell table:formula="of:=5*SIN([.A26])" office:value-type="float" office:value="2.5" calcext:value-type="float">
            <text:p>2,5</text:p>
          </table:table-cell>
          <table:table-cell office:value-type="string" calcext:value-type="string">
            <text:p>;</text:p>
          </table:table-cell>
          <table:table-cell table:formula="of:=[.F25] + 0" office:value-type="float" office:value="0" calcext:value-type="float">
            <text:p>0</text:p>
          </table:table-cell>
          <table:table-cell table:formula="of:=5*COS([.A27])" office:value-type="float" office:value="-4.56772728821301" calcext:value-type="float">
            <text:p>-4,56772728821301</text:p>
          </table:table-cell>
          <table:table-cell table:formula="of:=5*SIN([.A27])" office:value-type="float" office:value="2.033683215379" calcext:value-type="float">
            <text:p>2,033683215379</text:p>
          </table:table-cell>
          <table:table-cell office:value-type="string" calcext:value-type="string">
            <text:p>|</text:p>
          </table:table-cell>
          <table:table-cell table:formula="of:=[.J25] + 0" office:value-type="float" office:value="0" calcext:value-type="float">
            <text:p>0</text:p>
          </table:table-cell>
          <table:table-cell table:formula="of:=-2 + 1.5*COS([.A26])" office:value-type="float" office:value="-3.29903810567666" calcext:value-type="float">
            <text:p>-3,29903810567666</text:p>
          </table:table-cell>
          <table:table-cell table:formula="of:=2 + 1.5*SIN([.A26])" office:value-type="float" office:value="2.75" calcext:value-type="float">
            <text:p>2,75</text:p>
          </table:table-cell>
          <table:table-cell office:value-type="string" calcext:value-type="string">
            <text:p>;</text:p>
          </table:table-cell>
          <table:table-cell table:formula="of:=[.N25] + 0" office:value-type="float" office:value="0" calcext:value-type="float">
            <text:p>0</text:p>
          </table:table-cell>
          <table:table-cell table:formula="of:=-2 + 1.5*COS([.A27])" office:value-type="float" office:value="-3.3703181864639" calcext:value-type="float">
            <text:p>-3,3703181864639</text:p>
          </table:table-cell>
          <table:table-cell table:formula="of:=2 + 1.5*SIN([.A27])" office:value-type="float" office:value="2.6101049646137" calcext:value-type="float">
            <text:p>2,6101049646137</text:p>
          </table:table-cell>
          <table:table-cell office:value-type="string" calcext:value-type="string">
            <text:p>|</text:p>
          </table:table-cell>
          <table:table-cell table:formula="of:=[.R25] + 0" office:value-type="float" office:value="0" calcext:value-type="float">
            <text:p>0</text:p>
          </table:table-cell>
          <table:table-cell table:formula="of:=2 + 1.5*COS([.A26])" office:value-type="float" office:value="0.700961894323342" calcext:value-type="float">
            <text:p>0,700961894323342</text:p>
          </table:table-cell>
          <table:table-cell table:formula="of:=2 + 1.5*SIN([.A26])" office:value-type="float" office:value="2.75" calcext:value-type="float">
            <text:p>2,75</text:p>
          </table:table-cell>
          <table:table-cell office:value-type="string" calcext:value-type="string">
            <text:p>;</text:p>
          </table:table-cell>
          <table:table-cell table:formula="of:=[.V25] + 0" office:value-type="float" office:value="0" calcext:value-type="float">
            <text:p>0</text:p>
          </table:table-cell>
          <table:table-cell table:formula="of:=2 + 1.5*COS([.A27])" office:value-type="float" office:value="0.629681813536099" calcext:value-type="float">
            <text:p>0,629681813536099</text:p>
          </table:table-cell>
          <table:table-cell table:formula="of:=2 + 1.5*SIN([.A27])" office:value-type="float" office:value="2.6101049646137" calcext:value-type="float">
            <text:p>2,6101049646137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26] + PI() / 30" office:value-type="float" office:value="2.72271363311115" calcext:value-type="float">
            <text:p>2,72271363311115</text:p>
          </table:table-cell>
          <table:table-cell table:formula="of:=[.B26] + 0" office:value-type="float" office:value="0" calcext:value-type="float">
            <text:p>0</text:p>
          </table:table-cell>
          <table:table-cell table:formula="of:=5*COS([.A27])" office:value-type="float" office:value="-4.56772728821301" calcext:value-type="float">
            <text:p>-4,56772728821301</text:p>
          </table:table-cell>
          <table:table-cell table:formula="of:=5*SIN([.A27])" office:value-type="float" office:value="2.033683215379" calcext:value-type="float">
            <text:p>2,033683215379</text:p>
          </table:table-cell>
          <table:table-cell office:value-type="string" calcext:value-type="string">
            <text:p>;</text:p>
          </table:table-cell>
          <table:table-cell table:formula="of:=[.F26] + 0" office:value-type="float" office:value="0" calcext:value-type="float">
            <text:p>0</text:p>
          </table:table-cell>
          <table:table-cell table:formula="of:=5*COS([.A28])" office:value-type="float" office:value="-4.75528258147577" calcext:value-type="float">
            <text:p>-4,75528258147577</text:p>
          </table:table-cell>
          <table:table-cell table:formula="of:=5*SIN([.A28])" office:value-type="float" office:value="1.54508497187474" calcext:value-type="float">
            <text:p>1,54508497187474</text:p>
          </table:table-cell>
          <table:table-cell office:value-type="string" calcext:value-type="string">
            <text:p>|</text:p>
          </table:table-cell>
          <table:table-cell table:formula="of:=[.J26] + 0" office:value-type="float" office:value="0" calcext:value-type="float">
            <text:p>0</text:p>
          </table:table-cell>
          <table:table-cell table:formula="of:=-2 + 1.5*COS([.A27])" office:value-type="float" office:value="-3.3703181864639" calcext:value-type="float">
            <text:p>-3,3703181864639</text:p>
          </table:table-cell>
          <table:table-cell table:formula="of:=2 + 1.5*SIN([.A27])" office:value-type="float" office:value="2.6101049646137" calcext:value-type="float">
            <text:p>2,6101049646137</text:p>
          </table:table-cell>
          <table:table-cell office:value-type="string" calcext:value-type="string">
            <text:p>;</text:p>
          </table:table-cell>
          <table:table-cell table:formula="of:=[.N26] + 0" office:value-type="float" office:value="0" calcext:value-type="float">
            <text:p>0</text:p>
          </table:table-cell>
          <table:table-cell table:formula="of:=-2 + 1.5*COS([.A28])" office:value-type="float" office:value="-3.42658477444273" calcext:value-type="float">
            <text:p>-3,42658477444273</text:p>
          </table:table-cell>
          <table:table-cell table:formula="of:=2 + 1.5*SIN([.A28])" office:value-type="float" office:value="2.46352549156242" calcext:value-type="float">
            <text:p>2,46352549156242</text:p>
          </table:table-cell>
          <table:table-cell office:value-type="string" calcext:value-type="string">
            <text:p>|</text:p>
          </table:table-cell>
          <table:table-cell table:formula="of:=[.R26] + 0" office:value-type="float" office:value="0" calcext:value-type="float">
            <text:p>0</text:p>
          </table:table-cell>
          <table:table-cell table:formula="of:=2 + 1.5*COS([.A27])" office:value-type="float" office:value="0.629681813536099" calcext:value-type="float">
            <text:p>0,629681813536099</text:p>
          </table:table-cell>
          <table:table-cell table:formula="of:=2 + 1.5*SIN([.A27])" office:value-type="float" office:value="2.6101049646137" calcext:value-type="float">
            <text:p>2,6101049646137</text:p>
          </table:table-cell>
          <table:table-cell office:value-type="string" calcext:value-type="string">
            <text:p>;</text:p>
          </table:table-cell>
          <table:table-cell table:formula="of:=[.V26] + 0" office:value-type="float" office:value="0" calcext:value-type="float">
            <text:p>0</text:p>
          </table:table-cell>
          <table:table-cell table:formula="of:=2 + 1.5*COS([.A28])" office:value-type="float" office:value="0.57341522555727" calcext:value-type="float">
            <text:p>0,57341522555727</text:p>
          </table:table-cell>
          <table:table-cell table:formula="of:=2 + 1.5*SIN([.A28])" office:value-type="float" office:value="2.46352549156242" calcext:value-type="float">
            <text:p>2,46352549156242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27] + PI() / 30" office:value-type="float" office:value="2.82743338823081" calcext:value-type="float">
            <text:p>2,82743338823081</text:p>
          </table:table-cell>
          <table:table-cell table:formula="of:=[.B27] + 0" office:value-type="float" office:value="0" calcext:value-type="float">
            <text:p>0</text:p>
          </table:table-cell>
          <table:table-cell table:formula="of:=5*COS([.A28])" office:value-type="float" office:value="-4.75528258147577" calcext:value-type="float">
            <text:p>-4,75528258147577</text:p>
          </table:table-cell>
          <table:table-cell table:formula="of:=5*SIN([.A28])" office:value-type="float" office:value="1.54508497187474" calcext:value-type="float">
            <text:p>1,54508497187474</text:p>
          </table:table-cell>
          <table:table-cell office:value-type="string" calcext:value-type="string">
            <text:p>;</text:p>
          </table:table-cell>
          <table:table-cell table:formula="of:=[.F27] + 0" office:value-type="float" office:value="0" calcext:value-type="float">
            <text:p>0</text:p>
          </table:table-cell>
          <table:table-cell table:formula="of:=5*COS([.A29])" office:value-type="float" office:value="-4.89073800366903" calcext:value-type="float">
            <text:p>-4,89073800366903</text:p>
          </table:table-cell>
          <table:table-cell table:formula="of:=5*SIN([.A29])" office:value-type="float" office:value="1.03955845408879" calcext:value-type="float">
            <text:p>1,03955845408879</text:p>
          </table:table-cell>
          <table:table-cell office:value-type="string" calcext:value-type="string">
            <text:p>|</text:p>
          </table:table-cell>
          <table:table-cell table:formula="of:=[.J27] + 0" office:value-type="float" office:value="0" calcext:value-type="float">
            <text:p>0</text:p>
          </table:table-cell>
          <table:table-cell table:formula="of:=-2 + 1.5*COS([.A28])" office:value-type="float" office:value="-3.42658477444273" calcext:value-type="float">
            <text:p>-3,42658477444273</text:p>
          </table:table-cell>
          <table:table-cell table:formula="of:=2 + 1.5*SIN([.A28])" office:value-type="float" office:value="2.46352549156242" calcext:value-type="float">
            <text:p>2,46352549156242</text:p>
          </table:table-cell>
          <table:table-cell office:value-type="string" calcext:value-type="string">
            <text:p>;</text:p>
          </table:table-cell>
          <table:table-cell table:formula="of:=[.N27] + 0" office:value-type="float" office:value="0" calcext:value-type="float">
            <text:p>0</text:p>
          </table:table-cell>
          <table:table-cell table:formula="of:=-2 + 1.5*COS([.A29])" office:value-type="float" office:value="-3.46722140110071" calcext:value-type="float">
            <text:p>-3,46722140110071</text:p>
          </table:table-cell>
          <table:table-cell table:formula="of:=2 + 1.5*SIN([.A29])" office:value-type="float" office:value="2.31186753622664" calcext:value-type="float">
            <text:p>2,31186753622664</text:p>
          </table:table-cell>
          <table:table-cell office:value-type="string" calcext:value-type="string">
            <text:p>|</text:p>
          </table:table-cell>
          <table:table-cell table:formula="of:=[.R27] + 0" office:value-type="float" office:value="0" calcext:value-type="float">
            <text:p>0</text:p>
          </table:table-cell>
          <table:table-cell table:formula="of:=2 + 1.5*COS([.A28])" office:value-type="float" office:value="0.57341522555727" calcext:value-type="float">
            <text:p>0,57341522555727</text:p>
          </table:table-cell>
          <table:table-cell table:formula="of:=2 + 1.5*SIN([.A28])" office:value-type="float" office:value="2.46352549156242" calcext:value-type="float">
            <text:p>2,46352549156242</text:p>
          </table:table-cell>
          <table:table-cell office:value-type="string" calcext:value-type="string">
            <text:p>;</text:p>
          </table:table-cell>
          <table:table-cell table:formula="of:=[.V27] + 0" office:value-type="float" office:value="0" calcext:value-type="float">
            <text:p>0</text:p>
          </table:table-cell>
          <table:table-cell table:formula="of:=2 + 1.5*COS([.A29])" office:value-type="float" office:value="0.532778598899292" calcext:value-type="float">
            <text:p>0,532778598899292</text:p>
          </table:table-cell>
          <table:table-cell table:formula="of:=2 + 1.5*SIN([.A29])" office:value-type="float" office:value="2.31186753622664" calcext:value-type="float">
            <text:p>2,31186753622664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28] + PI() / 30" office:value-type="float" office:value="2.93215314335047" calcext:value-type="float">
            <text:p>2,93215314335047</text:p>
          </table:table-cell>
          <table:table-cell table:formula="of:=[.B28] + 0" office:value-type="float" office:value="0" calcext:value-type="float">
            <text:p>0</text:p>
          </table:table-cell>
          <table:table-cell table:formula="of:=5*COS([.A29])" office:value-type="float" office:value="-4.89073800366903" calcext:value-type="float">
            <text:p>-4,89073800366903</text:p>
          </table:table-cell>
          <table:table-cell table:formula="of:=5*SIN([.A29])" office:value-type="float" office:value="1.03955845408879" calcext:value-type="float">
            <text:p>1,03955845408879</text:p>
          </table:table-cell>
          <table:table-cell office:value-type="string" calcext:value-type="string">
            <text:p>;</text:p>
          </table:table-cell>
          <table:table-cell table:formula="of:=[.F28] + 0" office:value-type="float" office:value="0" calcext:value-type="float">
            <text:p>0</text:p>
          </table:table-cell>
          <table:table-cell table:formula="of:=5*COS([.A30])" office:value-type="float" office:value="-4.97260947684137" calcext:value-type="float">
            <text:p>-4,97260947684137</text:p>
          </table:table-cell>
          <table:table-cell table:formula="of:=5*SIN([.A30])" office:value-type="float" office:value="0.522642316338264" calcext:value-type="float">
            <text:p>0,522642316338264</text:p>
          </table:table-cell>
          <table:table-cell office:value-type="string" calcext:value-type="string">
            <text:p>|</text:p>
          </table:table-cell>
          <table:table-cell table:formula="of:=[.J28] + 0" office:value-type="float" office:value="0" calcext:value-type="float">
            <text:p>0</text:p>
          </table:table-cell>
          <table:table-cell table:formula="of:=-2 + 1.5*COS([.A29])" office:value-type="float" office:value="-3.46722140110071" calcext:value-type="float">
            <text:p>-3,46722140110071</text:p>
          </table:table-cell>
          <table:table-cell table:formula="of:=2 + 1.5*SIN([.A29])" office:value-type="float" office:value="2.31186753622664" calcext:value-type="float">
            <text:p>2,31186753622664</text:p>
          </table:table-cell>
          <table:table-cell office:value-type="string" calcext:value-type="string">
            <text:p>;</text:p>
          </table:table-cell>
          <table:table-cell table:formula="of:=[.N28] + 0" office:value-type="float" office:value="0" calcext:value-type="float">
            <text:p>0</text:p>
          </table:table-cell>
          <table:table-cell table:formula="of:=-2 + 1.5*COS([.A30])" office:value-type="float" office:value="-3.49178284305241" calcext:value-type="float">
            <text:p>-3,49178284305241</text:p>
          </table:table-cell>
          <table:table-cell table:formula="of:=2 + 1.5*SIN([.A30])" office:value-type="float" office:value="2.15679269490148" calcext:value-type="float">
            <text:p>2,15679269490148</text:p>
          </table:table-cell>
          <table:table-cell office:value-type="string" calcext:value-type="string">
            <text:p>|</text:p>
          </table:table-cell>
          <table:table-cell table:formula="of:=[.R28] + 0" office:value-type="float" office:value="0" calcext:value-type="float">
            <text:p>0</text:p>
          </table:table-cell>
          <table:table-cell table:formula="of:=2 + 1.5*COS([.A29])" office:value-type="float" office:value="0.532778598899292" calcext:value-type="float">
            <text:p>0,532778598899292</text:p>
          </table:table-cell>
          <table:table-cell table:formula="of:=2 + 1.5*SIN([.A29])" office:value-type="float" office:value="2.31186753622664" calcext:value-type="float">
            <text:p>2,31186753622664</text:p>
          </table:table-cell>
          <table:table-cell office:value-type="string" calcext:value-type="string">
            <text:p>;</text:p>
          </table:table-cell>
          <table:table-cell table:formula="of:=[.V28] + 0" office:value-type="float" office:value="0" calcext:value-type="float">
            <text:p>0</text:p>
          </table:table-cell>
          <table:table-cell table:formula="of:=2 + 1.5*COS([.A30])" office:value-type="float" office:value="0.50821715694759" calcext:value-type="float">
            <text:p>0,50821715694759</text:p>
          </table:table-cell>
          <table:table-cell table:formula="of:=2 + 1.5*SIN([.A30])" office:value-type="float" office:value="2.15679269490148" calcext:value-type="float">
            <text:p>2,15679269490148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29] + PI() / 30" office:value-type="float" office:value="3.03687289847013" calcext:value-type="float">
            <text:p>3,03687289847013</text:p>
          </table:table-cell>
          <table:table-cell table:formula="of:=[.B29] + 0" office:value-type="float" office:value="0" calcext:value-type="float">
            <text:p>0</text:p>
          </table:table-cell>
          <table:table-cell table:formula="of:=5*COS([.A30])" office:value-type="float" office:value="-4.97260947684137" calcext:value-type="float">
            <text:p>-4,97260947684137</text:p>
          </table:table-cell>
          <table:table-cell table:formula="of:=5*SIN([.A30])" office:value-type="float" office:value="0.522642316338264" calcext:value-type="float">
            <text:p>0,522642316338264</text:p>
          </table:table-cell>
          <table:table-cell office:value-type="string" calcext:value-type="string">
            <text:p>;</text:p>
          </table:table-cell>
          <table:table-cell table:formula="of:=[.F29] + 0" office:value-type="float" office:value="0" calcext:value-type="float">
            <text:p>0</text:p>
          </table:table-cell>
          <table:table-cell table:formula="of:=5*COS([.A31])" office:value-type="float" office:value="-5" calcext:value-type="float">
            <text:p>-5</text:p>
          </table:table-cell>
          <table:table-cell table:formula="of:=5*SIN([.A31])" office:value-type="float" office:value="-3.82856869892695E-015" calcext:value-type="float">
            <text:p>-3,82856869892695E-15</text:p>
          </table:table-cell>
          <table:table-cell office:value-type="string" calcext:value-type="string">
            <text:p>|</text:p>
          </table:table-cell>
          <table:table-cell table:formula="of:=[.J29] + 0" office:value-type="float" office:value="0" calcext:value-type="float">
            <text:p>0</text:p>
          </table:table-cell>
          <table:table-cell table:formula="of:=-2 + 1.5*COS([.A30])" office:value-type="float" office:value="-3.49178284305241" calcext:value-type="float">
            <text:p>-3,49178284305241</text:p>
          </table:table-cell>
          <table:table-cell table:formula="of:=2 + 1.5*SIN([.A30])" office:value-type="float" office:value="2.15679269490148" calcext:value-type="float">
            <text:p>2,15679269490148</text:p>
          </table:table-cell>
          <table:table-cell office:value-type="string" calcext:value-type="string">
            <text:p>;</text:p>
          </table:table-cell>
          <table:table-cell table:formula="of:=[.N29] + 0" office:value-type="float" office:value="0" calcext:value-type="float">
            <text:p>0</text:p>
          </table:table-cell>
          <table:table-cell table:formula="of:=-2 + 1.5*COS([.A31])" office:value-type="float" office:value="-3.5" calcext:value-type="float">
            <text:p>-3,5</text:p>
          </table:table-cell>
          <table:table-cell table:formula="of:=2 + 1.5*SIN([.A31])"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table:formula="of:=[.R29] + 0" office:value-type="float" office:value="0" calcext:value-type="float">
            <text:p>0</text:p>
          </table:table-cell>
          <table:table-cell table:formula="of:=2 + 1.5*COS([.A30])" office:value-type="float" office:value="0.50821715694759" calcext:value-type="float">
            <text:p>0,50821715694759</text:p>
          </table:table-cell>
          <table:table-cell table:formula="of:=2 + 1.5*SIN([.A30])" office:value-type="float" office:value="2.15679269490148" calcext:value-type="float">
            <text:p>2,15679269490148</text:p>
          </table:table-cell>
          <table:table-cell office:value-type="string" calcext:value-type="string">
            <text:p>;</text:p>
          </table:table-cell>
          <table:table-cell table:formula="of:=[.V29] + 0" office:value-type="float" office:value="0" calcext:value-type="float">
            <text:p>0</text:p>
          </table:table-cell>
          <table:table-cell table:formula="of:=2 + 1.5*COS([.A31])" office:value-type="float" office:value="0.5" calcext:value-type="float">
            <text:p>0,5</text:p>
          </table:table-cell>
          <table:table-cell table:formula="of:=2 + 1.5*SIN([.A31])" office:value-type="float" office:value="2" calcext:value-type="float">
            <text:p>2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30] + PI() / 30" office:value-type="float" office:value="3.14159265358979" calcext:value-type="float">
            <text:p>3,14159265358979</text:p>
          </table:table-cell>
          <table:table-cell table:formula="of:=[.B30] + 0" office:value-type="float" office:value="0" calcext:value-type="float">
            <text:p>0</text:p>
          </table:table-cell>
          <table:table-cell table:formula="of:=5*COS([.A31])" office:value-type="float" office:value="-5" calcext:value-type="float">
            <text:p>-5</text:p>
          </table:table-cell>
          <table:table-cell table:formula="of:=5*SIN([.A31])" office:value-type="float" office:value="-3.82856869892695E-015" calcext:value-type="float">
            <text:p>-3,82856869892695E-15</text:p>
          </table:table-cell>
          <table:table-cell office:value-type="string" calcext:value-type="string">
            <text:p>;</text:p>
          </table:table-cell>
          <table:table-cell table:formula="of:=[.F30] + 0" office:value-type="float" office:value="0" calcext:value-type="float">
            <text:p>0</text:p>
          </table:table-cell>
          <table:table-cell table:formula="of:=5*COS([.A32])" office:value-type="float" office:value="-4.97260947684137" calcext:value-type="float">
            <text:p>-4,97260947684137</text:p>
          </table:table-cell>
          <table:table-cell table:formula="of:=5*SIN([.A32])" office:value-type="float" office:value="-0.522642316338272" calcext:value-type="float">
            <text:p>-0,522642316338272</text:p>
          </table:table-cell>
          <table:table-cell office:value-type="string" calcext:value-type="string">
            <text:p>|</text:p>
          </table:table-cell>
          <table:table-cell table:formula="of:=[.J30] + 0" office:value-type="float" office:value="0" calcext:value-type="float">
            <text:p>0</text:p>
          </table:table-cell>
          <table:table-cell table:formula="of:=-2 + 1.5*COS([.A31])" office:value-type="float" office:value="-3.5" calcext:value-type="float">
            <text:p>-3,5</text:p>
          </table:table-cell>
          <table:table-cell table:formula="of:=2 + 1.5*SIN([.A31])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[.N30] + 0" office:value-type="float" office:value="0" calcext:value-type="float">
            <text:p>0</text:p>
          </table:table-cell>
          <table:table-cell table:formula="of:=-2 + 1.5*COS([.A32])" office:value-type="float" office:value="-3.49178284305241" calcext:value-type="float">
            <text:p>-3,49178284305241</text:p>
          </table:table-cell>
          <table:table-cell table:formula="of:=2 + 1.5*SIN([.A32])" office:value-type="float" office:value="1.84320730509852" calcext:value-type="float">
            <text:p>1,84320730509852</text:p>
          </table:table-cell>
          <table:table-cell office:value-type="string" calcext:value-type="string">
            <text:p>|</text:p>
          </table:table-cell>
          <table:table-cell table:formula="of:=[.R30] + 0" office:value-type="float" office:value="0" calcext:value-type="float">
            <text:p>0</text:p>
          </table:table-cell>
          <table:table-cell table:formula="of:=2 + 1.5*COS([.A31])" office:value-type="float" office:value="0.5" calcext:value-type="float">
            <text:p>0,5</text:p>
          </table:table-cell>
          <table:table-cell table:formula="of:=2 + 1.5*SIN([.A31])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formula="of:=[.V30] + 0" office:value-type="float" office:value="0" calcext:value-type="float">
            <text:p>0</text:p>
          </table:table-cell>
          <table:table-cell table:formula="of:=2 + 1.5*COS([.A32])" office:value-type="float" office:value="0.50821715694759" calcext:value-type="float">
            <text:p>0,50821715694759</text:p>
          </table:table-cell>
          <table:table-cell table:formula="of:=2 + 1.5*SIN([.A32])" office:value-type="float" office:value="1.84320730509852" calcext:value-type="float">
            <text:p>1,84320730509852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31] + PI() / 30" office:value-type="float" office:value="3.24631240870945" calcext:value-type="float">
            <text:p>3,24631240870945</text:p>
          </table:table-cell>
          <table:table-cell table:formula="of:=[.B31] + 0" office:value-type="float" office:value="0" calcext:value-type="float">
            <text:p>0</text:p>
          </table:table-cell>
          <table:table-cell table:formula="of:=5*COS([.A32])" office:value-type="float" office:value="-4.97260947684137" calcext:value-type="float">
            <text:p>-4,97260947684137</text:p>
          </table:table-cell>
          <table:table-cell table:formula="of:=5*SIN([.A32])" office:value-type="float" office:value="-0.522642316338272" calcext:value-type="float">
            <text:p>-0,522642316338272</text:p>
          </table:table-cell>
          <table:table-cell office:value-type="string" calcext:value-type="string">
            <text:p>;</text:p>
          </table:table-cell>
          <table:table-cell table:formula="of:=[.F31] + 0" office:value-type="float" office:value="0" calcext:value-type="float">
            <text:p>0</text:p>
          </table:table-cell>
          <table:table-cell table:formula="of:=5*COS([.A33])" office:value-type="float" office:value="-4.89073800366903" calcext:value-type="float">
            <text:p>-4,89073800366903</text:p>
          </table:table-cell>
          <table:table-cell table:formula="of:=5*SIN([.A33])" office:value-type="float" office:value="-1.0395584540888" calcext:value-type="float">
            <text:p>-1,0395584540888</text:p>
          </table:table-cell>
          <table:table-cell office:value-type="string" calcext:value-type="string">
            <text:p>|</text:p>
          </table:table-cell>
          <table:table-cell table:formula="of:=[.J31] + 0" office:value-type="float" office:value="0" calcext:value-type="float">
            <text:p>0</text:p>
          </table:table-cell>
          <table:table-cell table:formula="of:=-2 + 1.5*COS([.A32])" office:value-type="float" office:value="-3.49178284305241" calcext:value-type="float">
            <text:p>-3,49178284305241</text:p>
          </table:table-cell>
          <table:table-cell table:formula="of:=2 + 1.5*SIN([.A32])" office:value-type="float" office:value="1.84320730509852" calcext:value-type="float">
            <text:p>1,84320730509852</text:p>
          </table:table-cell>
          <table:table-cell office:value-type="string" calcext:value-type="string">
            <text:p>;</text:p>
          </table:table-cell>
          <table:table-cell table:formula="of:=[.N31] + 0" office:value-type="float" office:value="0" calcext:value-type="float">
            <text:p>0</text:p>
          </table:table-cell>
          <table:table-cell table:formula="of:=-2 + 1.5*COS([.A33])" office:value-type="float" office:value="-3.46722140110071" calcext:value-type="float">
            <text:p>-3,46722140110071</text:p>
          </table:table-cell>
          <table:table-cell table:formula="of:=2 + 1.5*SIN([.A33])" office:value-type="float" office:value="1.68813246377336" calcext:value-type="float">
            <text:p>1,68813246377336</text:p>
          </table:table-cell>
          <table:table-cell office:value-type="string" calcext:value-type="string">
            <text:p>|</text:p>
          </table:table-cell>
          <table:table-cell table:formula="of:=[.R31] + 0" office:value-type="float" office:value="0" calcext:value-type="float">
            <text:p>0</text:p>
          </table:table-cell>
          <table:table-cell table:formula="of:=2 + 1.5*COS([.A32])" office:value-type="float" office:value="0.50821715694759" calcext:value-type="float">
            <text:p>0,50821715694759</text:p>
          </table:table-cell>
          <table:table-cell table:formula="of:=2 + 1.5*SIN([.A32])" office:value-type="float" office:value="1.84320730509852" calcext:value-type="float">
            <text:p>1,84320730509852</text:p>
          </table:table-cell>
          <table:table-cell office:value-type="string" calcext:value-type="string">
            <text:p>;</text:p>
          </table:table-cell>
          <table:table-cell table:formula="of:=[.V31] + 0" office:value-type="float" office:value="0" calcext:value-type="float">
            <text:p>0</text:p>
          </table:table-cell>
          <table:table-cell table:formula="of:=2 + 1.5*COS([.A33])" office:value-type="float" office:value="0.532778598899292" calcext:value-type="float">
            <text:p>0,532778598899292</text:p>
          </table:table-cell>
          <table:table-cell table:formula="of:=2 + 1.5*SIN([.A33])" office:value-type="float" office:value="1.68813246377336" calcext:value-type="float">
            <text:p>1,68813246377336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32] + PI() / 30" office:value-type="float" office:value="3.35103216382911" calcext:value-type="float">
            <text:p>3,35103216382911</text:p>
          </table:table-cell>
          <table:table-cell table:formula="of:=[.B32] + 0" office:value-type="float" office:value="0" calcext:value-type="float">
            <text:p>0</text:p>
          </table:table-cell>
          <table:table-cell table:formula="of:=5*COS([.A33])" office:value-type="float" office:value="-4.89073800366903" calcext:value-type="float">
            <text:p>-4,89073800366903</text:p>
          </table:table-cell>
          <table:table-cell table:formula="of:=5*SIN([.A33])" office:value-type="float" office:value="-1.0395584540888" calcext:value-type="float">
            <text:p>-1,0395584540888</text:p>
          </table:table-cell>
          <table:table-cell office:value-type="string" calcext:value-type="string">
            <text:p>;</text:p>
          </table:table-cell>
          <table:table-cell table:formula="of:=[.F32] + 0" office:value-type="float" office:value="0" calcext:value-type="float">
            <text:p>0</text:p>
          </table:table-cell>
          <table:table-cell table:formula="of:=5*COS([.A34])" office:value-type="float" office:value="-4.75528258147577" calcext:value-type="float">
            <text:p>-4,75528258147577</text:p>
          </table:table-cell>
          <table:table-cell table:formula="of:=5*SIN([.A34])" office:value-type="float" office:value="-1.54508497187474" calcext:value-type="float">
            <text:p>-1,54508497187474</text:p>
          </table:table-cell>
          <table:table-cell office:value-type="string" calcext:value-type="string">
            <text:p>|</text:p>
          </table:table-cell>
          <table:table-cell table:formula="of:=[.J32] + 0" office:value-type="float" office:value="0" calcext:value-type="float">
            <text:p>0</text:p>
          </table:table-cell>
          <table:table-cell table:formula="of:=-2 + 1.5*COS([.A33])" office:value-type="float" office:value="-3.46722140110071" calcext:value-type="float">
            <text:p>-3,46722140110071</text:p>
          </table:table-cell>
          <table:table-cell table:formula="of:=2 + 1.5*SIN([.A33])" office:value-type="float" office:value="1.68813246377336" calcext:value-type="float">
            <text:p>1,68813246377336</text:p>
          </table:table-cell>
          <table:table-cell office:value-type="string" calcext:value-type="string">
            <text:p>;</text:p>
          </table:table-cell>
          <table:table-cell table:formula="of:=[.N32] + 0" office:value-type="float" office:value="0" calcext:value-type="float">
            <text:p>0</text:p>
          </table:table-cell>
          <table:table-cell table:formula="of:=-2 + 1.5*COS([.A34])" office:value-type="float" office:value="-3.42658477444273" calcext:value-type="float">
            <text:p>-3,42658477444273</text:p>
          </table:table-cell>
          <table:table-cell table:formula="of:=2 + 1.5*SIN([.A34])" office:value-type="float" office:value="1.53647450843758" calcext:value-type="float">
            <text:p>1,53647450843758</text:p>
          </table:table-cell>
          <table:table-cell office:value-type="string" calcext:value-type="string">
            <text:p>|</text:p>
          </table:table-cell>
          <table:table-cell table:formula="of:=[.R32] + 0" office:value-type="float" office:value="0" calcext:value-type="float">
            <text:p>0</text:p>
          </table:table-cell>
          <table:table-cell table:formula="of:=2 + 1.5*COS([.A33])" office:value-type="float" office:value="0.532778598899292" calcext:value-type="float">
            <text:p>0,532778598899292</text:p>
          </table:table-cell>
          <table:table-cell table:formula="of:=2 + 1.5*SIN([.A33])" office:value-type="float" office:value="1.68813246377336" calcext:value-type="float">
            <text:p>1,68813246377336</text:p>
          </table:table-cell>
          <table:table-cell office:value-type="string" calcext:value-type="string">
            <text:p>;</text:p>
          </table:table-cell>
          <table:table-cell table:formula="of:=[.V32] + 0" office:value-type="float" office:value="0" calcext:value-type="float">
            <text:p>0</text:p>
          </table:table-cell>
          <table:table-cell table:formula="of:=2 + 1.5*COS([.A34])" office:value-type="float" office:value="0.57341522555727" calcext:value-type="float">
            <text:p>0,57341522555727</text:p>
          </table:table-cell>
          <table:table-cell table:formula="of:=2 + 1.5*SIN([.A34])" office:value-type="float" office:value="1.53647450843758" calcext:value-type="float">
            <text:p>1,53647450843758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33] + PI() / 30" office:value-type="float" office:value="3.45575191894877" calcext:value-type="float">
            <text:p>3,45575191894877</text:p>
          </table:table-cell>
          <table:table-cell table:formula="of:=[.B33] + 0" office:value-type="float" office:value="0" calcext:value-type="float">
            <text:p>0</text:p>
          </table:table-cell>
          <table:table-cell table:formula="of:=5*COS([.A34])" office:value-type="float" office:value="-4.75528258147577" calcext:value-type="float">
            <text:p>-4,75528258147577</text:p>
          </table:table-cell>
          <table:table-cell table:formula="of:=5*SIN([.A34])" office:value-type="float" office:value="-1.54508497187474" calcext:value-type="float">
            <text:p>-1,54508497187474</text:p>
          </table:table-cell>
          <table:table-cell office:value-type="string" calcext:value-type="string">
            <text:p>;</text:p>
          </table:table-cell>
          <table:table-cell table:formula="of:=[.F33] + 0" office:value-type="float" office:value="0" calcext:value-type="float">
            <text:p>0</text:p>
          </table:table-cell>
          <table:table-cell table:formula="of:=5*COS([.A35])" office:value-type="float" office:value="-4.567727288213" calcext:value-type="float">
            <text:p>-4,567727288213</text:p>
          </table:table-cell>
          <table:table-cell table:formula="of:=5*SIN([.A35])" office:value-type="float" office:value="-2.03368321537901" calcext:value-type="float">
            <text:p>-2,03368321537901</text:p>
          </table:table-cell>
          <table:table-cell office:value-type="string" calcext:value-type="string">
            <text:p>|</text:p>
          </table:table-cell>
          <table:table-cell table:formula="of:=[.J33] + 0" office:value-type="float" office:value="0" calcext:value-type="float">
            <text:p>0</text:p>
          </table:table-cell>
          <table:table-cell table:formula="of:=-2 + 1.5*COS([.A34])" office:value-type="float" office:value="-3.42658477444273" calcext:value-type="float">
            <text:p>-3,42658477444273</text:p>
          </table:table-cell>
          <table:table-cell table:formula="of:=2 + 1.5*SIN([.A34])" office:value-type="float" office:value="1.53647450843758" calcext:value-type="float">
            <text:p>1,53647450843758</text:p>
          </table:table-cell>
          <table:table-cell office:value-type="string" calcext:value-type="string">
            <text:p>;</text:p>
          </table:table-cell>
          <table:table-cell table:formula="of:=[.N33] + 0" office:value-type="float" office:value="0" calcext:value-type="float">
            <text:p>0</text:p>
          </table:table-cell>
          <table:table-cell table:formula="of:=-2 + 1.5*COS([.A35])" office:value-type="float" office:value="-3.3703181864639" calcext:value-type="float">
            <text:p>-3,3703181864639</text:p>
          </table:table-cell>
          <table:table-cell table:formula="of:=2 + 1.5*SIN([.A35])" office:value-type="float" office:value="1.3898950353863" calcext:value-type="float">
            <text:p>1,3898950353863</text:p>
          </table:table-cell>
          <table:table-cell office:value-type="string" calcext:value-type="string">
            <text:p>|</text:p>
          </table:table-cell>
          <table:table-cell table:formula="of:=[.R33] + 0" office:value-type="float" office:value="0" calcext:value-type="float">
            <text:p>0</text:p>
          </table:table-cell>
          <table:table-cell table:formula="of:=2 + 1.5*COS([.A34])" office:value-type="float" office:value="0.57341522555727" calcext:value-type="float">
            <text:p>0,57341522555727</text:p>
          </table:table-cell>
          <table:table-cell table:formula="of:=2 + 1.5*SIN([.A34])" office:value-type="float" office:value="1.53647450843758" calcext:value-type="float">
            <text:p>1,53647450843758</text:p>
          </table:table-cell>
          <table:table-cell office:value-type="string" calcext:value-type="string">
            <text:p>;</text:p>
          </table:table-cell>
          <table:table-cell table:formula="of:=[.V33] + 0" office:value-type="float" office:value="0" calcext:value-type="float">
            <text:p>0</text:p>
          </table:table-cell>
          <table:table-cell table:formula="of:=2 + 1.5*COS([.A35])" office:value-type="float" office:value="0.6296818135361" calcext:value-type="float">
            <text:p>0,6296818135361</text:p>
          </table:table-cell>
          <table:table-cell table:formula="of:=2 + 1.5*SIN([.A35])" office:value-type="float" office:value="1.3898950353863" calcext:value-type="float">
            <text:p>1,3898950353863</text:p>
          </table:table-cell>
          <table:table-cell office:value-type="string" calcext:value-type="string">
            <text:p>|</text:p>
          </table:table-cell>
          <table:table-cell table:formula="of:=[.Z35] + 0" office:value-type="float" office:value="0" calcext:value-type="float">
            <text:p>0</text:p>
          </table:table-cell>
          <table:table-cell table:formula="of:=3*COS([.A34])" office:value-type="float" office:value="-2.85316954888546" calcext:value-type="float">
            <text:p>-2,85316954888546</text:p>
          </table:table-cell>
          <table:table-cell table:formula="of:=-1 + 3*SIN([.A34])" office:value-type="float" office:value="-1.92705098312485" calcext:value-type="float">
            <text:p>-1,92705098312485</text:p>
          </table:table-cell>
          <table:table-cell office:value-type="string" calcext:value-type="string">
            <text:p>;</text:p>
          </table:table-cell>
          <table:table-cell table:formula="of:=[.AD35] + 0" office:value-type="float" office:value="0" calcext:value-type="float">
            <text:p>0</text:p>
          </table:table-cell>
          <table:table-cell table:formula="of:=3*COS([.A35])" office:value-type="float" office:value="-2.7406363729278" calcext:value-type="float">
            <text:p>-2,7406363729278</text:p>
          </table:table-cell>
          <table:table-cell table:formula="of:=-1 + 3*SIN([.A35])" office:value-type="float" office:value="-2.2202099292274" calcext:value-type="float">
            <text:p>-2,2202099292274</text:p>
          </table:table-cell>
        </table:table-row>
        <table:table-row table:style-name="ro1">
          <table:table-cell table:formula="of:=[.A34] + PI() / 30" office:value-type="float" office:value="3.56047167406843" calcext:value-type="float">
            <text:p>3,56047167406843</text:p>
          </table:table-cell>
          <table:table-cell table:formula="of:=[.B34] + 0" office:value-type="float" office:value="0" calcext:value-type="float">
            <text:p>0</text:p>
          </table:table-cell>
          <table:table-cell table:formula="of:=5*COS([.A35])" office:value-type="float" office:value="-4.567727288213" calcext:value-type="float">
            <text:p>-4,567727288213</text:p>
          </table:table-cell>
          <table:table-cell table:formula="of:=5*SIN([.A35])" office:value-type="float" office:value="-2.03368321537901" calcext:value-type="float">
            <text:p>-2,03368321537901</text:p>
          </table:table-cell>
          <table:table-cell office:value-type="string" calcext:value-type="string">
            <text:p>;</text:p>
          </table:table-cell>
          <table:table-cell table:formula="of:=[.F34] + 0" office:value-type="float" office:value="0" calcext:value-type="float">
            <text:p>0</text:p>
          </table:table-cell>
          <table:table-cell table:formula="of:=5*COS([.A36])" office:value-type="float" office:value="-4.33012701892219" calcext:value-type="float">
            <text:p>-4,33012701892219</text:p>
          </table:table-cell>
          <table:table-cell table:formula="of:=5*SIN([.A36])" office:value-type="float" office:value="-2.50000000000001" calcext:value-type="float">
            <text:p>-2,50000000000001</text:p>
          </table:table-cell>
          <table:table-cell office:value-type="string" calcext:value-type="string">
            <text:p>|</text:p>
          </table:table-cell>
          <table:table-cell table:formula="of:=[.J34] + 0" office:value-type="float" office:value="0" calcext:value-type="float">
            <text:p>0</text:p>
          </table:table-cell>
          <table:table-cell table:formula="of:=-2 + 1.5*COS([.A35])" office:value-type="float" office:value="-3.3703181864639" calcext:value-type="float">
            <text:p>-3,3703181864639</text:p>
          </table:table-cell>
          <table:table-cell table:formula="of:=2 + 1.5*SIN([.A35])" office:value-type="float" office:value="1.3898950353863" calcext:value-type="float">
            <text:p>1,3898950353863</text:p>
          </table:table-cell>
          <table:table-cell office:value-type="string" calcext:value-type="string">
            <text:p>;</text:p>
          </table:table-cell>
          <table:table-cell table:formula="of:=[.N34] + 0" office:value-type="float" office:value="0" calcext:value-type="float">
            <text:p>0</text:p>
          </table:table-cell>
          <table:table-cell table:formula="of:=-2 + 1.5*COS([.A36])" office:value-type="float" office:value="-3.29903810567666" calcext:value-type="float">
            <text:p>-3,29903810567666</text:p>
          </table:table-cell>
          <table:table-cell table:formula="of:=2 + 1.5*SIN([.A36])" office:value-type="float" office:value="1.25" calcext:value-type="float">
            <text:p>1,25</text:p>
          </table:table-cell>
          <table:table-cell office:value-type="string" calcext:value-type="string">
            <text:p>|</text:p>
          </table:table-cell>
          <table:table-cell table:formula="of:=[.R34] + 0" office:value-type="float" office:value="0" calcext:value-type="float">
            <text:p>0</text:p>
          </table:table-cell>
          <table:table-cell table:formula="of:=2 + 1.5*COS([.A35])" office:value-type="float" office:value="0.6296818135361" calcext:value-type="float">
            <text:p>0,6296818135361</text:p>
          </table:table-cell>
          <table:table-cell table:formula="of:=2 + 1.5*SIN([.A35])" office:value-type="float" office:value="1.3898950353863" calcext:value-type="float">
            <text:p>1,3898950353863</text:p>
          </table:table-cell>
          <table:table-cell office:value-type="string" calcext:value-type="string">
            <text:p>;</text:p>
          </table:table-cell>
          <table:table-cell table:formula="of:=[.V34] + 0" office:value-type="float" office:value="0" calcext:value-type="float">
            <text:p>0</text:p>
          </table:table-cell>
          <table:table-cell table:formula="of:=2 + 1.5*COS([.A36])" office:value-type="float" office:value="0.700961894323343" calcext:value-type="float">
            <text:p>0,700961894323343</text:p>
          </table:table-cell>
          <table:table-cell table:formula="of:=2 + 1.5*SIN([.A36])" office:value-type="float" office:value="1.25" calcext:value-type="float">
            <text:p>1,25</text:p>
          </table:table-cell>
          <table:table-cell office:value-type="string" calcext:value-type="string">
            <text:p>|</text:p>
          </table:table-cell>
          <table:table-cell table:formula="of:=[.Z36] + 0" office:value-type="float" office:value="0" calcext:value-type="float">
            <text:p>0</text:p>
          </table:table-cell>
          <table:table-cell table:formula="of:=3*COS([.A35])" office:value-type="float" office:value="-2.7406363729278" calcext:value-type="float">
            <text:p>-2,7406363729278</text:p>
          </table:table-cell>
          <table:table-cell table:formula="of:=-1 + 3*SIN([.A35])" office:value-type="float" office:value="-2.2202099292274" calcext:value-type="float">
            <text:p>-2,2202099292274</text:p>
          </table:table-cell>
          <table:table-cell office:value-type="string" calcext:value-type="string">
            <text:p>;</text:p>
          </table:table-cell>
          <table:table-cell table:formula="of:=[.AD36] + 0" office:value-type="float" office:value="0" calcext:value-type="float">
            <text:p>0</text:p>
          </table:table-cell>
          <table:table-cell table:formula="of:=3*COS([.A36])" office:value-type="float" office:value="-2.59807621135331" calcext:value-type="float">
            <text:p>-2,59807621135331</text:p>
          </table:table-cell>
          <table:table-cell table:formula="of:=-1 + 3*SIN([.A36])" office:value-type="float" office:value="-2.5" calcext:value-type="float">
            <text:p>-2,5</text:p>
          </table:table-cell>
        </table:table-row>
        <table:table-row table:style-name="ro1">
          <table:table-cell table:formula="of:=[.A35] + PI() / 30" office:value-type="float" office:value="3.66519142918809" calcext:value-type="float">
            <text:p>3,66519142918809</text:p>
          </table:table-cell>
          <table:table-cell table:formula="of:=[.B35] + 0" office:value-type="float" office:value="0" calcext:value-type="float">
            <text:p>0</text:p>
          </table:table-cell>
          <table:table-cell table:formula="of:=5*COS([.A36])" office:value-type="float" office:value="-4.33012701892219" calcext:value-type="float">
            <text:p>-4,33012701892219</text:p>
          </table:table-cell>
          <table:table-cell table:formula="of:=5*SIN([.A36])" office:value-type="float" office:value="-2.50000000000001" calcext:value-type="float">
            <text:p>-2,50000000000001</text:p>
          </table:table-cell>
          <table:table-cell office:value-type="string" calcext:value-type="string">
            <text:p>;</text:p>
          </table:table-cell>
          <table:table-cell table:formula="of:=[.F35] + 0" office:value-type="float" office:value="0" calcext:value-type="float">
            <text:p>0</text:p>
          </table:table-cell>
          <table:table-cell table:formula="of:=5*COS([.A37])" office:value-type="float" office:value="-4.04508497187473" calcext:value-type="float">
            <text:p>-4,04508497187473</text:p>
          </table:table-cell>
          <table:table-cell table:formula="of:=5*SIN([.A37])" office:value-type="float" office:value="-2.93892626146237" calcext:value-type="float">
            <text:p>-2,93892626146237</text:p>
          </table:table-cell>
          <table:table-cell office:value-type="string" calcext:value-type="string">
            <text:p>|</text:p>
          </table:table-cell>
          <table:table-cell table:formula="of:=[.J35] + 0" office:value-type="float" office:value="0" calcext:value-type="float">
            <text:p>0</text:p>
          </table:table-cell>
          <table:table-cell table:formula="of:=-2 + 1.5*COS([.A36])" office:value-type="float" office:value="-3.29903810567666" calcext:value-type="float">
            <text:p>-3,29903810567666</text:p>
          </table:table-cell>
          <table:table-cell table:formula="of:=2 + 1.5*SIN([.A36])" office:value-type="float" office:value="1.25" calcext:value-type="float">
            <text:p>1,25</text:p>
          </table:table-cell>
          <table:table-cell office:value-type="string" calcext:value-type="string">
            <text:p>;</text:p>
          </table:table-cell>
          <table:table-cell table:formula="of:=[.N35] + 0" office:value-type="float" office:value="0" calcext:value-type="float">
            <text:p>0</text:p>
          </table:table-cell>
          <table:table-cell table:formula="of:=-2 + 1.5*COS([.A37])" office:value-type="float" office:value="-3.21352549156242" calcext:value-type="float">
            <text:p>-3,21352549156242</text:p>
          </table:table-cell>
          <table:table-cell table:formula="of:=2 + 1.5*SIN([.A37])" office:value-type="float" office:value="1.11832212156129" calcext:value-type="float">
            <text:p>1,11832212156129</text:p>
          </table:table-cell>
          <table:table-cell office:value-type="string" calcext:value-type="string">
            <text:p>|</text:p>
          </table:table-cell>
          <table:table-cell table:formula="of:=[.R35] + 0" office:value-type="float" office:value="0" calcext:value-type="float">
            <text:p>0</text:p>
          </table:table-cell>
          <table:table-cell table:formula="of:=2 + 1.5*COS([.A36])" office:value-type="float" office:value="0.700961894323343" calcext:value-type="float">
            <text:p>0,700961894323343</text:p>
          </table:table-cell>
          <table:table-cell table:formula="of:=2 + 1.5*SIN([.A36])" office:value-type="float" office:value="1.25" calcext:value-type="float">
            <text:p>1,25</text:p>
          </table:table-cell>
          <table:table-cell office:value-type="string" calcext:value-type="string">
            <text:p>;</text:p>
          </table:table-cell>
          <table:table-cell table:formula="of:=[.V35] + 0" office:value-type="float" office:value="0" calcext:value-type="float">
            <text:p>0</text:p>
          </table:table-cell>
          <table:table-cell table:formula="of:=2 + 1.5*COS([.A37])" office:value-type="float" office:value="0.78647450843758" calcext:value-type="float">
            <text:p>0,78647450843758</text:p>
          </table:table-cell>
          <table:table-cell table:formula="of:=2 + 1.5*SIN([.A37])" office:value-type="float" office:value="1.11832212156129" calcext:value-type="float">
            <text:p>1,11832212156129</text:p>
          </table:table-cell>
          <table:table-cell office:value-type="string" calcext:value-type="string">
            <text:p>|</text:p>
          </table:table-cell>
          <table:table-cell table:formula="of:=[.Z37] + 0" office:value-type="float" office:value="0" calcext:value-type="float">
            <text:p>0</text:p>
          </table:table-cell>
          <table:table-cell table:formula="of:=3*COS([.A36])" office:value-type="float" office:value="-2.59807621135331" calcext:value-type="float">
            <text:p>-2,59807621135331</text:p>
          </table:table-cell>
          <table:table-cell table:formula="of:=-1 + 3*SIN([.A36])" office:value-type="float" office:value="-2.5" calcext:value-type="float">
            <text:p>-2,5</text:p>
          </table:table-cell>
          <table:table-cell office:value-type="string" calcext:value-type="string">
            <text:p>;</text:p>
          </table:table-cell>
          <table:table-cell table:formula="of:=[.AD37] + 0" office:value-type="float" office:value="0" calcext:value-type="float">
            <text:p>0</text:p>
          </table:table-cell>
          <table:table-cell table:formula="of:=3*COS([.A37])" office:value-type="float" office:value="-2.42705098312484" calcext:value-type="float">
            <text:p>-2,42705098312484</text:p>
          </table:table-cell>
          <table:table-cell table:formula="of:=-1 + 3*SIN([.A37])" office:value-type="float" office:value="-2.76335575687742" calcext:value-type="float">
            <text:p>-2,76335575687742</text:p>
          </table:table-cell>
        </table:table-row>
        <table:table-row table:style-name="ro1">
          <table:table-cell table:formula="of:=[.A36] + PI() / 30" office:value-type="float" office:value="3.76991118430775" calcext:value-type="float">
            <text:p>3,76991118430775</text:p>
          </table:table-cell>
          <table:table-cell table:formula="of:=[.B36] + 0" office:value-type="float" office:value="0" calcext:value-type="float">
            <text:p>0</text:p>
          </table:table-cell>
          <table:table-cell table:formula="of:=5*COS([.A37])" office:value-type="float" office:value="-4.04508497187473" calcext:value-type="float">
            <text:p>-4,04508497187473</text:p>
          </table:table-cell>
          <table:table-cell table:formula="of:=5*SIN([.A37])" office:value-type="float" office:value="-2.93892626146237" calcext:value-type="float">
            <text:p>-2,93892626146237</text:p>
          </table:table-cell>
          <table:table-cell office:value-type="string" calcext:value-type="string">
            <text:p>;</text:p>
          </table:table-cell>
          <table:table-cell table:formula="of:=[.F36] + 0" office:value-type="float" office:value="0" calcext:value-type="float">
            <text:p>0</text:p>
          </table:table-cell>
          <table:table-cell table:formula="of:=5*COS([.A38])" office:value-type="float" office:value="-3.71572412738697" calcext:value-type="float">
            <text:p>-3,71572412738697</text:p>
          </table:table-cell>
          <table:table-cell table:formula="of:=5*SIN([.A38])" office:value-type="float" office:value="-3.3456530317943" calcext:value-type="float">
            <text:p>-3,3456530317943</text:p>
          </table:table-cell>
          <table:table-cell office:value-type="string" calcext:value-type="string">
            <text:p>|</text:p>
          </table:table-cell>
          <table:table-cell table:formula="of:=[.J36] + 0" office:value-type="float" office:value="0" calcext:value-type="float">
            <text:p>0</text:p>
          </table:table-cell>
          <table:table-cell table:formula="of:=-2 + 1.5*COS([.A37])" office:value-type="float" office:value="-3.21352549156242" calcext:value-type="float">
            <text:p>-3,21352549156242</text:p>
          </table:table-cell>
          <table:table-cell table:formula="of:=2 + 1.5*SIN([.A37])" office:value-type="float" office:value="1.11832212156129" calcext:value-type="float">
            <text:p>1,11832212156129</text:p>
          </table:table-cell>
          <table:table-cell office:value-type="string" calcext:value-type="string">
            <text:p>;</text:p>
          </table:table-cell>
          <table:table-cell table:formula="of:=[.N36] + 0" office:value-type="float" office:value="0" calcext:value-type="float">
            <text:p>0</text:p>
          </table:table-cell>
          <table:table-cell table:formula="of:=-2 + 1.5*COS([.A38])" office:value-type="float" office:value="-3.11471723821609" calcext:value-type="float">
            <text:p>-3,11471723821609</text:p>
          </table:table-cell>
          <table:table-cell table:formula="of:=2 + 1.5*SIN([.A38])" office:value-type="float" office:value="0.996304090461711" calcext:value-type="float">
            <text:p>0,996304090461711</text:p>
          </table:table-cell>
          <table:table-cell office:value-type="string" calcext:value-type="string">
            <text:p>|</text:p>
          </table:table-cell>
          <table:table-cell table:formula="of:=[.R36] + 0" office:value-type="float" office:value="0" calcext:value-type="float">
            <text:p>0</text:p>
          </table:table-cell>
          <table:table-cell table:formula="of:=2 + 1.5*COS([.A37])" office:value-type="float" office:value="0.78647450843758" calcext:value-type="float">
            <text:p>0,78647450843758</text:p>
          </table:table-cell>
          <table:table-cell table:formula="of:=2 + 1.5*SIN([.A37])" office:value-type="float" office:value="1.11832212156129" calcext:value-type="float">
            <text:p>1,11832212156129</text:p>
          </table:table-cell>
          <table:table-cell office:value-type="string" calcext:value-type="string">
            <text:p>;</text:p>
          </table:table-cell>
          <table:table-cell table:formula="of:=[.V36] + 0" office:value-type="float" office:value="0" calcext:value-type="float">
            <text:p>0</text:p>
          </table:table-cell>
          <table:table-cell table:formula="of:=2 + 1.5*COS([.A38])" office:value-type="float" office:value="0.885282761783911" calcext:value-type="float">
            <text:p>0,885282761783911</text:p>
          </table:table-cell>
          <table:table-cell table:formula="of:=2 + 1.5*SIN([.A38])" office:value-type="float" office:value="0.996304090461711" calcext:value-type="float">
            <text:p>0,996304090461711</text:p>
          </table:table-cell>
          <table:table-cell office:value-type="string" calcext:value-type="string">
            <text:p>|</text:p>
          </table:table-cell>
          <table:table-cell table:formula="of:=[.Z38] + 0" office:value-type="float" office:value="0" calcext:value-type="float">
            <text:p>0</text:p>
          </table:table-cell>
          <table:table-cell table:formula="of:=3*COS([.A37])" office:value-type="float" office:value="-2.42705098312484" calcext:value-type="float">
            <text:p>-2,42705098312484</text:p>
          </table:table-cell>
          <table:table-cell table:formula="of:=-1 + 3*SIN([.A37])" office:value-type="float" office:value="-2.76335575687742" calcext:value-type="float">
            <text:p>-2,76335575687742</text:p>
          </table:table-cell>
          <table:table-cell office:value-type="string" calcext:value-type="string">
            <text:p>;</text:p>
          </table:table-cell>
          <table:table-cell table:formula="of:=[.AD38] + 0" office:value-type="float" office:value="0" calcext:value-type="float">
            <text:p>0</text:p>
          </table:table-cell>
          <table:table-cell table:formula="of:=3*COS([.A38])" office:value-type="float" office:value="-2.22943447643218" calcext:value-type="float">
            <text:p>-2,22943447643218</text:p>
          </table:table-cell>
          <table:table-cell table:formula="of:=-1 + 3*SIN([.A38])" office:value-type="float" office:value="-3.00739181907658" calcext:value-type="float">
            <text:p>-3,00739181907658</text:p>
          </table:table-cell>
        </table:table-row>
        <table:table-row table:style-name="ro1">
          <table:table-cell table:formula="of:=[.A37] + PI() / 30" office:value-type="float" office:value="3.87463093942741" calcext:value-type="float">
            <text:p>3,87463093942741</text:p>
          </table:table-cell>
          <table:table-cell table:formula="of:=[.B37] + 0" office:value-type="float" office:value="0" calcext:value-type="float">
            <text:p>0</text:p>
          </table:table-cell>
          <table:table-cell table:formula="of:=5*COS([.A38])" office:value-type="float" office:value="-3.71572412738697" calcext:value-type="float">
            <text:p>-3,71572412738697</text:p>
          </table:table-cell>
          <table:table-cell table:formula="of:=5*SIN([.A38])" office:value-type="float" office:value="-3.3456530317943" calcext:value-type="float">
            <text:p>-3,3456530317943</text:p>
          </table:table-cell>
          <table:table-cell office:value-type="string" calcext:value-type="string">
            <text:p>;</text:p>
          </table:table-cell>
          <table:table-cell table:formula="of:=[.F37] + 0" office:value-type="float" office:value="0" calcext:value-type="float">
            <text:p>0</text:p>
          </table:table-cell>
          <table:table-cell table:formula="of:=5*COS([.A39])" office:value-type="float" office:value="-3.34565303179428" calcext:value-type="float">
            <text:p>-3,34565303179428</text:p>
          </table:table-cell>
          <table:table-cell table:formula="of:=5*SIN([.A39])" office:value-type="float" office:value="-3.71572412738698" calcext:value-type="float">
            <text:p>-3,71572412738698</text:p>
          </table:table-cell>
          <table:table-cell office:value-type="string" calcext:value-type="string">
            <text:p>|</text:p>
          </table:table-cell>
          <table:table-cell table:formula="of:=[.J37] + 0" office:value-type="float" office:value="0" calcext:value-type="float">
            <text:p>0</text:p>
          </table:table-cell>
          <table:table-cell table:formula="of:=-2 + 1.5*COS([.A38])" office:value-type="float" office:value="-3.11471723821609" calcext:value-type="float">
            <text:p>-3,11471723821609</text:p>
          </table:table-cell>
          <table:table-cell table:formula="of:=2 + 1.5*SIN([.A38])" office:value-type="float" office:value="0.996304090461711" calcext:value-type="float">
            <text:p>0,996304090461711</text:p>
          </table:table-cell>
          <table:table-cell office:value-type="string" calcext:value-type="string">
            <text:p>;</text:p>
          </table:table-cell>
          <table:table-cell table:formula="of:=[.N37] + 0" office:value-type="float" office:value="0" calcext:value-type="float">
            <text:p>0</text:p>
          </table:table-cell>
          <table:table-cell table:formula="of:=-2 + 1.5*COS([.A39])" office:value-type="float" office:value="-3.00369590953829" calcext:value-type="float">
            <text:p>-3,00369590953829</text:p>
          </table:table-cell>
          <table:table-cell table:formula="of:=2 + 1.5*SIN([.A39])" office:value-type="float" office:value="0.885282761783907" calcext:value-type="float">
            <text:p>0,885282761783907</text:p>
          </table:table-cell>
          <table:table-cell office:value-type="string" calcext:value-type="string">
            <text:p>|</text:p>
          </table:table-cell>
          <table:table-cell table:formula="of:=[.R37] + 0" office:value-type="float" office:value="0" calcext:value-type="float">
            <text:p>0</text:p>
          </table:table-cell>
          <table:table-cell table:formula="of:=2 + 1.5*COS([.A38])" office:value-type="float" office:value="0.885282761783911" calcext:value-type="float">
            <text:p>0,885282761783911</text:p>
          </table:table-cell>
          <table:table-cell table:formula="of:=2 + 1.5*SIN([.A38])" office:value-type="float" office:value="0.996304090461711" calcext:value-type="float">
            <text:p>0,996304090461711</text:p>
          </table:table-cell>
          <table:table-cell office:value-type="string" calcext:value-type="string">
            <text:p>;</text:p>
          </table:table-cell>
          <table:table-cell table:formula="of:=[.V37] + 0" office:value-type="float" office:value="0" calcext:value-type="float">
            <text:p>0</text:p>
          </table:table-cell>
          <table:table-cell table:formula="of:=2 + 1.5*COS([.A39])" office:value-type="float" office:value="0.996304090461715" calcext:value-type="float">
            <text:p>0,996304090461715</text:p>
          </table:table-cell>
          <table:table-cell table:formula="of:=2 + 1.5*SIN([.A39])" office:value-type="float" office:value="0.885282761783907" calcext:value-type="float">
            <text:p>0,885282761783907</text:p>
          </table:table-cell>
          <table:table-cell office:value-type="string" calcext:value-type="string">
            <text:p>|</text:p>
          </table:table-cell>
          <table:table-cell table:formula="of:=[.Z39] + 0" office:value-type="float" office:value="0" calcext:value-type="float">
            <text:p>0</text:p>
          </table:table-cell>
          <table:table-cell table:formula="of:=3*COS([.A38])" office:value-type="float" office:value="-2.22943447643218" calcext:value-type="float">
            <text:p>-2,22943447643218</text:p>
          </table:table-cell>
          <table:table-cell table:formula="of:=-1 + 3*SIN([.A38])" office:value-type="float" office:value="-3.00739181907658" calcext:value-type="float">
            <text:p>-3,00739181907658</text:p>
          </table:table-cell>
          <table:table-cell office:value-type="string" calcext:value-type="string">
            <text:p>;</text:p>
          </table:table-cell>
          <table:table-cell table:formula="of:=[.AD39] + 0" office:value-type="float" office:value="0" calcext:value-type="float">
            <text:p>0</text:p>
          </table:table-cell>
          <table:table-cell table:formula="of:=3*COS([.A39])" office:value-type="float" office:value="-2.00739181907657" calcext:value-type="float">
            <text:p>-2,00739181907657</text:p>
          </table:table-cell>
          <table:table-cell table:formula="of:=-1 + 3*SIN([.A39])" office:value-type="float" office:value="-3.22943447643219" calcext:value-type="float">
            <text:p>-3,22943447643219</text:p>
          </table:table-cell>
        </table:table-row>
        <table:table-row table:style-name="ro1">
          <table:table-cell table:formula="of:=[.A38] + PI() / 30" office:value-type="float" office:value="3.97935069454707" calcext:value-type="float">
            <text:p>3,97935069454707</text:p>
          </table:table-cell>
          <table:table-cell table:formula="of:=[.B38] + 0" office:value-type="float" office:value="0" calcext:value-type="float">
            <text:p>0</text:p>
          </table:table-cell>
          <table:table-cell table:formula="of:=5*COS([.A39])" office:value-type="float" office:value="-3.34565303179428" calcext:value-type="float">
            <text:p>-3,34565303179428</text:p>
          </table:table-cell>
          <table:table-cell table:formula="of:=5*SIN([.A39])" office:value-type="float" office:value="-3.71572412738698" calcext:value-type="float">
            <text:p>-3,71572412738698</text:p>
          </table:table-cell>
          <table:table-cell office:value-type="string" calcext:value-type="string">
            <text:p>;</text:p>
          </table:table-cell>
          <table:table-cell table:formula="of:=[.F38] + 0" office:value-type="float" office:value="0" calcext:value-type="float">
            <text:p>0</text:p>
          </table:table-cell>
          <table:table-cell table:formula="of:=5*COS([.A40])" office:value-type="float" office:value="-2.93892626146236" calcext:value-type="float">
            <text:p>-2,93892626146236</text:p>
          </table:table-cell>
          <table:table-cell table:formula="of:=5*SIN([.A40])" office:value-type="float" office:value="-4.04508497187474" calcext:value-type="float">
            <text:p>-4,04508497187474</text:p>
          </table:table-cell>
          <table:table-cell office:value-type="string" calcext:value-type="string">
            <text:p>|</text:p>
          </table:table-cell>
          <table:table-cell table:formula="of:=[.J38] + 0" office:value-type="float" office:value="0" calcext:value-type="float">
            <text:p>0</text:p>
          </table:table-cell>
          <table:table-cell table:formula="of:=-2 + 1.5*COS([.A39])" office:value-type="float" office:value="-3.00369590953829" calcext:value-type="float">
            <text:p>-3,00369590953829</text:p>
          </table:table-cell>
          <table:table-cell table:formula="of:=2 + 1.5*SIN([.A39])" office:value-type="float" office:value="0.885282761783907" calcext:value-type="float">
            <text:p>0,885282761783907</text:p>
          </table:table-cell>
          <table:table-cell office:value-type="string" calcext:value-type="string">
            <text:p>;</text:p>
          </table:table-cell>
          <table:table-cell table:formula="of:=[.N38] + 0" office:value-type="float" office:value="0" calcext:value-type="float">
            <text:p>0</text:p>
          </table:table-cell>
          <table:table-cell table:formula="of:=-2 + 1.5*COS([.A40])" office:value-type="float" office:value="-2.88167787843871" calcext:value-type="float">
            <text:p>-2,88167787843871</text:p>
          </table:table-cell>
          <table:table-cell table:formula="of:=2 + 1.5*SIN([.A40])" office:value-type="float" office:value="0.786474508437578" calcext:value-type="float">
            <text:p>0,786474508437578</text:p>
          </table:table-cell>
          <table:table-cell office:value-type="string" calcext:value-type="string">
            <text:p>|</text:p>
          </table:table-cell>
          <table:table-cell table:formula="of:=[.R38] + 0" office:value-type="float" office:value="0" calcext:value-type="float">
            <text:p>0</text:p>
          </table:table-cell>
          <table:table-cell table:formula="of:=2 + 1.5*COS([.A39])" office:value-type="float" office:value="0.996304090461715" calcext:value-type="float">
            <text:p>0,996304090461715</text:p>
          </table:table-cell>
          <table:table-cell table:formula="of:=2 + 1.5*SIN([.A39])" office:value-type="float" office:value="0.885282761783907" calcext:value-type="float">
            <text:p>0,885282761783907</text:p>
          </table:table-cell>
          <table:table-cell office:value-type="string" calcext:value-type="string">
            <text:p>;</text:p>
          </table:table-cell>
          <table:table-cell table:formula="of:=[.V38] + 0" office:value-type="float" office:value="0" calcext:value-type="float">
            <text:p>0</text:p>
          </table:table-cell>
          <table:table-cell table:formula="of:=2 + 1.5*COS([.A40])" office:value-type="float" office:value="1.11832212156129" calcext:value-type="float">
            <text:p>1,11832212156129</text:p>
          </table:table-cell>
          <table:table-cell table:formula="of:=2 + 1.5*SIN([.A40])" office:value-type="float" office:value="0.786474508437578" calcext:value-type="float">
            <text:p>0,786474508437578</text:p>
          </table:table-cell>
          <table:table-cell office:value-type="string" calcext:value-type="string">
            <text:p>|</text:p>
          </table:table-cell>
          <table:table-cell table:formula="of:=[.Z40] + 0" office:value-type="float" office:value="0" calcext:value-type="float">
            <text:p>0</text:p>
          </table:table-cell>
          <table:table-cell table:formula="of:=3*COS([.A39])" office:value-type="float" office:value="-2.00739181907657" calcext:value-type="float">
            <text:p>-2,00739181907657</text:p>
          </table:table-cell>
          <table:table-cell table:formula="of:=-1 + 3*SIN([.A39])" office:value-type="float" office:value="-3.22943447643219" calcext:value-type="float">
            <text:p>-3,22943447643219</text:p>
          </table:table-cell>
          <table:table-cell office:value-type="string" calcext:value-type="string">
            <text:p>;</text:p>
          </table:table-cell>
          <table:table-cell table:formula="of:=[.AD40] + 0" office:value-type="float" office:value="0" calcext:value-type="float">
            <text:p>0</text:p>
          </table:table-cell>
          <table:table-cell table:formula="of:=3*COS([.A40])" office:value-type="float" office:value="-1.76335575687742" calcext:value-type="float">
            <text:p>-1,76335575687742</text:p>
          </table:table-cell>
          <table:table-cell table:formula="of:=-1 + 3*SIN([.A40])" office:value-type="float" office:value="-3.42705098312485" calcext:value-type="float">
            <text:p>-3,42705098312485</text:p>
          </table:table-cell>
        </table:table-row>
        <table:table-row table:style-name="ro1">
          <table:table-cell table:formula="of:=[.A39] + PI() / 30" office:value-type="float" office:value="4.08407044966673" calcext:value-type="float">
            <text:p>4,08407044966673</text:p>
          </table:table-cell>
          <table:table-cell table:formula="of:=[.B39] + 0" office:value-type="float" office:value="0" calcext:value-type="float">
            <text:p>0</text:p>
          </table:table-cell>
          <table:table-cell table:formula="of:=5*COS([.A40])" office:value-type="float" office:value="-2.93892626146236" calcext:value-type="float">
            <text:p>-2,93892626146236</text:p>
          </table:table-cell>
          <table:table-cell table:formula="of:=5*SIN([.A40])" office:value-type="float" office:value="-4.04508497187474" calcext:value-type="float">
            <text:p>-4,04508497187474</text:p>
          </table:table-cell>
          <table:table-cell office:value-type="string" calcext:value-type="string">
            <text:p>;</text:p>
          </table:table-cell>
          <table:table-cell table:formula="of:=[.F39] + 0" office:value-type="float" office:value="0" calcext:value-type="float">
            <text:p>0</text:p>
          </table:table-cell>
          <table:table-cell table:formula="of:=5*COS([.A41])" office:value-type="float" office:value="-2.49999999999999" calcext:value-type="float">
            <text:p>-2,49999999999999</text:p>
          </table:table-cell>
          <table:table-cell table:formula="of:=5*SIN([.A41])" office:value-type="float" office:value="-4.3301270189222" calcext:value-type="float">
            <text:p>-4,3301270189222</text:p>
          </table:table-cell>
          <table:table-cell office:value-type="string" calcext:value-type="string">
            <text:p>|</text:p>
          </table:table-cell>
          <table:table-cell table:formula="of:=[.J39] + 0" office:value-type="float" office:value="0" calcext:value-type="float">
            <text:p>0</text:p>
          </table:table-cell>
          <table:table-cell table:formula="of:=-2 + 1.5*COS([.A40])" office:value-type="float" office:value="-2.88167787843871" calcext:value-type="float">
            <text:p>-2,88167787843871</text:p>
          </table:table-cell>
          <table:table-cell table:formula="of:=2 + 1.5*SIN([.A40])" office:value-type="float" office:value="0.786474508437578" calcext:value-type="float">
            <text:p>0,786474508437578</text:p>
          </table:table-cell>
          <table:table-cell office:value-type="string" calcext:value-type="string">
            <text:p>;</text:p>
          </table:table-cell>
          <table:table-cell table:formula="of:=[.N39] + 0" office:value-type="float" office:value="0" calcext:value-type="float">
            <text:p>0</text:p>
          </table:table-cell>
          <table:table-cell table:formula="of:=-2 + 1.5*COS([.A41])" office:value-type="float" office:value="-2.75" calcext:value-type="float">
            <text:p>-2,75</text:p>
          </table:table-cell>
          <table:table-cell table:formula="of:=2 + 1.5*SIN([.A41])" office:value-type="float" office:value="0.700961894323341" calcext:value-type="float">
            <text:p>0,700961894323341</text:p>
          </table:table-cell>
          <table:table-cell office:value-type="string" calcext:value-type="string">
            <text:p>|</text:p>
          </table:table-cell>
          <table:table-cell table:formula="of:=[.R39] + 0" office:value-type="float" office:value="0" calcext:value-type="float">
            <text:p>0</text:p>
          </table:table-cell>
          <table:table-cell table:formula="of:=2 + 1.5*COS([.A40])" office:value-type="float" office:value="1.11832212156129" calcext:value-type="float">
            <text:p>1,11832212156129</text:p>
          </table:table-cell>
          <table:table-cell table:formula="of:=2 + 1.5*SIN([.A40])" office:value-type="float" office:value="0.786474508437578" calcext:value-type="float">
            <text:p>0,786474508437578</text:p>
          </table:table-cell>
          <table:table-cell office:value-type="string" calcext:value-type="string">
            <text:p>;</text:p>
          </table:table-cell>
          <table:table-cell table:formula="of:=[.V39] + 0" office:value-type="float" office:value="0" calcext:value-type="float">
            <text:p>0</text:p>
          </table:table-cell>
          <table:table-cell table:formula="of:=2 + 1.5*COS([.A41])" office:value-type="float" office:value="1.25" calcext:value-type="float">
            <text:p>1,25</text:p>
          </table:table-cell>
          <table:table-cell table:formula="of:=2 + 1.5*SIN([.A41])" office:value-type="float" office:value="0.700961894323341" calcext:value-type="float">
            <text:p>0,700961894323341</text:p>
          </table:table-cell>
          <table:table-cell office:value-type="string" calcext:value-type="string">
            <text:p>|</text:p>
          </table:table-cell>
          <table:table-cell table:formula="of:=[.Z41] + 0" office:value-type="float" office:value="0" calcext:value-type="float">
            <text:p>0</text:p>
          </table:table-cell>
          <table:table-cell table:formula="of:=3*COS([.A40])" office:value-type="float" office:value="-1.76335575687742" calcext:value-type="float">
            <text:p>-1,76335575687742</text:p>
          </table:table-cell>
          <table:table-cell table:formula="of:=-1 + 3*SIN([.A40])" office:value-type="float" office:value="-3.42705098312485" calcext:value-type="float">
            <text:p>-3,42705098312485</text:p>
          </table:table-cell>
          <table:table-cell office:value-type="string" calcext:value-type="string">
            <text:p>;</text:p>
          </table:table-cell>
          <table:table-cell table:formula="of:=[.AD41] + 0" office:value-type="float" office:value="0" calcext:value-type="float">
            <text:p>0</text:p>
          </table:table-cell>
          <table:table-cell table:formula="of:=3*COS([.A41])" office:value-type="float" office:value="-1.5" calcext:value-type="float">
            <text:p>-1,5</text:p>
          </table:table-cell>
          <table:table-cell table:formula="of:=-1 + 3*SIN([.A41])" office:value-type="float" office:value="-3.59807621135332" calcext:value-type="float">
            <text:p>-3,59807621135332</text:p>
          </table:table-cell>
        </table:table-row>
        <table:table-row table:style-name="ro1">
          <table:table-cell table:formula="of:=[.A40] + PI() / 30" office:value-type="float" office:value="4.18879020478639" calcext:value-type="float">
            <text:p>4,18879020478639</text:p>
          </table:table-cell>
          <table:table-cell table:formula="of:=[.B40] + 0" office:value-type="float" office:value="0" calcext:value-type="float">
            <text:p>0</text:p>
          </table:table-cell>
          <table:table-cell table:formula="of:=5*COS([.A41])" office:value-type="float" office:value="-2.49999999999999" calcext:value-type="float">
            <text:p>-2,49999999999999</text:p>
          </table:table-cell>
          <table:table-cell table:formula="of:=5*SIN([.A41])" office:value-type="float" office:value="-4.3301270189222" calcext:value-type="float">
            <text:p>-4,3301270189222</text:p>
          </table:table-cell>
          <table:table-cell office:value-type="string" calcext:value-type="string">
            <text:p>;</text:p>
          </table:table-cell>
          <table:table-cell table:formula="of:=[.F40] + 0" office:value-type="float" office:value="0" calcext:value-type="float">
            <text:p>0</text:p>
          </table:table-cell>
          <table:table-cell table:formula="of:=5*COS([.A42])" office:value-type="float" office:value="-2.033683215379" calcext:value-type="float">
            <text:p>-2,033683215379</text:p>
          </table:table-cell>
          <table:table-cell table:formula="of:=5*SIN([.A42])" office:value-type="float" office:value="-4.56772728821301" calcext:value-type="float">
            <text:p>-4,56772728821301</text:p>
          </table:table-cell>
          <table:table-cell office:value-type="string" calcext:value-type="string">
            <text:p>|</text:p>
          </table:table-cell>
          <table:table-cell table:formula="of:=[.J40] + 0" office:value-type="float" office:value="0" calcext:value-type="float">
            <text:p>0</text:p>
          </table:table-cell>
          <table:table-cell table:formula="of:=-2 + 1.5*COS([.A41])" office:value-type="float" office:value="-2.75" calcext:value-type="float">
            <text:p>-2,75</text:p>
          </table:table-cell>
          <table:table-cell table:formula="of:=2 + 1.5*SIN([.A41])" office:value-type="float" office:value="0.700961894323341" calcext:value-type="float">
            <text:p>0,700961894323341</text:p>
          </table:table-cell>
          <table:table-cell office:value-type="string" calcext:value-type="string">
            <text:p>;</text:p>
          </table:table-cell>
          <table:table-cell table:formula="of:=[.N40] + 0" office:value-type="float" office:value="0" calcext:value-type="float">
            <text:p>0</text:p>
          </table:table-cell>
          <table:table-cell table:formula="of:=-2 + 1.5*COS([.A42])" office:value-type="float" office:value="-2.6101049646137" calcext:value-type="float">
            <text:p>-2,6101049646137</text:p>
          </table:table-cell>
          <table:table-cell table:formula="of:=2 + 1.5*SIN([.A42])" office:value-type="float" office:value="0.629681813536098" calcext:value-type="float">
            <text:p>0,629681813536098</text:p>
          </table:table-cell>
          <table:table-cell office:value-type="string" calcext:value-type="string">
            <text:p>|</text:p>
          </table:table-cell>
          <table:table-cell table:formula="of:=[.R40] + 0" office:value-type="float" office:value="0" calcext:value-type="float">
            <text:p>0</text:p>
          </table:table-cell>
          <table:table-cell table:formula="of:=2 + 1.5*COS([.A41])" office:value-type="float" office:value="1.25" calcext:value-type="float">
            <text:p>1,25</text:p>
          </table:table-cell>
          <table:table-cell table:formula="of:=2 + 1.5*SIN([.A41])" office:value-type="float" office:value="0.700961894323341" calcext:value-type="float">
            <text:p>0,700961894323341</text:p>
          </table:table-cell>
          <table:table-cell office:value-type="string" calcext:value-type="string">
            <text:p>;</text:p>
          </table:table-cell>
          <table:table-cell table:formula="of:=[.V40] + 0" office:value-type="float" office:value="0" calcext:value-type="float">
            <text:p>0</text:p>
          </table:table-cell>
          <table:table-cell table:formula="of:=2 + 1.5*COS([.A42])" office:value-type="float" office:value="1.3898950353863" calcext:value-type="float">
            <text:p>1,3898950353863</text:p>
          </table:table-cell>
          <table:table-cell table:formula="of:=2 + 1.5*SIN([.A42])" office:value-type="float" office:value="0.629681813536098" calcext:value-type="float">
            <text:p>0,629681813536098</text:p>
          </table:table-cell>
          <table:table-cell office:value-type="string" calcext:value-type="string">
            <text:p>|</text:p>
          </table:table-cell>
          <table:table-cell table:formula="of:=[.Z42] + 0" office:value-type="float" office:value="0" calcext:value-type="float">
            <text:p>0</text:p>
          </table:table-cell>
          <table:table-cell table:formula="of:=3*COS([.A41])" office:value-type="float" office:value="-1.5" calcext:value-type="float">
            <text:p>-1,5</text:p>
          </table:table-cell>
          <table:table-cell table:formula="of:=-1 + 3*SIN([.A41])" office:value-type="float" office:value="-3.59807621135332" calcext:value-type="float">
            <text:p>-3,59807621135332</text:p>
          </table:table-cell>
          <table:table-cell office:value-type="string" calcext:value-type="string">
            <text:p>;</text:p>
          </table:table-cell>
          <table:table-cell table:formula="of:=[.AD42] + 0" office:value-type="float" office:value="0" calcext:value-type="float">
            <text:p>0</text:p>
          </table:table-cell>
          <table:table-cell table:formula="of:=3*COS([.A42])" office:value-type="float" office:value="-1.2202099292274" calcext:value-type="float">
            <text:p>-1,2202099292274</text:p>
          </table:table-cell>
          <table:table-cell table:formula="of:=-1 + 3*SIN([.A42])" office:value-type="float" office:value="-3.7406363729278" calcext:value-type="float">
            <text:p>-3,7406363729278</text:p>
          </table:table-cell>
        </table:table-row>
        <table:table-row table:style-name="ro1">
          <table:table-cell table:formula="of:=[.A41] + PI() / 30" office:value-type="float" office:value="4.29350995990605" calcext:value-type="float">
            <text:p>4,29350995990605</text:p>
          </table:table-cell>
          <table:table-cell table:formula="of:=[.B41] + 0" office:value-type="float" office:value="0" calcext:value-type="float">
            <text:p>0</text:p>
          </table:table-cell>
          <table:table-cell table:formula="of:=5*COS([.A42])" office:value-type="float" office:value="-2.033683215379" calcext:value-type="float">
            <text:p>-2,033683215379</text:p>
          </table:table-cell>
          <table:table-cell table:formula="of:=5*SIN([.A42])" office:value-type="float" office:value="-4.56772728821301" calcext:value-type="float">
            <text:p>-4,56772728821301</text:p>
          </table:table-cell>
          <table:table-cell office:value-type="string" calcext:value-type="string">
            <text:p>;</text:p>
          </table:table-cell>
          <table:table-cell table:formula="of:=[.F41] + 0" office:value-type="float" office:value="0" calcext:value-type="float">
            <text:p>0</text:p>
          </table:table-cell>
          <table:table-cell table:formula="of:=5*COS([.A43])" office:value-type="float" office:value="-1.54508497187473" calcext:value-type="float">
            <text:p>-1,54508497187473</text:p>
          </table:table-cell>
          <table:table-cell table:formula="of:=5*SIN([.A43])" office:value-type="float" office:value="-4.75528258147577" calcext:value-type="float">
            <text:p>-4,75528258147577</text:p>
          </table:table-cell>
          <table:table-cell office:value-type="string" calcext:value-type="string">
            <text:p>|</text:p>
          </table:table-cell>
          <table:table-cell table:formula="of:=[.J41] + 0" office:value-type="float" office:value="0" calcext:value-type="float">
            <text:p>0</text:p>
          </table:table-cell>
          <table:table-cell table:formula="of:=-2 + 1.5*COS([.A42])" office:value-type="float" office:value="-2.6101049646137" calcext:value-type="float">
            <text:p>-2,6101049646137</text:p>
          </table:table-cell>
          <table:table-cell table:formula="of:=2 + 1.5*SIN([.A42])" office:value-type="float" office:value="0.629681813536098" calcext:value-type="float">
            <text:p>0,629681813536098</text:p>
          </table:table-cell>
          <table:table-cell office:value-type="string" calcext:value-type="string">
            <text:p>;</text:p>
          </table:table-cell>
          <table:table-cell table:formula="of:=[.N41] + 0" office:value-type="float" office:value="0" calcext:value-type="float">
            <text:p>0</text:p>
          </table:table-cell>
          <table:table-cell table:formula="of:=-2 + 1.5*COS([.A43])" office:value-type="float" office:value="-2.46352549156242" calcext:value-type="float">
            <text:p>-2,46352549156242</text:p>
          </table:table-cell>
          <table:table-cell table:formula="of:=2 + 1.5*SIN([.A43])" office:value-type="float" office:value="0.573415225557269" calcext:value-type="float">
            <text:p>0,573415225557269</text:p>
          </table:table-cell>
          <table:table-cell office:value-type="string" calcext:value-type="string">
            <text:p>|</text:p>
          </table:table-cell>
          <table:table-cell table:formula="of:=[.R41] + 0" office:value-type="float" office:value="0" calcext:value-type="float">
            <text:p>0</text:p>
          </table:table-cell>
          <table:table-cell table:formula="of:=2 + 1.5*COS([.A42])" office:value-type="float" office:value="1.3898950353863" calcext:value-type="float">
            <text:p>1,3898950353863</text:p>
          </table:table-cell>
          <table:table-cell table:formula="of:=2 + 1.5*SIN([.A42])" office:value-type="float" office:value="0.629681813536098" calcext:value-type="float">
            <text:p>0,629681813536098</text:p>
          </table:table-cell>
          <table:table-cell office:value-type="string" calcext:value-type="string">
            <text:p>;</text:p>
          </table:table-cell>
          <table:table-cell table:formula="of:=[.V41] + 0" office:value-type="float" office:value="0" calcext:value-type="float">
            <text:p>0</text:p>
          </table:table-cell>
          <table:table-cell table:formula="of:=2 + 1.5*COS([.A43])" office:value-type="float" office:value="1.53647450843758" calcext:value-type="float">
            <text:p>1,53647450843758</text:p>
          </table:table-cell>
          <table:table-cell table:formula="of:=2 + 1.5*SIN([.A43])" office:value-type="float" office:value="0.573415225557269" calcext:value-type="float">
            <text:p>0,573415225557269</text:p>
          </table:table-cell>
          <table:table-cell office:value-type="string" calcext:value-type="string">
            <text:p>|</text:p>
          </table:table-cell>
          <table:table-cell table:formula="of:=[.Z43] + 0" office:value-type="float" office:value="0" calcext:value-type="float">
            <text:p>0</text:p>
          </table:table-cell>
          <table:table-cell table:formula="of:=3*COS([.A42])" office:value-type="float" office:value="-1.2202099292274" calcext:value-type="float">
            <text:p>-1,2202099292274</text:p>
          </table:table-cell>
          <table:table-cell table:formula="of:=-1 + 3*SIN([.A42])" office:value-type="float" office:value="-3.7406363729278" calcext:value-type="float">
            <text:p>-3,7406363729278</text:p>
          </table:table-cell>
          <table:table-cell office:value-type="string" calcext:value-type="string">
            <text:p>;</text:p>
          </table:table-cell>
          <table:table-cell table:formula="of:=[.AD43] + 0" office:value-type="float" office:value="0" calcext:value-type="float">
            <text:p>0</text:p>
          </table:table-cell>
          <table:table-cell table:formula="of:=3*COS([.A43])" office:value-type="float" office:value="-0.92705098312484" calcext:value-type="float">
            <text:p>-0,92705098312484</text:p>
          </table:table-cell>
          <table:table-cell table:formula="of:=-1 + 3*SIN([.A43])" office:value-type="float" office:value="-3.85316954888546" calcext:value-type="float">
            <text:p>-3,85316954888546</text:p>
          </table:table-cell>
        </table:table-row>
        <table:table-row table:style-name="ro1">
          <table:table-cell table:formula="of:=[.A42] + PI() / 30" office:value-type="float" office:value="4.39822971502571" calcext:value-type="float">
            <text:p>4,39822971502571</text:p>
          </table:table-cell>
          <table:table-cell table:formula="of:=[.B42] + 0" office:value-type="float" office:value="0" calcext:value-type="float">
            <text:p>0</text:p>
          </table:table-cell>
          <table:table-cell table:formula="of:=5*COS([.A43])" office:value-type="float" office:value="-1.54508497187473" calcext:value-type="float">
            <text:p>-1,54508497187473</text:p>
          </table:table-cell>
          <table:table-cell table:formula="of:=5*SIN([.A43])" office:value-type="float" office:value="-4.75528258147577" calcext:value-type="float">
            <text:p>-4,75528258147577</text:p>
          </table:table-cell>
          <table:table-cell office:value-type="string" calcext:value-type="string">
            <text:p>;</text:p>
          </table:table-cell>
          <table:table-cell table:formula="of:=[.F42] + 0" office:value-type="float" office:value="0" calcext:value-type="float">
            <text:p>0</text:p>
          </table:table-cell>
          <table:table-cell table:formula="of:=5*COS([.A44])" office:value-type="float" office:value="-1.03955845408879" calcext:value-type="float">
            <text:p>-1,03955845408879</text:p>
          </table:table-cell>
          <table:table-cell table:formula="of:=5*SIN([.A44])" office:value-type="float" office:value="-4.89073800366903" calcext:value-type="float">
            <text:p>-4,89073800366903</text:p>
          </table:table-cell>
          <table:table-cell office:value-type="string" calcext:value-type="string">
            <text:p>|</text:p>
          </table:table-cell>
          <table:table-cell table:formula="of:=[.J42] + 0" office:value-type="float" office:value="0" calcext:value-type="float">
            <text:p>0</text:p>
          </table:table-cell>
          <table:table-cell table:formula="of:=-2 + 1.5*COS([.A43])" office:value-type="float" office:value="-2.46352549156242" calcext:value-type="float">
            <text:p>-2,46352549156242</text:p>
          </table:table-cell>
          <table:table-cell table:formula="of:=2 + 1.5*SIN([.A43])" office:value-type="float" office:value="0.573415225557269" calcext:value-type="float">
            <text:p>0,573415225557269</text:p>
          </table:table-cell>
          <table:table-cell office:value-type="string" calcext:value-type="string">
            <text:p>;</text:p>
          </table:table-cell>
          <table:table-cell table:formula="of:=[.N42] + 0" office:value-type="float" office:value="0" calcext:value-type="float">
            <text:p>0</text:p>
          </table:table-cell>
          <table:table-cell table:formula="of:=-2 + 1.5*COS([.A44])" office:value-type="float" office:value="-2.31186753622664" calcext:value-type="float">
            <text:p>-2,31186753622664</text:p>
          </table:table-cell>
          <table:table-cell table:formula="of:=2 + 1.5*SIN([.A44])" office:value-type="float" office:value="0.532778598899292" calcext:value-type="float">
            <text:p>0,532778598899292</text:p>
          </table:table-cell>
          <table:table-cell office:value-type="string" calcext:value-type="string">
            <text:p>|</text:p>
          </table:table-cell>
          <table:table-cell table:formula="of:=[.R42] + 0" office:value-type="float" office:value="0" calcext:value-type="float">
            <text:p>0</text:p>
          </table:table-cell>
          <table:table-cell table:formula="of:=2 + 1.5*COS([.A43])" office:value-type="float" office:value="1.53647450843758" calcext:value-type="float">
            <text:p>1,53647450843758</text:p>
          </table:table-cell>
          <table:table-cell table:formula="of:=2 + 1.5*SIN([.A43])" office:value-type="float" office:value="0.573415225557269" calcext:value-type="float">
            <text:p>0,573415225557269</text:p>
          </table:table-cell>
          <table:table-cell office:value-type="string" calcext:value-type="string">
            <text:p>;</text:p>
          </table:table-cell>
          <table:table-cell table:formula="of:=[.V42] + 0" office:value-type="float" office:value="0" calcext:value-type="float">
            <text:p>0</text:p>
          </table:table-cell>
          <table:table-cell table:formula="of:=2 + 1.5*COS([.A44])" office:value-type="float" office:value="1.68813246377336" calcext:value-type="float">
            <text:p>1,68813246377336</text:p>
          </table:table-cell>
          <table:table-cell table:formula="of:=2 + 1.5*SIN([.A44])" office:value-type="float" office:value="0.532778598899292" calcext:value-type="float">
            <text:p>0,532778598899292</text:p>
          </table:table-cell>
          <table:table-cell office:value-type="string" calcext:value-type="string">
            <text:p>|</text:p>
          </table:table-cell>
          <table:table-cell table:formula="of:=[.Z44] + 0" office:value-type="float" office:value="0" calcext:value-type="float">
            <text:p>0</text:p>
          </table:table-cell>
          <table:table-cell table:formula="of:=3*COS([.A43])" office:value-type="float" office:value="-0.92705098312484" calcext:value-type="float">
            <text:p>-0,92705098312484</text:p>
          </table:table-cell>
          <table:table-cell table:formula="of:=-1 + 3*SIN([.A43])" office:value-type="float" office:value="-3.85316954888546" calcext:value-type="float">
            <text:p>-3,85316954888546</text:p>
          </table:table-cell>
          <table:table-cell office:value-type="string" calcext:value-type="string">
            <text:p>;</text:p>
          </table:table-cell>
          <table:table-cell table:formula="of:=[.AD44] + 0" office:value-type="float" office:value="0" calcext:value-type="float">
            <text:p>0</text:p>
          </table:table-cell>
          <table:table-cell table:formula="of:=3*COS([.A44])" office:value-type="float" office:value="-0.623735072453277" calcext:value-type="float">
            <text:p>-0,623735072453277</text:p>
          </table:table-cell>
          <table:table-cell table:formula="of:=-1 + 3*SIN([.A44])" office:value-type="float" office:value="-3.93444280220142" calcext:value-type="float">
            <text:p>-3,93444280220142</text:p>
          </table:table-cell>
        </table:table-row>
        <table:table-row table:style-name="ro1">
          <table:table-cell table:formula="of:=[.A43] + PI() / 30" office:value-type="float" office:value="4.50294947014537" calcext:value-type="float">
            <text:p>4,50294947014537</text:p>
          </table:table-cell>
          <table:table-cell table:formula="of:=[.B43] + 0" office:value-type="float" office:value="0" calcext:value-type="float">
            <text:p>0</text:p>
          </table:table-cell>
          <table:table-cell table:formula="of:=5*COS([.A44])" office:value-type="float" office:value="-1.03955845408879" calcext:value-type="float">
            <text:p>-1,03955845408879</text:p>
          </table:table-cell>
          <table:table-cell table:formula="of:=5*SIN([.A44])" office:value-type="float" office:value="-4.89073800366903" calcext:value-type="float">
            <text:p>-4,89073800366903</text:p>
          </table:table-cell>
          <table:table-cell office:value-type="string" calcext:value-type="string">
            <text:p>;</text:p>
          </table:table-cell>
          <table:table-cell table:formula="of:=[.F43] + 0" office:value-type="float" office:value="0" calcext:value-type="float">
            <text:p>0</text:p>
          </table:table-cell>
          <table:table-cell table:formula="of:=5*COS([.A45])" office:value-type="float" office:value="-0.522642316338267" calcext:value-type="float">
            <text:p>-0,522642316338267</text:p>
          </table:table-cell>
          <table:table-cell table:formula="of:=5*SIN([.A45])" office:value-type="float" office:value="-4.97260947684137" calcext:value-type="float">
            <text:p>-4,97260947684137</text:p>
          </table:table-cell>
          <table:table-cell office:value-type="string" calcext:value-type="string">
            <text:p>|</text:p>
          </table:table-cell>
          <table:table-cell table:formula="of:=[.J43] + 0" office:value-type="float" office:value="0" calcext:value-type="float">
            <text:p>0</text:p>
          </table:table-cell>
          <table:table-cell table:formula="of:=-2 + 1.5*COS([.A44])" office:value-type="float" office:value="-2.31186753622664" calcext:value-type="float">
            <text:p>-2,31186753622664</text:p>
          </table:table-cell>
          <table:table-cell table:formula="of:=2 + 1.5*SIN([.A44])" office:value-type="float" office:value="0.532778598899292" calcext:value-type="float">
            <text:p>0,532778598899292</text:p>
          </table:table-cell>
          <table:table-cell office:value-type="string" calcext:value-type="string">
            <text:p>;</text:p>
          </table:table-cell>
          <table:table-cell table:formula="of:=[.N43] + 0" office:value-type="float" office:value="0" calcext:value-type="float">
            <text:p>0</text:p>
          </table:table-cell>
          <table:table-cell table:formula="of:=-2 + 1.5*COS([.A45])" office:value-type="float" office:value="-2.15679269490148" calcext:value-type="float">
            <text:p>-2,15679269490148</text:p>
          </table:table-cell>
          <table:table-cell table:formula="of:=2 + 1.5*SIN([.A45])" office:value-type="float" office:value="0.50821715694759" calcext:value-type="float">
            <text:p>0,50821715694759</text:p>
          </table:table-cell>
          <table:table-cell office:value-type="string" calcext:value-type="string">
            <text:p>|</text:p>
          </table:table-cell>
          <table:table-cell table:formula="of:=[.R43] + 0" office:value-type="float" office:value="0" calcext:value-type="float">
            <text:p>0</text:p>
          </table:table-cell>
          <table:table-cell table:formula="of:=2 + 1.5*COS([.A44])" office:value-type="float" office:value="1.68813246377336" calcext:value-type="float">
            <text:p>1,68813246377336</text:p>
          </table:table-cell>
          <table:table-cell table:formula="of:=2 + 1.5*SIN([.A44])" office:value-type="float" office:value="0.532778598899292" calcext:value-type="float">
            <text:p>0,532778598899292</text:p>
          </table:table-cell>
          <table:table-cell office:value-type="string" calcext:value-type="string">
            <text:p>;</text:p>
          </table:table-cell>
          <table:table-cell table:formula="of:=[.V43] + 0" office:value-type="float" office:value="0" calcext:value-type="float">
            <text:p>0</text:p>
          </table:table-cell>
          <table:table-cell table:formula="of:=2 + 1.5*COS([.A45])" office:value-type="float" office:value="1.84320730509852" calcext:value-type="float">
            <text:p>1,84320730509852</text:p>
          </table:table-cell>
          <table:table-cell table:formula="of:=2 + 1.5*SIN([.A45])" office:value-type="float" office:value="0.50821715694759" calcext:value-type="float">
            <text:p>0,50821715694759</text:p>
          </table:table-cell>
          <table:table-cell office:value-type="string" calcext:value-type="string">
            <text:p>|</text:p>
          </table:table-cell>
          <table:table-cell table:formula="of:=[.Z45] + 0" office:value-type="float" office:value="0" calcext:value-type="float">
            <text:p>0</text:p>
          </table:table-cell>
          <table:table-cell table:formula="of:=3*COS([.A44])" office:value-type="float" office:value="-0.623735072453277" calcext:value-type="float">
            <text:p>-0,623735072453277</text:p>
          </table:table-cell>
          <table:table-cell table:formula="of:=-1 + 3*SIN([.A44])" office:value-type="float" office:value="-3.93444280220142" calcext:value-type="float">
            <text:p>-3,93444280220142</text:p>
          </table:table-cell>
          <table:table-cell office:value-type="string" calcext:value-type="string">
            <text:p>;</text:p>
          </table:table-cell>
          <table:table-cell table:formula="of:=[.AD45] + 0" office:value-type="float" office:value="0" calcext:value-type="float">
            <text:p>0</text:p>
          </table:table-cell>
          <table:table-cell table:formula="of:=3*COS([.A45])" office:value-type="float" office:value="-0.31358538980296" calcext:value-type="float">
            <text:p>-0,31358538980296</text:p>
          </table:table-cell>
          <table:table-cell table:formula="of:=-1 + 3*SIN([.A45])" office:value-type="float" office:value="-3.98356568610482" calcext:value-type="float">
            <text:p>-3,98356568610482</text:p>
          </table:table-cell>
        </table:table-row>
        <table:table-row table:style-name="ro1">
          <table:table-cell table:formula="of:=[.A44] + PI() / 30" office:value-type="float" office:value="4.60766922526503" calcext:value-type="float">
            <text:p>4,60766922526503</text:p>
          </table:table-cell>
          <table:table-cell table:formula="of:=[.B44] + 0" office:value-type="float" office:value="0" calcext:value-type="float">
            <text:p>0</text:p>
          </table:table-cell>
          <table:table-cell table:formula="of:=5*COS([.A45])" office:value-type="float" office:value="-0.522642316338267" calcext:value-type="float">
            <text:p>-0,522642316338267</text:p>
          </table:table-cell>
          <table:table-cell table:formula="of:=5*SIN([.A45])" office:value-type="float" office:value="-4.97260947684137" calcext:value-type="float">
            <text:p>-4,97260947684137</text:p>
          </table:table-cell>
          <table:table-cell office:value-type="string" calcext:value-type="string">
            <text:p>;</text:p>
          </table:table-cell>
          <table:table-cell table:formula="of:=[.F44] + 0" office:value-type="float" office:value="0" calcext:value-type="float">
            <text:p>0</text:p>
          </table:table-cell>
          <table:table-cell table:formula="of:=5*COS([.A46])" office:value-type="float" office:value="-9.18485099360515E-016" calcext:value-type="float">
            <text:p>-9,18485099360515E-16</text:p>
          </table:table-cell>
          <table:table-cell table:formula="of:=5*SIN([.A46])" office:value-type="float" office:value="-5" calcext:value-type="float">
            <text:p>-5</text:p>
          </table:table-cell>
          <table:table-cell office:value-type="string" calcext:value-type="string">
            <text:p>|</text:p>
          </table:table-cell>
          <table:table-cell table:formula="of:=[.J44] + 0" office:value-type="float" office:value="0" calcext:value-type="float">
            <text:p>0</text:p>
          </table:table-cell>
          <table:table-cell table:formula="of:=-2 + 1.5*COS([.A45])" office:value-type="float" office:value="-2.15679269490148" calcext:value-type="float">
            <text:p>-2,15679269490148</text:p>
          </table:table-cell>
          <table:table-cell table:formula="of:=2 + 1.5*SIN([.A45])" office:value-type="float" office:value="0.50821715694759" calcext:value-type="float">
            <text:p>0,50821715694759</text:p>
          </table:table-cell>
          <table:table-cell office:value-type="string" calcext:value-type="string">
            <text:p>;</text:p>
          </table:table-cell>
          <table:table-cell table:formula="of:=[.N44] + 0" office:value-type="float" office:value="0" calcext:value-type="float">
            <text:p>0</text:p>
          </table:table-cell>
          <table:table-cell table:formula="of:=-2 + 1.5*COS([.A46])" office:value-type="float" office:value="-2" calcext:value-type="float">
            <text:p>-2</text:p>
          </table:table-cell>
          <table:table-cell table:formula="of:=2 + 1.5*SIN([.A46])" office:value-type="float" office:value="0.5" calcext:value-type="float">
            <text:p>0,5</text:p>
          </table:table-cell>
          <table:table-cell office:value-type="string" calcext:value-type="string">
            <text:p>|</text:p>
          </table:table-cell>
          <table:table-cell table:formula="of:=[.R44] + 0" office:value-type="float" office:value="0" calcext:value-type="float">
            <text:p>0</text:p>
          </table:table-cell>
          <table:table-cell table:formula="of:=2 + 1.5*COS([.A45])" office:value-type="float" office:value="1.84320730509852" calcext:value-type="float">
            <text:p>1,84320730509852</text:p>
          </table:table-cell>
          <table:table-cell table:formula="of:=2 + 1.5*SIN([.A45])" office:value-type="float" office:value="0.50821715694759" calcext:value-type="float">
            <text:p>0,50821715694759</text:p>
          </table:table-cell>
          <table:table-cell office:value-type="string" calcext:value-type="string">
            <text:p>;</text:p>
          </table:table-cell>
          <table:table-cell table:formula="of:=[.V44] + 0" office:value-type="float" office:value="0" calcext:value-type="float">
            <text:p>0</text:p>
          </table:table-cell>
          <table:table-cell table:formula="of:=2 + 1.5*COS([.A46])" office:value-type="float" office:value="2" calcext:value-type="float">
            <text:p>2</text:p>
          </table:table-cell>
          <table:table-cell table:formula="of:=2 + 1.5*SIN([.A46])" office:value-type="float" office:value="0.5" calcext:value-type="float">
            <text:p>0,5</text:p>
          </table:table-cell>
          <table:table-cell office:value-type="string" calcext:value-type="string">
            <text:p>|</text:p>
          </table:table-cell>
          <table:table-cell table:formula="of:=[.Z46] + 0" office:value-type="float" office:value="0" calcext:value-type="float">
            <text:p>0</text:p>
          </table:table-cell>
          <table:table-cell table:formula="of:=3*COS([.A45])" office:value-type="float" office:value="-0.31358538980296" calcext:value-type="float">
            <text:p>-0,31358538980296</text:p>
          </table:table-cell>
          <table:table-cell table:formula="of:=-1 + 3*SIN([.A45])" office:value-type="float" office:value="-3.98356568610482" calcext:value-type="float">
            <text:p>-3,98356568610482</text:p>
          </table:table-cell>
          <table:table-cell office:value-type="string" calcext:value-type="string">
            <text:p>;</text:p>
          </table:table-cell>
          <table:table-cell table:formula="of:=[.AD46] + 0" office:value-type="float" office:value="0" calcext:value-type="float">
            <text:p>0</text:p>
          </table:table-cell>
          <table:table-cell table:formula="of:=3*COS([.A46])" office:value-type="float" office:value="-5.51091059616309E-016" calcext:value-type="float">
            <text:p>-5,51091059616309E-16</text:p>
          </table:table-cell>
          <table:table-cell table:formula="of:=-1 + 3*SIN([.A46])" office:value-type="float" office:value="-4" calcext:value-type="float">
            <text:p>-4</text:p>
          </table:table-cell>
        </table:table-row>
        <table:table-row table:style-name="ro1">
          <table:table-cell table:formula="of:=[.A45] + PI() / 30" office:value-type="float" office:value="4.71238898038469" calcext:value-type="float">
            <text:p>4,71238898038469</text:p>
          </table:table-cell>
          <table:table-cell table:formula="of:=[.B45] + 0" office:value-type="float" office:value="0" calcext:value-type="float">
            <text:p>0</text:p>
          </table:table-cell>
          <table:table-cell table:formula="of:=5*COS([.A46])" office:value-type="float" office:value="-9.18485099360515E-016" calcext:value-type="float">
            <text:p>-9,18485099360515E-16</text:p>
          </table:table-cell>
          <table:table-cell table:formula="of:=5*SIN([.A46])" office:value-type="float" office:value="-5" calcext:value-type="float">
            <text:p>-5</text:p>
          </table:table-cell>
          <table:table-cell office:value-type="string" calcext:value-type="string">
            <text:p>;</text:p>
          </table:table-cell>
          <table:table-cell table:formula="of:=[.F45] + 0" office:value-type="float" office:value="0" calcext:value-type="float">
            <text:p>0</text:p>
          </table:table-cell>
          <table:table-cell table:formula="of:=5*COS([.A47])" office:value-type="float" office:value="0.522642316338265" calcext:value-type="float">
            <text:p>0,522642316338265</text:p>
          </table:table-cell>
          <table:table-cell table:formula="of:=5*SIN([.A47])" office:value-type="float" office:value="-4.97260947684137" calcext:value-type="float">
            <text:p>-4,97260947684137</text:p>
          </table:table-cell>
          <table:table-cell office:value-type="string" calcext:value-type="string">
            <text:p>|</text:p>
          </table:table-cell>
          <table:table-cell table:formula="of:=[.J45] + 0" office:value-type="float" office:value="0" calcext:value-type="float">
            <text:p>0</text:p>
          </table:table-cell>
          <table:table-cell table:formula="of:=-2 + 1.5*COS([.A46])" office:value-type="float" office:value="-2" calcext:value-type="float">
            <text:p>-2</text:p>
          </table:table-cell>
          <table:table-cell table:formula="of:=2 + 1.5*SIN([.A46])" office:value-type="float" office:value="0.5" calcext:value-type="float">
            <text:p>0,5</text:p>
          </table:table-cell>
          <table:table-cell office:value-type="string" calcext:value-type="string">
            <text:p>;</text:p>
          </table:table-cell>
          <table:table-cell table:formula="of:=[.N45] + 0" office:value-type="float" office:value="0" calcext:value-type="float">
            <text:p>0</text:p>
          </table:table-cell>
          <table:table-cell table:formula="of:=-2 + 1.5*COS([.A47])" office:value-type="float" office:value="-1.84320730509852" calcext:value-type="float">
            <text:p>-1,84320730509852</text:p>
          </table:table-cell>
          <table:table-cell table:formula="of:=2 + 1.5*SIN([.A47])" office:value-type="float" office:value="0.50821715694759" calcext:value-type="float">
            <text:p>0,50821715694759</text:p>
          </table:table-cell>
          <table:table-cell office:value-type="string" calcext:value-type="string">
            <text:p>|</text:p>
          </table:table-cell>
          <table:table-cell table:formula="of:=[.R45] + 0" office:value-type="float" office:value="0" calcext:value-type="float">
            <text:p>0</text:p>
          </table:table-cell>
          <table:table-cell table:formula="of:=2 + 1.5*COS([.A46])" office:value-type="float" office:value="2" calcext:value-type="float">
            <text:p>2</text:p>
          </table:table-cell>
          <table:table-cell table:formula="of:=2 + 1.5*SIN([.A46])" office:value-type="float" office:value="0.5" calcext:value-type="float">
            <text:p>0,5</text:p>
          </table:table-cell>
          <table:table-cell office:value-type="string" calcext:value-type="string">
            <text:p>;</text:p>
          </table:table-cell>
          <table:table-cell table:formula="of:=[.V45] + 0" office:value-type="float" office:value="0" calcext:value-type="float">
            <text:p>0</text:p>
          </table:table-cell>
          <table:table-cell table:formula="of:=2 + 1.5*COS([.A47])" office:value-type="float" office:value="2.15679269490148" calcext:value-type="float">
            <text:p>2,15679269490148</text:p>
          </table:table-cell>
          <table:table-cell table:formula="of:=2 + 1.5*SIN([.A47])" office:value-type="float" office:value="0.50821715694759" calcext:value-type="float">
            <text:p>0,50821715694759</text:p>
          </table:table-cell>
          <table:table-cell office:value-type="string" calcext:value-type="string">
            <text:p>|</text:p>
          </table:table-cell>
          <table:table-cell table:formula="of:=[.Z47] + 0" office:value-type="float" office:value="0" calcext:value-type="float">
            <text:p>0</text:p>
          </table:table-cell>
          <table:table-cell table:formula="of:=3*COS([.A46])" office:value-type="float" office:value="-5.51091059616309E-016" calcext:value-type="float">
            <text:p>-5,51091059616309E-16</text:p>
          </table:table-cell>
          <table:table-cell table:formula="of:=-1 + 3*SIN([.A46])" office:value-type="float" office:value="-4" calcext:value-type="float">
            <text:p>-4</text:p>
          </table:table-cell>
          <table:table-cell office:value-type="string" calcext:value-type="string">
            <text:p>;</text:p>
          </table:table-cell>
          <table:table-cell table:formula="of:=[.AD47] + 0" office:value-type="float" office:value="0" calcext:value-type="float">
            <text:p>0</text:p>
          </table:table-cell>
          <table:table-cell table:formula="of:=3*COS([.A47])" office:value-type="float" office:value="0.313585389802959" calcext:value-type="float">
            <text:p>0,313585389802959</text:p>
          </table:table-cell>
          <table:table-cell table:formula="of:=-1 + 3*SIN([.A47])" office:value-type="float" office:value="-3.98356568610482" calcext:value-type="float">
            <text:p>-3,98356568610482</text:p>
          </table:table-cell>
        </table:table-row>
        <table:table-row table:style-name="ro1">
          <table:table-cell table:formula="of:=[.A46] + PI() / 30" office:value-type="float" office:value="4.81710873550435" calcext:value-type="float">
            <text:p>4,81710873550435</text:p>
          </table:table-cell>
          <table:table-cell table:formula="of:=[.B46] + 0" office:value-type="float" office:value="0" calcext:value-type="float">
            <text:p>0</text:p>
          </table:table-cell>
          <table:table-cell table:formula="of:=5*COS([.A47])" office:value-type="float" office:value="0.522642316338265" calcext:value-type="float">
            <text:p>0,522642316338265</text:p>
          </table:table-cell>
          <table:table-cell table:formula="of:=5*SIN([.A47])" office:value-type="float" office:value="-4.97260947684137" calcext:value-type="float">
            <text:p>-4,97260947684137</text:p>
          </table:table-cell>
          <table:table-cell office:value-type="string" calcext:value-type="string">
            <text:p>;</text:p>
          </table:table-cell>
          <table:table-cell table:formula="of:=[.F46] + 0" office:value-type="float" office:value="0" calcext:value-type="float">
            <text:p>0</text:p>
          </table:table-cell>
          <table:table-cell table:formula="of:=5*COS([.A48])" office:value-type="float" office:value="1.03955845408879" calcext:value-type="float">
            <text:p>1,03955845408879</text:p>
          </table:table-cell>
          <table:table-cell table:formula="of:=5*SIN([.A48])" office:value-type="float" office:value="-4.89073800366903" calcext:value-type="float">
            <text:p>-4,89073800366903</text:p>
          </table:table-cell>
          <table:table-cell office:value-type="string" calcext:value-type="string">
            <text:p>|</text:p>
          </table:table-cell>
          <table:table-cell table:formula="of:=[.J46] + 0" office:value-type="float" office:value="0" calcext:value-type="float">
            <text:p>0</text:p>
          </table:table-cell>
          <table:table-cell table:formula="of:=-2 + 1.5*COS([.A47])" office:value-type="float" office:value="-1.84320730509852" calcext:value-type="float">
            <text:p>-1,84320730509852</text:p>
          </table:table-cell>
          <table:table-cell table:formula="of:=2 + 1.5*SIN([.A47])" office:value-type="float" office:value="0.50821715694759" calcext:value-type="float">
            <text:p>0,50821715694759</text:p>
          </table:table-cell>
          <table:table-cell office:value-type="string" calcext:value-type="string">
            <text:p>;</text:p>
          </table:table-cell>
          <table:table-cell table:formula="of:=[.N46] + 0" office:value-type="float" office:value="0" calcext:value-type="float">
            <text:p>0</text:p>
          </table:table-cell>
          <table:table-cell table:formula="of:=-2 + 1.5*COS([.A48])" office:value-type="float" office:value="-1.68813246377336" calcext:value-type="float">
            <text:p>-1,68813246377336</text:p>
          </table:table-cell>
          <table:table-cell table:formula="of:=2 + 1.5*SIN([.A48])" office:value-type="float" office:value="0.532778598899291" calcext:value-type="float">
            <text:p>0,532778598899291</text:p>
          </table:table-cell>
          <table:table-cell office:value-type="string" calcext:value-type="string">
            <text:p>|</text:p>
          </table:table-cell>
          <table:table-cell table:formula="of:=[.R46] + 0" office:value-type="float" office:value="0" calcext:value-type="float">
            <text:p>0</text:p>
          </table:table-cell>
          <table:table-cell table:formula="of:=2 + 1.5*COS([.A47])" office:value-type="float" office:value="2.15679269490148" calcext:value-type="float">
            <text:p>2,15679269490148</text:p>
          </table:table-cell>
          <table:table-cell table:formula="of:=2 + 1.5*SIN([.A47])" office:value-type="float" office:value="0.50821715694759" calcext:value-type="float">
            <text:p>0,50821715694759</text:p>
          </table:table-cell>
          <table:table-cell office:value-type="string" calcext:value-type="string">
            <text:p>;</text:p>
          </table:table-cell>
          <table:table-cell table:formula="of:=[.V46] + 0" office:value-type="float" office:value="0" calcext:value-type="float">
            <text:p>0</text:p>
          </table:table-cell>
          <table:table-cell table:formula="of:=2 + 1.5*COS([.A48])" office:value-type="float" office:value="2.31186753622664" calcext:value-type="float">
            <text:p>2,31186753622664</text:p>
          </table:table-cell>
          <table:table-cell table:formula="of:=2 + 1.5*SIN([.A48])" office:value-type="float" office:value="0.532778598899291" calcext:value-type="float">
            <text:p>0,532778598899291</text:p>
          </table:table-cell>
          <table:table-cell office:value-type="string" calcext:value-type="string">
            <text:p>|</text:p>
          </table:table-cell>
          <table:table-cell table:formula="of:=[.Z48] + 0" office:value-type="float" office:value="0" calcext:value-type="float">
            <text:p>0</text:p>
          </table:table-cell>
          <table:table-cell table:formula="of:=3*COS([.A47])" office:value-type="float" office:value="0.313585389802959" calcext:value-type="float">
            <text:p>0,313585389802959</text:p>
          </table:table-cell>
          <table:table-cell table:formula="of:=-1 + 3*SIN([.A47])" office:value-type="float" office:value="-3.98356568610482" calcext:value-type="float">
            <text:p>-3,98356568610482</text:p>
          </table:table-cell>
          <table:table-cell office:value-type="string" calcext:value-type="string">
            <text:p>;</text:p>
          </table:table-cell>
          <table:table-cell table:formula="of:=[.AD48] + 0" office:value-type="float" office:value="0" calcext:value-type="float">
            <text:p>0</text:p>
          </table:table-cell>
          <table:table-cell table:formula="of:=3*COS([.A48])" office:value-type="float" office:value="0.623735072453276" calcext:value-type="float">
            <text:p>0,623735072453276</text:p>
          </table:table-cell>
          <table:table-cell table:formula="of:=-1 + 3*SIN([.A48])" office:value-type="float" office:value="-3.93444280220142" calcext:value-type="float">
            <text:p>-3,93444280220142</text:p>
          </table:table-cell>
        </table:table-row>
        <table:table-row table:style-name="ro1">
          <table:table-cell table:formula="of:=[.A47] + PI() / 30" office:value-type="float" office:value="4.92182849062401" calcext:value-type="float">
            <text:p>4,92182849062401</text:p>
          </table:table-cell>
          <table:table-cell table:formula="of:=[.B47] + 0" office:value-type="float" office:value="0" calcext:value-type="float">
            <text:p>0</text:p>
          </table:table-cell>
          <table:table-cell table:formula="of:=5*COS([.A48])" office:value-type="float" office:value="1.03955845408879" calcext:value-type="float">
            <text:p>1,03955845408879</text:p>
          </table:table-cell>
          <table:table-cell table:formula="of:=5*SIN([.A48])" office:value-type="float" office:value="-4.89073800366903" calcext:value-type="float">
            <text:p>-4,89073800366903</text:p>
          </table:table-cell>
          <table:table-cell office:value-type="string" calcext:value-type="string">
            <text:p>;</text:p>
          </table:table-cell>
          <table:table-cell table:formula="of:=[.F47] + 0" office:value-type="float" office:value="0" calcext:value-type="float">
            <text:p>0</text:p>
          </table:table-cell>
          <table:table-cell table:formula="of:=5*COS([.A49])" office:value-type="float" office:value="1.54508497187473" calcext:value-type="float">
            <text:p>1,54508497187473</text:p>
          </table:table-cell>
          <table:table-cell table:formula="of:=5*SIN([.A49])" office:value-type="float" office:value="-4.75528258147577" calcext:value-type="float">
            <text:p>-4,75528258147577</text:p>
          </table:table-cell>
          <table:table-cell office:value-type="string" calcext:value-type="string">
            <text:p>|</text:p>
          </table:table-cell>
          <table:table-cell table:formula="of:=[.J47] + 0" office:value-type="float" office:value="0" calcext:value-type="float">
            <text:p>0</text:p>
          </table:table-cell>
          <table:table-cell table:formula="of:=-2 + 1.5*COS([.A48])" office:value-type="float" office:value="-1.68813246377336" calcext:value-type="float">
            <text:p>-1,68813246377336</text:p>
          </table:table-cell>
          <table:table-cell table:formula="of:=2 + 1.5*SIN([.A48])" office:value-type="float" office:value="0.532778598899291" calcext:value-type="float">
            <text:p>0,532778598899291</text:p>
          </table:table-cell>
          <table:table-cell office:value-type="string" calcext:value-type="string">
            <text:p>;</text:p>
          </table:table-cell>
          <table:table-cell table:formula="of:=[.N47] + 0" office:value-type="float" office:value="0" calcext:value-type="float">
            <text:p>0</text:p>
          </table:table-cell>
          <table:table-cell table:formula="of:=-2 + 1.5*COS([.A49])" office:value-type="float" office:value="-1.53647450843758" calcext:value-type="float">
            <text:p>-1,53647450843758</text:p>
          </table:table-cell>
          <table:table-cell table:formula="of:=2 + 1.5*SIN([.A49])" office:value-type="float" office:value="0.573415225557269" calcext:value-type="float">
            <text:p>0,573415225557269</text:p>
          </table:table-cell>
          <table:table-cell office:value-type="string" calcext:value-type="string">
            <text:p>|</text:p>
          </table:table-cell>
          <table:table-cell table:formula="of:=[.R47] + 0" office:value-type="float" office:value="0" calcext:value-type="float">
            <text:p>0</text:p>
          </table:table-cell>
          <table:table-cell table:formula="of:=2 + 1.5*COS([.A48])" office:value-type="float" office:value="2.31186753622664" calcext:value-type="float">
            <text:p>2,31186753622664</text:p>
          </table:table-cell>
          <table:table-cell table:formula="of:=2 + 1.5*SIN([.A48])" office:value-type="float" office:value="0.532778598899291" calcext:value-type="float">
            <text:p>0,532778598899291</text:p>
          </table:table-cell>
          <table:table-cell office:value-type="string" calcext:value-type="string">
            <text:p>;</text:p>
          </table:table-cell>
          <table:table-cell table:formula="of:=[.V47] + 0" office:value-type="float" office:value="0" calcext:value-type="float">
            <text:p>0</text:p>
          </table:table-cell>
          <table:table-cell table:formula="of:=2 + 1.5*COS([.A49])" office:value-type="float" office:value="2.46352549156242" calcext:value-type="float">
            <text:p>2,46352549156242</text:p>
          </table:table-cell>
          <table:table-cell table:formula="of:=2 + 1.5*SIN([.A49])" office:value-type="float" office:value="0.573415225557269" calcext:value-type="float">
            <text:p>0,573415225557269</text:p>
          </table:table-cell>
          <table:table-cell office:value-type="string" calcext:value-type="string">
            <text:p>|</text:p>
          </table:table-cell>
          <table:table-cell table:formula="of:=[.Z49] + 0" office:value-type="float" office:value="0" calcext:value-type="float">
            <text:p>0</text:p>
          </table:table-cell>
          <table:table-cell table:formula="of:=3*COS([.A48])" office:value-type="float" office:value="0.623735072453276" calcext:value-type="float">
            <text:p>0,623735072453276</text:p>
          </table:table-cell>
          <table:table-cell table:formula="of:=-1 + 3*SIN([.A48])" office:value-type="float" office:value="-3.93444280220142" calcext:value-type="float">
            <text:p>-3,93444280220142</text:p>
          </table:table-cell>
          <table:table-cell office:value-type="string" calcext:value-type="string">
            <text:p>;</text:p>
          </table:table-cell>
          <table:table-cell table:formula="of:=[.AD49] + 0" office:value-type="float" office:value="0" calcext:value-type="float">
            <text:p>0</text:p>
          </table:table-cell>
          <table:table-cell table:formula="of:=3*COS([.A49])" office:value-type="float" office:value="0.927050983124839" calcext:value-type="float">
            <text:p>0,927050983124839</text:p>
          </table:table-cell>
          <table:table-cell table:formula="of:=-1 + 3*SIN([.A49])" office:value-type="float" office:value="-3.85316954888546" calcext:value-type="float">
            <text:p>-3,85316954888546</text:p>
          </table:table-cell>
        </table:table-row>
        <table:table-row table:style-name="ro1">
          <table:table-cell table:formula="of:=[.A48] + PI() / 30" office:value-type="float" office:value="5.02654824574367" calcext:value-type="float">
            <text:p>5,02654824574367</text:p>
          </table:table-cell>
          <table:table-cell table:formula="of:=[.B48] + 0" office:value-type="float" office:value="0" calcext:value-type="float">
            <text:p>0</text:p>
          </table:table-cell>
          <table:table-cell table:formula="of:=5*COS([.A49])" office:value-type="float" office:value="1.54508497187473" calcext:value-type="float">
            <text:p>1,54508497187473</text:p>
          </table:table-cell>
          <table:table-cell table:formula="of:=5*SIN([.A49])" office:value-type="float" office:value="-4.75528258147577" calcext:value-type="float">
            <text:p>-4,75528258147577</text:p>
          </table:table-cell>
          <table:table-cell office:value-type="string" calcext:value-type="string">
            <text:p>;</text:p>
          </table:table-cell>
          <table:table-cell table:formula="of:=[.F48] + 0" office:value-type="float" office:value="0" calcext:value-type="float">
            <text:p>0</text:p>
          </table:table-cell>
          <table:table-cell table:formula="of:=5*COS([.A50])" office:value-type="float" office:value="2.03368321537899" calcext:value-type="float">
            <text:p>2,03368321537899</text:p>
          </table:table-cell>
          <table:table-cell table:formula="of:=5*SIN([.A50])" office:value-type="float" office:value="-4.56772728821301" calcext:value-type="float">
            <text:p>-4,56772728821301</text:p>
          </table:table-cell>
          <table:table-cell office:value-type="string" calcext:value-type="string">
            <text:p>|</text:p>
          </table:table-cell>
          <table:table-cell table:formula="of:=[.J48] + 0" office:value-type="float" office:value="0" calcext:value-type="float">
            <text:p>0</text:p>
          </table:table-cell>
          <table:table-cell table:formula="of:=-2 + 1.5*COS([.A49])" office:value-type="float" office:value="-1.53647450843758" calcext:value-type="float">
            <text:p>-1,53647450843758</text:p>
          </table:table-cell>
          <table:table-cell table:formula="of:=2 + 1.5*SIN([.A49])" office:value-type="float" office:value="0.573415225557269" calcext:value-type="float">
            <text:p>0,573415225557269</text:p>
          </table:table-cell>
          <table:table-cell office:value-type="string" calcext:value-type="string">
            <text:p>;</text:p>
          </table:table-cell>
          <table:table-cell table:formula="of:=[.N48] + 0" office:value-type="float" office:value="0" calcext:value-type="float">
            <text:p>0</text:p>
          </table:table-cell>
          <table:table-cell table:formula="of:=-2 + 1.5*COS([.A50])" office:value-type="float" office:value="-1.3898950353863" calcext:value-type="float">
            <text:p>-1,3898950353863</text:p>
          </table:table-cell>
          <table:table-cell table:formula="of:=2 + 1.5*SIN([.A50])" office:value-type="float" office:value="0.629681813536098" calcext:value-type="float">
            <text:p>0,629681813536098</text:p>
          </table:table-cell>
          <table:table-cell office:value-type="string" calcext:value-type="string">
            <text:p>|</text:p>
          </table:table-cell>
          <table:table-cell table:formula="of:=[.R48] + 0" office:value-type="float" office:value="0" calcext:value-type="float">
            <text:p>0</text:p>
          </table:table-cell>
          <table:table-cell table:formula="of:=2 + 1.5*COS([.A49])" office:value-type="float" office:value="2.46352549156242" calcext:value-type="float">
            <text:p>2,46352549156242</text:p>
          </table:table-cell>
          <table:table-cell table:formula="of:=2 + 1.5*SIN([.A49])" office:value-type="float" office:value="0.573415225557269" calcext:value-type="float">
            <text:p>0,573415225557269</text:p>
          </table:table-cell>
          <table:table-cell office:value-type="string" calcext:value-type="string">
            <text:p>;</text:p>
          </table:table-cell>
          <table:table-cell table:formula="of:=[.V48] + 0" office:value-type="float" office:value="0" calcext:value-type="float">
            <text:p>0</text:p>
          </table:table-cell>
          <table:table-cell table:formula="of:=2 + 1.5*COS([.A50])" office:value-type="float" office:value="2.6101049646137" calcext:value-type="float">
            <text:p>2,6101049646137</text:p>
          </table:table-cell>
          <table:table-cell table:formula="of:=2 + 1.5*SIN([.A50])" office:value-type="float" office:value="0.629681813536098" calcext:value-type="float">
            <text:p>0,629681813536098</text:p>
          </table:table-cell>
          <table:table-cell office:value-type="string" calcext:value-type="string">
            <text:p>|</text:p>
          </table:table-cell>
          <table:table-cell table:formula="of:=[.Z50] + 0" office:value-type="float" office:value="0" calcext:value-type="float">
            <text:p>0</text:p>
          </table:table-cell>
          <table:table-cell table:formula="of:=3*COS([.A49])" office:value-type="float" office:value="0.927050983124839" calcext:value-type="float">
            <text:p>0,927050983124839</text:p>
          </table:table-cell>
          <table:table-cell table:formula="of:=-1 + 3*SIN([.A49])" office:value-type="float" office:value="-3.85316954888546" calcext:value-type="float">
            <text:p>-3,85316954888546</text:p>
          </table:table-cell>
          <table:table-cell office:value-type="string" calcext:value-type="string">
            <text:p>;</text:p>
          </table:table-cell>
          <table:table-cell table:formula="of:=[.AD50] + 0" office:value-type="float" office:value="0" calcext:value-type="float">
            <text:p>0</text:p>
          </table:table-cell>
          <table:table-cell table:formula="of:=3*COS([.A50])" office:value-type="float" office:value="1.2202099292274" calcext:value-type="float">
            <text:p>1,2202099292274</text:p>
          </table:table-cell>
          <table:table-cell table:formula="of:=-1 + 3*SIN([.A50])" office:value-type="float" office:value="-3.7406363729278" calcext:value-type="float">
            <text:p>-3,7406363729278</text:p>
          </table:table-cell>
        </table:table-row>
        <table:table-row table:style-name="ro1">
          <table:table-cell table:formula="of:=[.A49] + PI() / 30" office:value-type="float" office:value="5.13126800086333" calcext:value-type="float">
            <text:p>5,13126800086333</text:p>
          </table:table-cell>
          <table:table-cell table:formula="of:=[.B49] + 0" office:value-type="float" office:value="0" calcext:value-type="float">
            <text:p>0</text:p>
          </table:table-cell>
          <table:table-cell table:formula="of:=5*COS([.A50])" office:value-type="float" office:value="2.03368321537899" calcext:value-type="float">
            <text:p>2,03368321537899</text:p>
          </table:table-cell>
          <table:table-cell table:formula="of:=5*SIN([.A50])" office:value-type="float" office:value="-4.56772728821301" calcext:value-type="float">
            <text:p>-4,56772728821301</text:p>
          </table:table-cell>
          <table:table-cell office:value-type="string" calcext:value-type="string">
            <text:p>;</text:p>
          </table:table-cell>
          <table:table-cell table:formula="of:=[.F49] + 0" office:value-type="float" office:value="0" calcext:value-type="float">
            <text:p>0</text:p>
          </table:table-cell>
          <table:table-cell table:formula="of:=5*COS([.A51])" office:value-type="float" office:value="2.49999999999999" calcext:value-type="float">
            <text:p>2,49999999999999</text:p>
          </table:table-cell>
          <table:table-cell table:formula="of:=5*SIN([.A51])" office:value-type="float" office:value="-4.3301270189222" calcext:value-type="float">
            <text:p>-4,3301270189222</text:p>
          </table:table-cell>
          <table:table-cell office:value-type="string" calcext:value-type="string">
            <text:p>|</text:p>
          </table:table-cell>
          <table:table-cell table:formula="of:=[.J49] + 0" office:value-type="float" office:value="0" calcext:value-type="float">
            <text:p>0</text:p>
          </table:table-cell>
          <table:table-cell table:formula="of:=-2 + 1.5*COS([.A50])" office:value-type="float" office:value="-1.3898950353863" calcext:value-type="float">
            <text:p>-1,3898950353863</text:p>
          </table:table-cell>
          <table:table-cell table:formula="of:=2 + 1.5*SIN([.A50])" office:value-type="float" office:value="0.629681813536098" calcext:value-type="float">
            <text:p>0,629681813536098</text:p>
          </table:table-cell>
          <table:table-cell office:value-type="string" calcext:value-type="string">
            <text:p>;</text:p>
          </table:table-cell>
          <table:table-cell table:formula="of:=[.N49] + 0" office:value-type="float" office:value="0" calcext:value-type="float">
            <text:p>0</text:p>
          </table:table-cell>
          <table:table-cell table:formula="of:=-2 + 1.5*COS([.A51])" office:value-type="float" office:value="-1.25" calcext:value-type="float">
            <text:p>-1,25</text:p>
          </table:table-cell>
          <table:table-cell table:formula="of:=2 + 1.5*SIN([.A51])" office:value-type="float" office:value="0.700961894323341" calcext:value-type="float">
            <text:p>0,700961894323341</text:p>
          </table:table-cell>
          <table:table-cell office:value-type="string" calcext:value-type="string">
            <text:p>|</text:p>
          </table:table-cell>
          <table:table-cell table:formula="of:=[.R49] + 0" office:value-type="float" office:value="0" calcext:value-type="float">
            <text:p>0</text:p>
          </table:table-cell>
          <table:table-cell table:formula="of:=2 + 1.5*COS([.A50])" office:value-type="float" office:value="2.6101049646137" calcext:value-type="float">
            <text:p>2,6101049646137</text:p>
          </table:table-cell>
          <table:table-cell table:formula="of:=2 + 1.5*SIN([.A50])" office:value-type="float" office:value="0.629681813536098" calcext:value-type="float">
            <text:p>0,629681813536098</text:p>
          </table:table-cell>
          <table:table-cell office:value-type="string" calcext:value-type="string">
            <text:p>;</text:p>
          </table:table-cell>
          <table:table-cell table:formula="of:=[.V49] + 0" office:value-type="float" office:value="0" calcext:value-type="float">
            <text:p>0</text:p>
          </table:table-cell>
          <table:table-cell table:formula="of:=2 + 1.5*COS([.A51])" office:value-type="float" office:value="2.75" calcext:value-type="float">
            <text:p>2,75</text:p>
          </table:table-cell>
          <table:table-cell table:formula="of:=2 + 1.5*SIN([.A51])" office:value-type="float" office:value="0.700961894323341" calcext:value-type="float">
            <text:p>0,700961894323341</text:p>
          </table:table-cell>
          <table:table-cell office:value-type="string" calcext:value-type="string">
            <text:p>|</text:p>
          </table:table-cell>
          <table:table-cell table:formula="of:=[.Z51] + 0" office:value-type="float" office:value="0" calcext:value-type="float">
            <text:p>0</text:p>
          </table:table-cell>
          <table:table-cell table:formula="of:=3*COS([.A50])" office:value-type="float" office:value="1.2202099292274" calcext:value-type="float">
            <text:p>1,2202099292274</text:p>
          </table:table-cell>
          <table:table-cell table:formula="of:=-1 + 3*SIN([.A50])" office:value-type="float" office:value="-3.7406363729278" calcext:value-type="float">
            <text:p>-3,7406363729278</text:p>
          </table:table-cell>
          <table:table-cell office:value-type="string" calcext:value-type="string">
            <text:p>;</text:p>
          </table:table-cell>
          <table:table-cell table:formula="of:=[.AD51] + 0" office:value-type="float" office:value="0" calcext:value-type="float">
            <text:p>0</text:p>
          </table:table-cell>
          <table:table-cell table:formula="of:=3*COS([.A51])" office:value-type="float" office:value="1.5" calcext:value-type="float">
            <text:p>1,5</text:p>
          </table:table-cell>
          <table:table-cell table:formula="of:=-1 + 3*SIN([.A51])" office:value-type="float" office:value="-3.59807621135332" calcext:value-type="float">
            <text:p>-3,59807621135332</text:p>
          </table:table-cell>
        </table:table-row>
        <table:table-row table:style-name="ro1">
          <table:table-cell table:formula="of:=[.A50] + PI() / 30" office:value-type="float" office:value="5.23598775598299" calcext:value-type="float">
            <text:p>5,23598775598299</text:p>
          </table:table-cell>
          <table:table-cell table:formula="of:=[.B50] + 0" office:value-type="float" office:value="0" calcext:value-type="float">
            <text:p>0</text:p>
          </table:table-cell>
          <table:table-cell table:formula="of:=5*COS([.A51])" office:value-type="float" office:value="2.49999999999999" calcext:value-type="float">
            <text:p>2,49999999999999</text:p>
          </table:table-cell>
          <table:table-cell table:formula="of:=5*SIN([.A51])" office:value-type="float" office:value="-4.3301270189222" calcext:value-type="float">
            <text:p>-4,3301270189222</text:p>
          </table:table-cell>
          <table:table-cell office:value-type="string" calcext:value-type="string">
            <text:p>;</text:p>
          </table:table-cell>
          <table:table-cell table:formula="of:=[.F50] + 0" office:value-type="float" office:value="0" calcext:value-type="float">
            <text:p>0</text:p>
          </table:table-cell>
          <table:table-cell table:formula="of:=5*COS([.A52])" office:value-type="float" office:value="2.93892626146236" calcext:value-type="float">
            <text:p>2,93892626146236</text:p>
          </table:table-cell>
          <table:table-cell table:formula="of:=5*SIN([.A52])" office:value-type="float" office:value="-4.04508497187474" calcext:value-type="float">
            <text:p>-4,04508497187474</text:p>
          </table:table-cell>
          <table:table-cell office:value-type="string" calcext:value-type="string">
            <text:p>|</text:p>
          </table:table-cell>
          <table:table-cell table:formula="of:=[.J50] + 0" office:value-type="float" office:value="0" calcext:value-type="float">
            <text:p>0</text:p>
          </table:table-cell>
          <table:table-cell table:formula="of:=-2 + 1.5*COS([.A51])" office:value-type="float" office:value="-1.25" calcext:value-type="float">
            <text:p>-1,25</text:p>
          </table:table-cell>
          <table:table-cell table:formula="of:=2 + 1.5*SIN([.A51])" office:value-type="float" office:value="0.700961894323341" calcext:value-type="float">
            <text:p>0,700961894323341</text:p>
          </table:table-cell>
          <table:table-cell office:value-type="string" calcext:value-type="string">
            <text:p>;</text:p>
          </table:table-cell>
          <table:table-cell table:formula="of:=[.N50] + 0" office:value-type="float" office:value="0" calcext:value-type="float">
            <text:p>0</text:p>
          </table:table-cell>
          <table:table-cell table:formula="of:=-2 + 1.5*COS([.A52])" office:value-type="float" office:value="-1.11832212156129" calcext:value-type="float">
            <text:p>-1,11832212156129</text:p>
          </table:table-cell>
          <table:table-cell table:formula="of:=2 + 1.5*SIN([.A52])" office:value-type="float" office:value="0.786474508437577" calcext:value-type="float">
            <text:p>0,786474508437577</text:p>
          </table:table-cell>
          <table:table-cell office:value-type="string" calcext:value-type="string">
            <text:p>|</text:p>
          </table:table-cell>
          <table:table-cell table:formula="of:=[.R50] + 0" office:value-type="float" office:value="0" calcext:value-type="float">
            <text:p>0</text:p>
          </table:table-cell>
          <table:table-cell table:formula="of:=2 + 1.5*COS([.A51])" office:value-type="float" office:value="2.75" calcext:value-type="float">
            <text:p>2,75</text:p>
          </table:table-cell>
          <table:table-cell table:formula="of:=2 + 1.5*SIN([.A51])" office:value-type="float" office:value="0.700961894323341" calcext:value-type="float">
            <text:p>0,700961894323341</text:p>
          </table:table-cell>
          <table:table-cell office:value-type="string" calcext:value-type="string">
            <text:p>;</text:p>
          </table:table-cell>
          <table:table-cell table:formula="of:=[.V50] + 0" office:value-type="float" office:value="0" calcext:value-type="float">
            <text:p>0</text:p>
          </table:table-cell>
          <table:table-cell table:formula="of:=2 + 1.5*COS([.A52])" office:value-type="float" office:value="2.88167787843871" calcext:value-type="float">
            <text:p>2,88167787843871</text:p>
          </table:table-cell>
          <table:table-cell table:formula="of:=2 + 1.5*SIN([.A52])" office:value-type="float" office:value="0.786474508437577" calcext:value-type="float">
            <text:p>0,786474508437577</text:p>
          </table:table-cell>
          <table:table-cell office:value-type="string" calcext:value-type="string">
            <text:p>|</text:p>
          </table:table-cell>
          <table:table-cell table:formula="of:=[.Z52] + 0" office:value-type="float" office:value="0" calcext:value-type="float">
            <text:p>0</text:p>
          </table:table-cell>
          <table:table-cell table:formula="of:=3*COS([.A51])" office:value-type="float" office:value="1.5" calcext:value-type="float">
            <text:p>1,5</text:p>
          </table:table-cell>
          <table:table-cell table:formula="of:=-1 + 3*SIN([.A51])" office:value-type="float" office:value="-3.59807621135332" calcext:value-type="float">
            <text:p>-3,59807621135332</text:p>
          </table:table-cell>
          <table:table-cell office:value-type="string" calcext:value-type="string">
            <text:p>;</text:p>
          </table:table-cell>
          <table:table-cell table:formula="of:=[.AD52] + 0" office:value-type="float" office:value="0" calcext:value-type="float">
            <text:p>0</text:p>
          </table:table-cell>
          <table:table-cell table:formula="of:=3*COS([.A52])" office:value-type="float" office:value="1.76335575687741" calcext:value-type="float">
            <text:p>1,76335575687741</text:p>
          </table:table-cell>
          <table:table-cell table:formula="of:=-1 + 3*SIN([.A52])" office:value-type="float" office:value="-3.42705098312485" calcext:value-type="float">
            <text:p>-3,42705098312485</text:p>
          </table:table-cell>
        </table:table-row>
        <table:table-row table:style-name="ro1">
          <table:table-cell table:formula="of:=[.A51] + PI() / 30" office:value-type="float" office:value="5.34070751110265" calcext:value-type="float">
            <text:p>5,34070751110265</text:p>
          </table:table-cell>
          <table:table-cell table:formula="of:=[.B51] + 0" office:value-type="float" office:value="0" calcext:value-type="float">
            <text:p>0</text:p>
          </table:table-cell>
          <table:table-cell table:formula="of:=5*COS([.A52])" office:value-type="float" office:value="2.93892626146236" calcext:value-type="float">
            <text:p>2,93892626146236</text:p>
          </table:table-cell>
          <table:table-cell table:formula="of:=5*SIN([.A52])" office:value-type="float" office:value="-4.04508497187474" calcext:value-type="float">
            <text:p>-4,04508497187474</text:p>
          </table:table-cell>
          <table:table-cell office:value-type="string" calcext:value-type="string">
            <text:p>;</text:p>
          </table:table-cell>
          <table:table-cell table:formula="of:=[.F51] + 0" office:value-type="float" office:value="0" calcext:value-type="float">
            <text:p>0</text:p>
          </table:table-cell>
          <table:table-cell table:formula="of:=5*COS([.A53])" office:value-type="float" office:value="3.34565303179428" calcext:value-type="float">
            <text:p>3,34565303179428</text:p>
          </table:table-cell>
          <table:table-cell table:formula="of:=5*SIN([.A53])" office:value-type="float" office:value="-3.71572412738698" calcext:value-type="float">
            <text:p>-3,71572412738698</text:p>
          </table:table-cell>
          <table:table-cell office:value-type="string" calcext:value-type="string">
            <text:p>|</text:p>
          </table:table-cell>
          <table:table-cell table:formula="of:=[.J51] + 0" office:value-type="float" office:value="0" calcext:value-type="float">
            <text:p>0</text:p>
          </table:table-cell>
          <table:table-cell table:formula="of:=-2 + 1.5*COS([.A52])" office:value-type="float" office:value="-1.11832212156129" calcext:value-type="float">
            <text:p>-1,11832212156129</text:p>
          </table:table-cell>
          <table:table-cell table:formula="of:=2 + 1.5*SIN([.A52])" office:value-type="float" office:value="0.786474508437577" calcext:value-type="float">
            <text:p>0,786474508437577</text:p>
          </table:table-cell>
          <table:table-cell office:value-type="string" calcext:value-type="string">
            <text:p>;</text:p>
          </table:table-cell>
          <table:table-cell table:formula="of:=[.N51] + 0" office:value-type="float" office:value="0" calcext:value-type="float">
            <text:p>0</text:p>
          </table:table-cell>
          <table:table-cell table:formula="of:=-2 + 1.5*COS([.A53])" office:value-type="float" office:value="-0.996304090461715" calcext:value-type="float">
            <text:p>-0,996304090461715</text:p>
          </table:table-cell>
          <table:table-cell table:formula="of:=2 + 1.5*SIN([.A53])" office:value-type="float" office:value="0.885282761783906" calcext:value-type="float">
            <text:p>0,885282761783906</text:p>
          </table:table-cell>
          <table:table-cell office:value-type="string" calcext:value-type="string">
            <text:p>|</text:p>
          </table:table-cell>
          <table:table-cell table:formula="of:=[.R51] + 0" office:value-type="float" office:value="0" calcext:value-type="float">
            <text:p>0</text:p>
          </table:table-cell>
          <table:table-cell table:formula="of:=2 + 1.5*COS([.A52])" office:value-type="float" office:value="2.88167787843871" calcext:value-type="float">
            <text:p>2,88167787843871</text:p>
          </table:table-cell>
          <table:table-cell table:formula="of:=2 + 1.5*SIN([.A52])" office:value-type="float" office:value="0.786474508437577" calcext:value-type="float">
            <text:p>0,786474508437577</text:p>
          </table:table-cell>
          <table:table-cell office:value-type="string" calcext:value-type="string">
            <text:p>;</text:p>
          </table:table-cell>
          <table:table-cell table:formula="of:=[.V51] + 0" office:value-type="float" office:value="0" calcext:value-type="float">
            <text:p>0</text:p>
          </table:table-cell>
          <table:table-cell table:formula="of:=2 + 1.5*COS([.A53])" office:value-type="float" office:value="3.00369590953828" calcext:value-type="float">
            <text:p>3,00369590953828</text:p>
          </table:table-cell>
          <table:table-cell table:formula="of:=2 + 1.5*SIN([.A53])" office:value-type="float" office:value="0.885282761783906" calcext:value-type="float">
            <text:p>0,885282761783906</text:p>
          </table:table-cell>
          <table:table-cell office:value-type="string" calcext:value-type="string">
            <text:p>|</text:p>
          </table:table-cell>
          <table:table-cell table:formula="of:=[.Z53] + 0" office:value-type="float" office:value="0" calcext:value-type="float">
            <text:p>0</text:p>
          </table:table-cell>
          <table:table-cell table:formula="of:=3*COS([.A52])" office:value-type="float" office:value="1.76335575687741" calcext:value-type="float">
            <text:p>1,76335575687741</text:p>
          </table:table-cell>
          <table:table-cell table:formula="of:=-1 + 3*SIN([.A52])" office:value-type="float" office:value="-3.42705098312485" calcext:value-type="float">
            <text:p>-3,42705098312485</text:p>
          </table:table-cell>
          <table:table-cell office:value-type="string" calcext:value-type="string">
            <text:p>;</text:p>
          </table:table-cell>
          <table:table-cell table:formula="of:=[.AD53] + 0" office:value-type="float" office:value="0" calcext:value-type="float">
            <text:p>0</text:p>
          </table:table-cell>
          <table:table-cell table:formula="of:=3*COS([.A53])" office:value-type="float" office:value="2.00739181907657" calcext:value-type="float">
            <text:p>2,00739181907657</text:p>
          </table:table-cell>
          <table:table-cell table:formula="of:=-1 + 3*SIN([.A53])" office:value-type="float" office:value="-3.22943447643219" calcext:value-type="float">
            <text:p>-3,22943447643219</text:p>
          </table:table-cell>
        </table:table-row>
        <table:table-row table:style-name="ro1">
          <table:table-cell table:formula="of:=[.A52] + PI() / 30" office:value-type="float" office:value="5.44542726622231" calcext:value-type="float">
            <text:p>5,44542726622231</text:p>
          </table:table-cell>
          <table:table-cell table:formula="of:=[.B52] + 0" office:value-type="float" office:value="0" calcext:value-type="float">
            <text:p>0</text:p>
          </table:table-cell>
          <table:table-cell table:formula="of:=5*COS([.A53])" office:value-type="float" office:value="3.34565303179428" calcext:value-type="float">
            <text:p>3,34565303179428</text:p>
          </table:table-cell>
          <table:table-cell table:formula="of:=5*SIN([.A53])" office:value-type="float" office:value="-3.71572412738698" calcext:value-type="float">
            <text:p>-3,71572412738698</text:p>
          </table:table-cell>
          <table:table-cell office:value-type="string" calcext:value-type="string">
            <text:p>;</text:p>
          </table:table-cell>
          <table:table-cell table:formula="of:=[.F52] + 0" office:value-type="float" office:value="0" calcext:value-type="float">
            <text:p>0</text:p>
          </table:table-cell>
          <table:table-cell table:formula="of:=5*COS([.A54])" office:value-type="float" office:value="3.71572412738696" calcext:value-type="float">
            <text:p>3,71572412738696</text:p>
          </table:table-cell>
          <table:table-cell table:formula="of:=5*SIN([.A54])" office:value-type="float" office:value="-3.3456530317943" calcext:value-type="float">
            <text:p>-3,3456530317943</text:p>
          </table:table-cell>
          <table:table-cell office:value-type="string" calcext:value-type="string">
            <text:p>|</text:p>
          </table:table-cell>
          <table:table-cell table:formula="of:=[.J52] + 0" office:value-type="float" office:value="0" calcext:value-type="float">
            <text:p>0</text:p>
          </table:table-cell>
          <table:table-cell table:formula="of:=-2 + 1.5*COS([.A53])" office:value-type="float" office:value="-0.996304090461715" calcext:value-type="float">
            <text:p>-0,996304090461715</text:p>
          </table:table-cell>
          <table:table-cell table:formula="of:=2 + 1.5*SIN([.A53])" office:value-type="float" office:value="0.885282761783906" calcext:value-type="float">
            <text:p>0,885282761783906</text:p>
          </table:table-cell>
          <table:table-cell office:value-type="string" calcext:value-type="string">
            <text:p>;</text:p>
          </table:table-cell>
          <table:table-cell table:formula="of:=[.N52] + 0" office:value-type="float" office:value="0" calcext:value-type="float">
            <text:p>0</text:p>
          </table:table-cell>
          <table:table-cell table:formula="of:=-2 + 1.5*COS([.A54])" office:value-type="float" office:value="-0.885282761783911" calcext:value-type="float">
            <text:p>-0,885282761783911</text:p>
          </table:table-cell>
          <table:table-cell table:formula="of:=2 + 1.5*SIN([.A54])" office:value-type="float" office:value="0.99630409046171" calcext:value-type="float">
            <text:p>0,99630409046171</text:p>
          </table:table-cell>
          <table:table-cell office:value-type="string" calcext:value-type="string">
            <text:p>|</text:p>
          </table:table-cell>
          <table:table-cell table:formula="of:=[.R52] + 0" office:value-type="float" office:value="0" calcext:value-type="float">
            <text:p>0</text:p>
          </table:table-cell>
          <table:table-cell table:formula="of:=2 + 1.5*COS([.A53])" office:value-type="float" office:value="3.00369590953828" calcext:value-type="float">
            <text:p>3,00369590953828</text:p>
          </table:table-cell>
          <table:table-cell table:formula="of:=2 + 1.5*SIN([.A53])" office:value-type="float" office:value="0.885282761783906" calcext:value-type="float">
            <text:p>0,885282761783906</text:p>
          </table:table-cell>
          <table:table-cell office:value-type="string" calcext:value-type="string">
            <text:p>;</text:p>
          </table:table-cell>
          <table:table-cell table:formula="of:=[.V52] + 0" office:value-type="float" office:value="0" calcext:value-type="float">
            <text:p>0</text:p>
          </table:table-cell>
          <table:table-cell table:formula="of:=2 + 1.5*COS([.A54])" office:value-type="float" office:value="3.11471723821609" calcext:value-type="float">
            <text:p>3,11471723821609</text:p>
          </table:table-cell>
          <table:table-cell table:formula="of:=2 + 1.5*SIN([.A54])" office:value-type="float" office:value="0.99630409046171" calcext:value-type="float">
            <text:p>0,99630409046171</text:p>
          </table:table-cell>
          <table:table-cell office:value-type="string" calcext:value-type="string">
            <text:p>|</text:p>
          </table:table-cell>
          <table:table-cell table:formula="of:=[.Z54] + 0" office:value-type="float" office:value="0" calcext:value-type="float">
            <text:p>0</text:p>
          </table:table-cell>
          <table:table-cell table:formula="of:=3*COS([.A53])" office:value-type="float" office:value="2.00739181907657" calcext:value-type="float">
            <text:p>2,00739181907657</text:p>
          </table:table-cell>
          <table:table-cell table:formula="of:=-1 + 3*SIN([.A53])" office:value-type="float" office:value="-3.22943447643219" calcext:value-type="float">
            <text:p>-3,22943447643219</text:p>
          </table:table-cell>
          <table:table-cell office:value-type="string" calcext:value-type="string">
            <text:p>;</text:p>
          </table:table-cell>
          <table:table-cell table:formula="of:=[.AD54] + 0" office:value-type="float" office:value="0" calcext:value-type="float">
            <text:p>0</text:p>
          </table:table-cell>
          <table:table-cell table:formula="of:=3*COS([.A54])" office:value-type="float" office:value="2.22943447643218" calcext:value-type="float">
            <text:p>2,22943447643218</text:p>
          </table:table-cell>
          <table:table-cell table:formula="of:=-1 + 3*SIN([.A54])" office:value-type="float" office:value="-3.00739181907658" calcext:value-type="float">
            <text:p>-3,00739181907658</text:p>
          </table:table-cell>
        </table:table-row>
        <table:table-row table:style-name="ro1">
          <table:table-cell table:formula="of:=[.A53] + PI() / 30" office:value-type="float" office:value="5.55014702134197" calcext:value-type="float">
            <text:p>5,55014702134197</text:p>
          </table:table-cell>
          <table:table-cell table:formula="of:=[.B53] + 0" office:value-type="float" office:value="0" calcext:value-type="float">
            <text:p>0</text:p>
          </table:table-cell>
          <table:table-cell table:formula="of:=5*COS([.A54])" office:value-type="float" office:value="3.71572412738696" calcext:value-type="float">
            <text:p>3,71572412738696</text:p>
          </table:table-cell>
          <table:table-cell table:formula="of:=5*SIN([.A54])" office:value-type="float" office:value="-3.3456530317943" calcext:value-type="float">
            <text:p>-3,3456530317943</text:p>
          </table:table-cell>
          <table:table-cell office:value-type="string" calcext:value-type="string">
            <text:p>;</text:p>
          </table:table-cell>
          <table:table-cell table:formula="of:=[.F53] + 0" office:value-type="float" office:value="0" calcext:value-type="float">
            <text:p>0</text:p>
          </table:table-cell>
          <table:table-cell table:formula="of:=5*COS([.A55])" office:value-type="float" office:value="4.04508497187473" calcext:value-type="float">
            <text:p>4,04508497187473</text:p>
          </table:table-cell>
          <table:table-cell table:formula="of:=5*SIN([.A55])" office:value-type="float" office:value="-2.93892626146238" calcext:value-type="float">
            <text:p>-2,93892626146238</text:p>
          </table:table-cell>
          <table:table-cell office:value-type="string" calcext:value-type="string">
            <text:p>|</text:p>
          </table:table-cell>
          <table:table-cell table:formula="of:=[.J53] + 0" office:value-type="float" office:value="0" calcext:value-type="float">
            <text:p>0</text:p>
          </table:table-cell>
          <table:table-cell table:formula="of:=-2 + 1.5*COS([.A54])" office:value-type="float" office:value="-0.885282761783911" calcext:value-type="float">
            <text:p>-0,885282761783911</text:p>
          </table:table-cell>
          <table:table-cell table:formula="of:=2 + 1.5*SIN([.A54])" office:value-type="float" office:value="0.99630409046171" calcext:value-type="float">
            <text:p>0,99630409046171</text:p>
          </table:table-cell>
          <table:table-cell office:value-type="string" calcext:value-type="string">
            <text:p>;</text:p>
          </table:table-cell>
          <table:table-cell table:formula="of:=[.N53] + 0" office:value-type="float" office:value="0" calcext:value-type="float">
            <text:p>0</text:p>
          </table:table-cell>
          <table:table-cell table:formula="of:=-2 + 1.5*COS([.A55])" office:value-type="float" office:value="-0.786474508437582" calcext:value-type="float">
            <text:p>-0,786474508437582</text:p>
          </table:table-cell>
          <table:table-cell table:formula="of:=2 + 1.5*SIN([.A55])" office:value-type="float" office:value="1.11832212156129" calcext:value-type="float">
            <text:p>1,11832212156129</text:p>
          </table:table-cell>
          <table:table-cell office:value-type="string" calcext:value-type="string">
            <text:p>|</text:p>
          </table:table-cell>
          <table:table-cell table:formula="of:=[.R53] + 0" office:value-type="float" office:value="0" calcext:value-type="float">
            <text:p>0</text:p>
          </table:table-cell>
          <table:table-cell table:formula="of:=2 + 1.5*COS([.A54])" office:value-type="float" office:value="3.11471723821609" calcext:value-type="float">
            <text:p>3,11471723821609</text:p>
          </table:table-cell>
          <table:table-cell table:formula="of:=2 + 1.5*SIN([.A54])" office:value-type="float" office:value="0.99630409046171" calcext:value-type="float">
            <text:p>0,99630409046171</text:p>
          </table:table-cell>
          <table:table-cell office:value-type="string" calcext:value-type="string">
            <text:p>;</text:p>
          </table:table-cell>
          <table:table-cell table:formula="of:=[.V53] + 0" office:value-type="float" office:value="0" calcext:value-type="float">
            <text:p>0</text:p>
          </table:table-cell>
          <table:table-cell table:formula="of:=2 + 1.5*COS([.A55])" office:value-type="float" office:value="3.21352549156242" calcext:value-type="float">
            <text:p>3,21352549156242</text:p>
          </table:table-cell>
          <table:table-cell table:formula="of:=2 + 1.5*SIN([.A55])" office:value-type="float" office:value="1.11832212156129" calcext:value-type="float">
            <text:p>1,11832212156129</text:p>
          </table:table-cell>
          <table:table-cell office:value-type="string" calcext:value-type="string">
            <text:p>|</text:p>
          </table:table-cell>
          <table:table-cell table:formula="of:=[.Z55] + 0" office:value-type="float" office:value="0" calcext:value-type="float">
            <text:p>0</text:p>
          </table:table-cell>
          <table:table-cell table:formula="of:=3*COS([.A54])" office:value-type="float" office:value="2.22943447643218" calcext:value-type="float">
            <text:p>2,22943447643218</text:p>
          </table:table-cell>
          <table:table-cell table:formula="of:=-1 + 3*SIN([.A54])" office:value-type="float" office:value="-3.00739181907658" calcext:value-type="float">
            <text:p>-3,00739181907658</text:p>
          </table:table-cell>
          <table:table-cell office:value-type="string" calcext:value-type="string">
            <text:p>;</text:p>
          </table:table-cell>
          <table:table-cell table:formula="of:=[.AD55] + 0" office:value-type="float" office:value="0" calcext:value-type="float">
            <text:p>0</text:p>
          </table:table-cell>
          <table:table-cell table:formula="of:=3*COS([.A55])" office:value-type="float" office:value="2.42705098312484" calcext:value-type="float">
            <text:p>2,42705098312484</text:p>
          </table:table-cell>
          <table:table-cell table:formula="of:=-1 + 3*SIN([.A55])" office:value-type="float" office:value="-2.76335575687743" calcext:value-type="float">
            <text:p>-2,76335575687743</text:p>
          </table:table-cell>
        </table:table-row>
        <table:table-row table:style-name="ro1">
          <table:table-cell table:formula="of:=[.A54] + PI() / 30" office:value-type="float" office:value="5.65486677646163" calcext:value-type="float">
            <text:p>5,65486677646163</text:p>
          </table:table-cell>
          <table:table-cell table:formula="of:=[.B54] + 0" office:value-type="float" office:value="0" calcext:value-type="float">
            <text:p>0</text:p>
          </table:table-cell>
          <table:table-cell table:formula="of:=5*COS([.A55])" office:value-type="float" office:value="4.04508497187473" calcext:value-type="float">
            <text:p>4,04508497187473</text:p>
          </table:table-cell>
          <table:table-cell table:formula="of:=5*SIN([.A55])" office:value-type="float" office:value="-2.93892626146238" calcext:value-type="float">
            <text:p>-2,93892626146238</text:p>
          </table:table-cell>
          <table:table-cell office:value-type="string" calcext:value-type="string">
            <text:p>;</text:p>
          </table:table-cell>
          <table:table-cell table:formula="of:=[.F54] + 0" office:value-type="float" office:value="0" calcext:value-type="float">
            <text:p>0</text:p>
          </table:table-cell>
          <table:table-cell table:formula="of:=5*COS([.A56])" office:value-type="float" office:value="4.33012701892219" calcext:value-type="float">
            <text:p>4,33012701892219</text:p>
          </table:table-cell>
          <table:table-cell table:formula="of:=5*SIN([.A56])" office:value-type="float" office:value="-2.50000000000001" calcext:value-type="float">
            <text:p>-2,50000000000001</text:p>
          </table:table-cell>
          <table:table-cell office:value-type="string" calcext:value-type="string">
            <text:p>|</text:p>
          </table:table-cell>
          <table:table-cell table:formula="of:=[.J54] + 0" office:value-type="float" office:value="0" calcext:value-type="float">
            <text:p>0</text:p>
          </table:table-cell>
          <table:table-cell table:formula="of:=-2 + 1.5*COS([.A55])" office:value-type="float" office:value="-0.786474508437582" calcext:value-type="float">
            <text:p>-0,786474508437582</text:p>
          </table:table-cell>
          <table:table-cell table:formula="of:=2 + 1.5*SIN([.A55])" office:value-type="float" office:value="1.11832212156129" calcext:value-type="float">
            <text:p>1,11832212156129</text:p>
          </table:table-cell>
          <table:table-cell office:value-type="string" calcext:value-type="string">
            <text:p>;</text:p>
          </table:table-cell>
          <table:table-cell table:formula="of:=[.N54] + 0" office:value-type="float" office:value="0" calcext:value-type="float">
            <text:p>0</text:p>
          </table:table-cell>
          <table:table-cell table:formula="of:=-2 + 1.5*COS([.A56])" office:value-type="float" office:value="-0.700961894323344" calcext:value-type="float">
            <text:p>-0,700961894323344</text:p>
          </table:table-cell>
          <table:table-cell table:formula="of:=2 + 1.5*SIN([.A56])" office:value-type="float" office:value="1.25" calcext:value-type="float">
            <text:p>1,25</text:p>
          </table:table-cell>
          <table:table-cell office:value-type="string" calcext:value-type="string">
            <text:p>|</text:p>
          </table:table-cell>
          <table:table-cell table:formula="of:=[.R54] + 0" office:value-type="float" office:value="0" calcext:value-type="float">
            <text:p>0</text:p>
          </table:table-cell>
          <table:table-cell table:formula="of:=2 + 1.5*COS([.A55])" office:value-type="float" office:value="3.21352549156242" calcext:value-type="float">
            <text:p>3,21352549156242</text:p>
          </table:table-cell>
          <table:table-cell table:formula="of:=2 + 1.5*SIN([.A55])" office:value-type="float" office:value="1.11832212156129" calcext:value-type="float">
            <text:p>1,11832212156129</text:p>
          </table:table-cell>
          <table:table-cell office:value-type="string" calcext:value-type="string">
            <text:p>;</text:p>
          </table:table-cell>
          <table:table-cell table:formula="of:=[.V54] + 0" office:value-type="float" office:value="0" calcext:value-type="float">
            <text:p>0</text:p>
          </table:table-cell>
          <table:table-cell table:formula="of:=2 + 1.5*COS([.A56])" office:value-type="float" office:value="3.29903810567666" calcext:value-type="float">
            <text:p>3,29903810567666</text:p>
          </table:table-cell>
          <table:table-cell table:formula="of:=2 + 1.5*SIN([.A56])" office:value-type="float" office:value="1.25" calcext:value-type="float">
            <text:p>1,25</text:p>
          </table:table-cell>
          <table:table-cell office:value-type="string" calcext:value-type="string">
            <text:p>|</text:p>
          </table:table-cell>
          <table:table-cell table:formula="of:=[.Z56] + 0" office:value-type="float" office:value="0" calcext:value-type="float">
            <text:p>0</text:p>
          </table:table-cell>
          <table:table-cell table:formula="of:=3*COS([.A55])" office:value-type="float" office:value="2.42705098312484" calcext:value-type="float">
            <text:p>2,42705098312484</text:p>
          </table:table-cell>
          <table:table-cell table:formula="of:=-1 + 3*SIN([.A55])" office:value-type="float" office:value="-2.76335575687743" calcext:value-type="float">
            <text:p>-2,76335575687743</text:p>
          </table:table-cell>
          <table:table-cell office:value-type="string" calcext:value-type="string">
            <text:p>;</text:p>
          </table:table-cell>
          <table:table-cell table:formula="of:=[.AD56] + 0" office:value-type="float" office:value="0" calcext:value-type="float">
            <text:p>0</text:p>
          </table:table-cell>
          <table:table-cell table:formula="of:=3*COS([.A56])" office:value-type="float" office:value="2.59807621135331" calcext:value-type="float">
            <text:p>2,59807621135331</text:p>
          </table:table-cell>
          <table:table-cell table:formula="of:=-1 + 3*SIN([.A56])" office:value-type="float" office:value="-2.50000000000001" calcext:value-type="float">
            <text:p>-2,50000000000001</text:p>
          </table:table-cell>
        </table:table-row>
        <table:table-row table:style-name="ro1">
          <table:table-cell table:formula="of:=[.A55] + PI() / 30" office:value-type="float" office:value="5.75958653158128" calcext:value-type="float">
            <text:p>5,75958653158128</text:p>
          </table:table-cell>
          <table:table-cell table:formula="of:=[.B55] + 0" office:value-type="float" office:value="0" calcext:value-type="float">
            <text:p>0</text:p>
          </table:table-cell>
          <table:table-cell table:formula="of:=5*COS([.A56])" office:value-type="float" office:value="4.33012701892219" calcext:value-type="float">
            <text:p>4,33012701892219</text:p>
          </table:table-cell>
          <table:table-cell table:formula="of:=5*SIN([.A56])" office:value-type="float" office:value="-2.50000000000001" calcext:value-type="float">
            <text:p>-2,50000000000001</text:p>
          </table:table-cell>
          <table:table-cell office:value-type="string" calcext:value-type="string">
            <text:p>;</text:p>
          </table:table-cell>
          <table:table-cell table:formula="of:=[.F55] + 0" office:value-type="float" office:value="0" calcext:value-type="float">
            <text:p>0</text:p>
          </table:table-cell>
          <table:table-cell table:formula="of:=5*COS([.A57])" office:value-type="float" office:value="4.567727288213" calcext:value-type="float">
            <text:p>4,567727288213</text:p>
          </table:table-cell>
          <table:table-cell table:formula="of:=5*SIN([.A57])" office:value-type="float" office:value="-2.03368321537902" calcext:value-type="float">
            <text:p>-2,03368321537902</text:p>
          </table:table-cell>
          <table:table-cell office:value-type="string" calcext:value-type="string">
            <text:p>|</text:p>
          </table:table-cell>
          <table:table-cell table:formula="of:=[.J55] + 0" office:value-type="float" office:value="0" calcext:value-type="float">
            <text:p>0</text:p>
          </table:table-cell>
          <table:table-cell table:formula="of:=-2 + 1.5*COS([.A56])" office:value-type="float" office:value="-0.700961894323344" calcext:value-type="float">
            <text:p>-0,700961894323344</text:p>
          </table:table-cell>
          <table:table-cell table:formula="of:=2 + 1.5*SIN([.A56])" office:value-type="float" office:value="1.25" calcext:value-type="float">
            <text:p>1,25</text:p>
          </table:table-cell>
          <table:table-cell office:value-type="string" calcext:value-type="string">
            <text:p>;</text:p>
          </table:table-cell>
          <table:table-cell table:formula="of:=[.N55] + 0" office:value-type="float" office:value="0" calcext:value-type="float">
            <text:p>0</text:p>
          </table:table-cell>
          <table:table-cell table:formula="of:=-2 + 1.5*COS([.A57])" office:value-type="float" office:value="-0.629681813536101" calcext:value-type="float">
            <text:p>-0,629681813536101</text:p>
          </table:table-cell>
          <table:table-cell table:formula="of:=2 + 1.5*SIN([.A57])" office:value-type="float" office:value="1.38989503538629" calcext:value-type="float">
            <text:p>1,38989503538629</text:p>
          </table:table-cell>
          <table:table-cell office:value-type="string" calcext:value-type="string">
            <text:p>|</text:p>
          </table:table-cell>
          <table:table-cell table:formula="of:=[.R55] + 0" office:value-type="float" office:value="0" calcext:value-type="float">
            <text:p>0</text:p>
          </table:table-cell>
          <table:table-cell table:formula="of:=2 + 1.5*COS([.A56])" office:value-type="float" office:value="3.29903810567666" calcext:value-type="float">
            <text:p>3,29903810567666</text:p>
          </table:table-cell>
          <table:table-cell table:formula="of:=2 + 1.5*SIN([.A56])" office:value-type="float" office:value="1.25" calcext:value-type="float">
            <text:p>1,25</text:p>
          </table:table-cell>
          <table:table-cell office:value-type="string" calcext:value-type="string">
            <text:p>;</text:p>
          </table:table-cell>
          <table:table-cell table:formula="of:=[.V55] + 0" office:value-type="float" office:value="0" calcext:value-type="float">
            <text:p>0</text:p>
          </table:table-cell>
          <table:table-cell table:formula="of:=2 + 1.5*COS([.A57])" office:value-type="float" office:value="3.3703181864639" calcext:value-type="float">
            <text:p>3,3703181864639</text:p>
          </table:table-cell>
          <table:table-cell table:formula="of:=2 + 1.5*SIN([.A57])" office:value-type="float" office:value="1.38989503538629" calcext:value-type="float">
            <text:p>1,38989503538629</text:p>
          </table:table-cell>
          <table:table-cell office:value-type="string" calcext:value-type="string">
            <text:p>|</text:p>
          </table:table-cell>
          <table:table-cell table:formula="of:=[.Z57] + 0" office:value-type="float" office:value="0" calcext:value-type="float">
            <text:p>0</text:p>
          </table:table-cell>
          <table:table-cell table:formula="of:=3*COS([.A56])" office:value-type="float" office:value="2.59807621135331" calcext:value-type="float">
            <text:p>2,59807621135331</text:p>
          </table:table-cell>
          <table:table-cell table:formula="of:=-1 + 3*SIN([.A56])" office:value-type="float" office:value="-2.50000000000001" calcext:value-type="float">
            <text:p>-2,50000000000001</text:p>
          </table:table-cell>
          <table:table-cell office:value-type="string" calcext:value-type="string">
            <text:p>;</text:p>
          </table:table-cell>
          <table:table-cell table:formula="of:=[.AD57] + 0" office:value-type="float" office:value="0" calcext:value-type="float">
            <text:p>0</text:p>
          </table:table-cell>
          <table:table-cell table:formula="of:=3*COS([.A57])" office:value-type="float" office:value="2.7406363729278" calcext:value-type="float">
            <text:p>2,7406363729278</text:p>
          </table:table-cell>
          <table:table-cell table:formula="of:=-1 + 3*SIN([.A57])" office:value-type="float" office:value="-2.22020992922741" calcext:value-type="float">
            <text:p>-2,22020992922741</text:p>
          </table:table-cell>
        </table:table-row>
        <table:table-row table:style-name="ro1">
          <table:table-cell table:formula="of:=[.A56] + PI() / 30" office:value-type="float" office:value="5.86430628670094" calcext:value-type="float">
            <text:p>5,86430628670094</text:p>
          </table:table-cell>
          <table:table-cell table:formula="of:=[.B56] + 0" office:value-type="float" office:value="0" calcext:value-type="float">
            <text:p>0</text:p>
          </table:table-cell>
          <table:table-cell table:formula="of:=5*COS([.A57])" office:value-type="float" office:value="4.567727288213" calcext:value-type="float">
            <text:p>4,567727288213</text:p>
          </table:table-cell>
          <table:table-cell table:formula="of:=5*SIN([.A57])" office:value-type="float" office:value="-2.03368321537902" calcext:value-type="float">
            <text:p>-2,03368321537902</text:p>
          </table:table-cell>
          <table:table-cell office:value-type="string" calcext:value-type="string">
            <text:p>;</text:p>
          </table:table-cell>
          <table:table-cell table:formula="of:=[.F56] + 0" office:value-type="float" office:value="0" calcext:value-type="float">
            <text:p>0</text:p>
          </table:table-cell>
          <table:table-cell table:formula="of:=5*COS([.A58])" office:value-type="float" office:value="4.75528258147576" calcext:value-type="float">
            <text:p>4,75528258147576</text:p>
          </table:table-cell>
          <table:table-cell table:formula="of:=5*SIN([.A58])" office:value-type="float" office:value="-1.54508497187476" calcext:value-type="float">
            <text:p>-1,54508497187476</text:p>
          </table:table-cell>
          <table:table-cell office:value-type="string" calcext:value-type="string">
            <text:p>|</text:p>
          </table:table-cell>
          <table:table-cell table:formula="of:=[.J56] + 0" office:value-type="float" office:value="0" calcext:value-type="float">
            <text:p>0</text:p>
          </table:table-cell>
          <table:table-cell table:formula="of:=-2 + 1.5*COS([.A57])" office:value-type="float" office:value="-0.629681813536101" calcext:value-type="float">
            <text:p>-0,629681813536101</text:p>
          </table:table-cell>
          <table:table-cell table:formula="of:=2 + 1.5*SIN([.A57])" office:value-type="float" office:value="1.38989503538629" calcext:value-type="float">
            <text:p>1,38989503538629</text:p>
          </table:table-cell>
          <table:table-cell office:value-type="string" calcext:value-type="string">
            <text:p>;</text:p>
          </table:table-cell>
          <table:table-cell table:formula="of:=[.N56] + 0" office:value-type="float" office:value="0" calcext:value-type="float">
            <text:p>0</text:p>
          </table:table-cell>
          <table:table-cell table:formula="of:=-2 + 1.5*COS([.A58])" office:value-type="float" office:value="-0.573415225557271" calcext:value-type="float">
            <text:p>-0,573415225557271</text:p>
          </table:table-cell>
          <table:table-cell table:formula="of:=2 + 1.5*SIN([.A58])" office:value-type="float" office:value="1.53647450843757" calcext:value-type="float">
            <text:p>1,53647450843757</text:p>
          </table:table-cell>
          <table:table-cell office:value-type="string" calcext:value-type="string">
            <text:p>|</text:p>
          </table:table-cell>
          <table:table-cell table:formula="of:=[.R56] + 0" office:value-type="float" office:value="0" calcext:value-type="float">
            <text:p>0</text:p>
          </table:table-cell>
          <table:table-cell table:formula="of:=2 + 1.5*COS([.A57])" office:value-type="float" office:value="3.3703181864639" calcext:value-type="float">
            <text:p>3,3703181864639</text:p>
          </table:table-cell>
          <table:table-cell table:formula="of:=2 + 1.5*SIN([.A57])" office:value-type="float" office:value="1.38989503538629" calcext:value-type="float">
            <text:p>1,38989503538629</text:p>
          </table:table-cell>
          <table:table-cell office:value-type="string" calcext:value-type="string">
            <text:p>;</text:p>
          </table:table-cell>
          <table:table-cell table:formula="of:=[.V56] + 0" office:value-type="float" office:value="0" calcext:value-type="float">
            <text:p>0</text:p>
          </table:table-cell>
          <table:table-cell table:formula="of:=2 + 1.5*COS([.A58])" office:value-type="float" office:value="3.42658477444273" calcext:value-type="float">
            <text:p>3,42658477444273</text:p>
          </table:table-cell>
          <table:table-cell table:formula="of:=2 + 1.5*SIN([.A58])" office:value-type="float" office:value="1.53647450843757" calcext:value-type="float">
            <text:p>1,53647450843757</text:p>
          </table:table-cell>
          <table:table-cell office:value-type="string" calcext:value-type="string">
            <text:p>|</text:p>
          </table:table-cell>
          <table:table-cell table:formula="of:=[.Z58] + 0" office:value-type="float" office:value="0" calcext:value-type="float">
            <text:p>0</text:p>
          </table:table-cell>
          <table:table-cell table:formula="of:=3*COS([.A57])" office:value-type="float" office:value="2.7406363729278" calcext:value-type="float">
            <text:p>2,7406363729278</text:p>
          </table:table-cell>
          <table:table-cell table:formula="of:=-1 + 3*SIN([.A57])" office:value-type="float" office:value="-2.22020992922741" calcext:value-type="float">
            <text:p>-2,22020992922741</text:p>
          </table:table-cell>
          <table:table-cell office:value-type="string" calcext:value-type="string">
            <text:p>;</text:p>
          </table:table-cell>
          <table:table-cell table:formula="of:=[.AD58] + 0" office:value-type="float" office:value="0" calcext:value-type="float">
            <text:p>0</text:p>
          </table:table-cell>
          <table:table-cell table:formula="of:=3*COS([.A58])" office:value-type="float" office:value="2.85316954888546" calcext:value-type="float">
            <text:p>2,85316954888546</text:p>
          </table:table-cell>
          <table:table-cell table:formula="of:=-1 + 3*SIN([.A58])" office:value-type="float" office:value="-1.92705098312485" calcext:value-type="float">
            <text:p>-1,92705098312485</text:p>
          </table:table-cell>
        </table:table-row>
        <table:table-row table:style-name="ro1">
          <table:table-cell table:formula="of:=[.A57] + PI() / 30" office:value-type="float" office:value="5.9690260418206" calcext:value-type="float">
            <text:p>5,9690260418206</text:p>
          </table:table-cell>
          <table:table-cell table:formula="of:=[.B57] + 0" office:value-type="float" office:value="0" calcext:value-type="float">
            <text:p>0</text:p>
          </table:table-cell>
          <table:table-cell table:formula="of:=5*COS([.A58])" office:value-type="float" office:value="4.75528258147576" calcext:value-type="float">
            <text:p>4,75528258147576</text:p>
          </table:table-cell>
          <table:table-cell table:formula="of:=5*SIN([.A58])" office:value-type="float" office:value="-1.54508497187476" calcext:value-type="float">
            <text:p>-1,54508497187476</text:p>
          </table:table-cell>
          <table:table-cell office:value-type="string" calcext:value-type="string">
            <text:p>;</text:p>
          </table:table-cell>
          <table:table-cell table:formula="of:=[.F57] + 0" office:value-type="float" office:value="0" calcext:value-type="float">
            <text:p>0</text:p>
          </table:table-cell>
          <table:table-cell table:formula="of:=5*COS([.A59])" office:value-type="float" office:value="4.89073800366902" calcext:value-type="float">
            <text:p>4,89073800366902</text:p>
          </table:table-cell>
          <table:table-cell table:formula="of:=5*SIN([.A59])" office:value-type="float" office:value="-1.03955845408882" calcext:value-type="float">
            <text:p>-1,03955845408882</text:p>
          </table:table-cell>
          <table:table-cell office:value-type="string" calcext:value-type="string">
            <text:p>|</text:p>
          </table:table-cell>
          <table:table-cell table:formula="of:=[.J57] + 0" office:value-type="float" office:value="0" calcext:value-type="float">
            <text:p>0</text:p>
          </table:table-cell>
          <table:table-cell table:formula="of:=-2 + 1.5*COS([.A58])" office:value-type="float" office:value="-0.573415225557271" calcext:value-type="float">
            <text:p>-0,573415225557271</text:p>
          </table:table-cell>
          <table:table-cell table:formula="of:=2 + 1.5*SIN([.A58])" office:value-type="float" office:value="1.53647450843757" calcext:value-type="float">
            <text:p>1,53647450843757</text:p>
          </table:table-cell>
          <table:table-cell office:value-type="string" calcext:value-type="string">
            <text:p>;</text:p>
          </table:table-cell>
          <table:table-cell table:formula="of:=[.N57] + 0" office:value-type="float" office:value="0" calcext:value-type="float">
            <text:p>0</text:p>
          </table:table-cell>
          <table:table-cell table:formula="of:=-2 + 1.5*COS([.A59])" office:value-type="float" office:value="-0.532778598899293" calcext:value-type="float">
            <text:p>-0,532778598899293</text:p>
          </table:table-cell>
          <table:table-cell table:formula="of:=2 + 1.5*SIN([.A59])" office:value-type="float" office:value="1.68813246377336" calcext:value-type="float">
            <text:p>1,68813246377336</text:p>
          </table:table-cell>
          <table:table-cell office:value-type="string" calcext:value-type="string">
            <text:p>|</text:p>
          </table:table-cell>
          <table:table-cell table:formula="of:=[.R57] + 0" office:value-type="float" office:value="0" calcext:value-type="float">
            <text:p>0</text:p>
          </table:table-cell>
          <table:table-cell table:formula="of:=2 + 1.5*COS([.A58])" office:value-type="float" office:value="3.42658477444273" calcext:value-type="float">
            <text:p>3,42658477444273</text:p>
          </table:table-cell>
          <table:table-cell table:formula="of:=2 + 1.5*SIN([.A58])" office:value-type="float" office:value="1.53647450843757" calcext:value-type="float">
            <text:p>1,53647450843757</text:p>
          </table:table-cell>
          <table:table-cell office:value-type="string" calcext:value-type="string">
            <text:p>;</text:p>
          </table:table-cell>
          <table:table-cell table:formula="of:=[.V57] + 0" office:value-type="float" office:value="0" calcext:value-type="float">
            <text:p>0</text:p>
          </table:table-cell>
          <table:table-cell table:formula="of:=2 + 1.5*COS([.A59])" office:value-type="float" office:value="3.46722140110071" calcext:value-type="float">
            <text:p>3,46722140110071</text:p>
          </table:table-cell>
          <table:table-cell table:formula="of:=2 + 1.5*SIN([.A59])" office:value-type="float" office:value="1.68813246377336" calcext:value-type="float">
            <text:p>1,68813246377336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58] + PI() / 30" office:value-type="float" office:value="6.07374579694026" calcext:value-type="float">
            <text:p>6,07374579694026</text:p>
          </table:table-cell>
          <table:table-cell table:formula="of:=[.B58] + 0" office:value-type="float" office:value="0" calcext:value-type="float">
            <text:p>0</text:p>
          </table:table-cell>
          <table:table-cell table:formula="of:=5*COS([.A59])" office:value-type="float" office:value="4.89073800366902" calcext:value-type="float">
            <text:p>4,89073800366902</text:p>
          </table:table-cell>
          <table:table-cell table:formula="of:=5*SIN([.A59])" office:value-type="float" office:value="-1.03955845408882" calcext:value-type="float">
            <text:p>-1,03955845408882</text:p>
          </table:table-cell>
          <table:table-cell office:value-type="string" calcext:value-type="string">
            <text:p>;</text:p>
          </table:table-cell>
          <table:table-cell table:formula="of:=[.F58] + 0" office:value-type="float" office:value="0" calcext:value-type="float">
            <text:p>0</text:p>
          </table:table-cell>
          <table:table-cell table:formula="of:=5*COS([.A60])" office:value-type="float" office:value="4.97260947684136" calcext:value-type="float">
            <text:p>4,97260947684136</text:p>
          </table:table-cell>
          <table:table-cell table:formula="of:=5*SIN([.A60])" office:value-type="float" office:value="-0.522642316338289" calcext:value-type="float">
            <text:p>-0,522642316338289</text:p>
          </table:table-cell>
          <table:table-cell office:value-type="string" calcext:value-type="string">
            <text:p>|</text:p>
          </table:table-cell>
          <table:table-cell table:formula="of:=[.J58] + 0" office:value-type="float" office:value="0" calcext:value-type="float">
            <text:p>0</text:p>
          </table:table-cell>
          <table:table-cell table:formula="of:=-2 + 1.5*COS([.A59])" office:value-type="float" office:value="-0.532778598899293" calcext:value-type="float">
            <text:p>-0,532778598899293</text:p>
          </table:table-cell>
          <table:table-cell table:formula="of:=2 + 1.5*SIN([.A59])" office:value-type="float" office:value="1.68813246377336" calcext:value-type="float">
            <text:p>1,68813246377336</text:p>
          </table:table-cell>
          <table:table-cell office:value-type="string" calcext:value-type="string">
            <text:p>;</text:p>
          </table:table-cell>
          <table:table-cell table:formula="of:=[.N58] + 0" office:value-type="float" office:value="0" calcext:value-type="float">
            <text:p>0</text:p>
          </table:table-cell>
          <table:table-cell table:formula="of:=-2 + 1.5*COS([.A60])" office:value-type="float" office:value="-0.508217156947591" calcext:value-type="float">
            <text:p>-0,508217156947591</text:p>
          </table:table-cell>
          <table:table-cell table:formula="of:=2 + 1.5*SIN([.A60])" office:value-type="float" office:value="1.84320730509851" calcext:value-type="float">
            <text:p>1,84320730509851</text:p>
          </table:table-cell>
          <table:table-cell office:value-type="string" calcext:value-type="string">
            <text:p>|</text:p>
          </table:table-cell>
          <table:table-cell table:formula="of:=[.R58] + 0" office:value-type="float" office:value="0" calcext:value-type="float">
            <text:p>0</text:p>
          </table:table-cell>
          <table:table-cell table:formula="of:=2 + 1.5*COS([.A59])" office:value-type="float" office:value="3.46722140110071" calcext:value-type="float">
            <text:p>3,46722140110071</text:p>
          </table:table-cell>
          <table:table-cell table:formula="of:=2 + 1.5*SIN([.A59])" office:value-type="float" office:value="1.68813246377336" calcext:value-type="float">
            <text:p>1,68813246377336</text:p>
          </table:table-cell>
          <table:table-cell office:value-type="string" calcext:value-type="string">
            <text:p>;</text:p>
          </table:table-cell>
          <table:table-cell table:formula="of:=[.V58] + 0" office:value-type="float" office:value="0" calcext:value-type="float">
            <text:p>0</text:p>
          </table:table-cell>
          <table:table-cell table:formula="of:=2 + 1.5*COS([.A60])" office:value-type="float" office:value="3.49178284305241" calcext:value-type="float">
            <text:p>3,49178284305241</text:p>
          </table:table-cell>
          <table:table-cell table:formula="of:=2 + 1.5*SIN([.A60])" office:value-type="float" office:value="1.84320730509851" calcext:value-type="float">
            <text:p>1,84320730509851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59] + PI() / 30" office:value-type="float" office:value="6.17846555205992" calcext:value-type="float">
            <text:p>6,17846555205992</text:p>
          </table:table-cell>
          <table:table-cell table:formula="of:=[.B59] + 0" office:value-type="float" office:value="0" calcext:value-type="float">
            <text:p>0</text:p>
          </table:table-cell>
          <table:table-cell table:formula="of:=5*COS([.A60])" office:value-type="float" office:value="4.97260947684136" calcext:value-type="float">
            <text:p>4,97260947684136</text:p>
          </table:table-cell>
          <table:table-cell table:formula="of:=5*SIN([.A60])" office:value-type="float" office:value="-0.522642316338289" calcext:value-type="float">
            <text:p>-0,522642316338289</text:p>
          </table:table-cell>
          <table:table-cell office:value-type="string" calcext:value-type="string">
            <text:p>;</text:p>
          </table:table-cell>
          <table:table-cell table:formula="of:=[.F59] + 0" office:value-type="float" office:value="0" calcext:value-type="float">
            <text:p>0</text:p>
          </table:table-cell>
          <table:table-cell table:formula="of:=5*COS([.A61])" office:value-type="float" office:value="5" calcext:value-type="float">
            <text:p>5</text:p>
          </table:table-cell>
          <table:table-cell table:formula="of:=5*SIN([.A61])" office:value-type="float" office:value="-0.0000000000000234291072916505" calcext:value-type="float">
            <text:p>-2,34291072916505E-14</text:p>
          </table:table-cell>
          <table:table-cell office:value-type="string" calcext:value-type="string">
            <text:p>|</text:p>
          </table:table-cell>
          <table:table-cell table:formula="of:=[.J59] + 0" office:value-type="float" office:value="0" calcext:value-type="float">
            <text:p>0</text:p>
          </table:table-cell>
          <table:table-cell table:formula="of:=-2 + 1.5*COS([.A60])" office:value-type="float" office:value="-0.508217156947591" calcext:value-type="float">
            <text:p>-0,508217156947591</text:p>
          </table:table-cell>
          <table:table-cell table:formula="of:=2 + 1.5*SIN([.A60])" office:value-type="float" office:value="1.84320730509851" calcext:value-type="float">
            <text:p>1,84320730509851</text:p>
          </table:table-cell>
          <table:table-cell office:value-type="string" calcext:value-type="string">
            <text:p>;</text:p>
          </table:table-cell>
          <table:table-cell table:formula="of:=[.N59] + 0" office:value-type="float" office:value="0" calcext:value-type="float">
            <text:p>0</text:p>
          </table:table-cell>
          <table:table-cell table:formula="of:=-2 + 1.5*COS([.A61])" office:value-type="float" office:value="-0.5" calcext:value-type="float">
            <text:p>-0,5</text:p>
          </table:table-cell>
          <table:table-cell table:formula="of:=2 + 1.5*SIN([.A61])" office:value-type="float" office:value="1.99999999999999" calcext:value-type="float">
            <text:p>1,99999999999999</text:p>
          </table:table-cell>
          <table:table-cell office:value-type="string" calcext:value-type="string">
            <text:p>|</text:p>
          </table:table-cell>
          <table:table-cell table:formula="of:=[.R59] + 0" office:value-type="float" office:value="0" calcext:value-type="float">
            <text:p>0</text:p>
          </table:table-cell>
          <table:table-cell table:formula="of:=2 + 1.5*COS([.A60])" office:value-type="float" office:value="3.49178284305241" calcext:value-type="float">
            <text:p>3,49178284305241</text:p>
          </table:table-cell>
          <table:table-cell table:formula="of:=2 + 1.5*SIN([.A60])" office:value-type="float" office:value="1.84320730509851" calcext:value-type="float">
            <text:p>1,84320730509851</text:p>
          </table:table-cell>
          <table:table-cell office:value-type="string" calcext:value-type="string">
            <text:p>;</text:p>
          </table:table-cell>
          <table:table-cell table:formula="of:=[.V59] + 0" office:value-type="float" office:value="0" calcext:value-type="float">
            <text:p>0</text:p>
          </table:table-cell>
          <table:table-cell table:formula="of:=2 + 1.5*COS([.A61])" office:value-type="float" office:value="3.5" calcext:value-type="float">
            <text:p>3,5</text:p>
          </table:table-cell>
          <table:table-cell table:formula="of:=2 + 1.5*SIN([.A61])" office:value-type="float" office:value="1.99999999999999" calcext:value-type="float">
            <text:p>1,99999999999999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60] + PI() / 30" office:value-type="float" office:value="6.28318530717958" calcext:value-type="float">
            <text:p>6,28318530717958</text:p>
          </table:table-cell>
          <table:table-cell table:formula="of:=[.B60] + 0" office:value-type="float" office:value="0" calcext:value-type="float">
            <text:p>0</text:p>
          </table:table-cell>
          <table:table-cell table:formula="of:=5*COS([.A61])" office:value-type="float" office:value="5" calcext:value-type="float">
            <text:p>5</text:p>
          </table:table-cell>
          <table:table-cell table:formula="of:=5*SIN([.A61])" office:value-type="float" office:value="-0.0000000000000234291072916505" calcext:value-type="float">
            <text:p>-2,34291072916505E-14</text:p>
          </table:table-cell>
          <table:table-cell office:value-type="string" calcext:value-type="string">
            <text:p>;</text:p>
          </table:table-cell>
          <table:table-cell table:formula="of:=[.F60] + 0" office:value-type="float" office:value="0" calcext:value-type="float">
            <text:p>0</text:p>
          </table:table-cell>
          <table:table-cell table:formula="of:=5*COS([.A62])" office:value-type="float" office:value="4.97260947684137" calcext:value-type="float">
            <text:p>4,97260947684137</text:p>
          </table:table-cell>
          <table:table-cell table:formula="of:=5*SIN([.A62])" office:value-type="float" office:value="0.522642316338243" calcext:value-type="float">
            <text:p>0,522642316338243</text:p>
          </table:table-cell>
          <table:table-cell office:value-type="string" calcext:value-type="string">
            <text:p>|</text:p>
          </table:table-cell>
          <table:table-cell table:formula="of:=[.J60] + 0" office:value-type="float" office:value="0" calcext:value-type="float">
            <text:p>0</text:p>
          </table:table-cell>
          <table:table-cell table:formula="of:=-2 + 1.5*COS([.A61])" office:value-type="float" office:value="-0.5" calcext:value-type="float">
            <text:p>-0,5</text:p>
          </table:table-cell>
          <table:table-cell table:formula="of:=2 + 1.5*SIN([.A61])" office:value-type="float" office:value="1.99999999999999" calcext:value-type="float">
            <text:p>1,99999999999999</text:p>
          </table:table-cell>
          <table:table-cell office:value-type="string" calcext:value-type="string">
            <text:p>;</text:p>
          </table:table-cell>
          <table:table-cell table:formula="of:=[.N60] + 0" office:value-type="float" office:value="0" calcext:value-type="float">
            <text:p>0</text:p>
          </table:table-cell>
          <table:table-cell table:formula="of:=-2 + 1.5*COS([.A62])" office:value-type="float" office:value="-0.508217156947589" calcext:value-type="float">
            <text:p>-0,508217156947589</text:p>
          </table:table-cell>
          <table:table-cell table:formula="of:=2 + 1.5*SIN([.A62])" office:value-type="float" office:value="2.15679269490147" calcext:value-type="float">
            <text:p>2,15679269490147</text:p>
          </table:table-cell>
          <table:table-cell office:value-type="string" calcext:value-type="string">
            <text:p>|</text:p>
          </table:table-cell>
          <table:table-cell table:formula="of:=[.R60] + 0" office:value-type="float" office:value="0" calcext:value-type="float">
            <text:p>0</text:p>
          </table:table-cell>
          <table:table-cell table:formula="of:=2 + 1.5*COS([.A61])" office:value-type="float" office:value="3.5" calcext:value-type="float">
            <text:p>3,5</text:p>
          </table:table-cell>
          <table:table-cell table:formula="of:=2 + 1.5*SIN([.A61])" office:value-type="float" office:value="1.99999999999999" calcext:value-type="float">
            <text:p>1,99999999999999</text:p>
          </table:table-cell>
          <table:table-cell office:value-type="string" calcext:value-type="string">
            <text:p>;</text:p>
          </table:table-cell>
          <table:table-cell table:formula="of:=[.V60] + 0" office:value-type="float" office:value="0" calcext:value-type="float">
            <text:p>0</text:p>
          </table:table-cell>
          <table:table-cell table:formula="of:=2 + 1.5*COS([.A62])" office:value-type="float" office:value="3.49178284305241" calcext:value-type="float">
            <text:p>3,49178284305241</text:p>
          </table:table-cell>
          <table:table-cell table:formula="of:=2 + 1.5*SIN([.A62])" office:value-type="float" office:value="2.15679269490147" calcext:value-type="float">
            <text:p>2,15679269490147</text:p>
          </table:table-cell>
          <table:table-cell office:value-type="string" calcext:value-type="string">
            <text:p>|</text:p>
          </table:table-cell>
          <table:table-cell table:number-columns-repeated="7"/>
        </table:table-row>
        <table:table-row table:style-name="ro1">
          <table:table-cell table:formula="of:=[.A61] + PI() / 30" office:value-type="float" office:value="6.38790506229924" calcext:value-type="float">
            <text:p>6,38790506229924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0:51:52.928000000</meta:creation-date>
    <dc:date>2023-09-26T11:40:06.146000000</dc:date>
    <meta:editing-duration>PT48M12S</meta:editing-duration>
    <meta:editing-cycles>6</meta:editing-cycles>
    <meta:generator>LibreOffice/7.6.1.2$Windows_X86_64 LibreOffice_project/f5defcebd022c5bc36bbb79be232cb6926d8f674</meta:generator>
    <meta:document-statistic meta:table-count="1" meta:cell-count="1694" meta:object-count="0"/>
  </office:meta>
</office:document-meta>
</file>